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72mm"/>
    </style:style>
    <style:style style:name="co8" style:family="table-column">
      <style:table-column-properties fo:break-before="auto" style:column-width="13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3">
      <style:text-properties fo:font-weight="bold" style:font-weight-asian="bold" style:font-weight-complex="bold"/>
    </style:style>
    <style:style style:name="ce7" style:family="table-cell" style:parent-style-name="Default" style:data-style-name="N3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3"/>
        <table:table-column table:style-name="co3" table:default-cell-style-name="ce5"/>
        <table:table-column table:style-name="co8" table:default-cell-style-name="ce7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# tir</text:p>
          </table:table-cell>
          <table:table-cell table:style-name="ce2" office:value-type="string" calcext:value-type="string">
            <text:p>Angle tir (°)</text:p>
          </table:table-cell>
          <table:table-cell table:style-name="ce4" office:value-type="string" calcext:value-type="string">
            <text:p>Angle moteur (°)</text:p>
          </table:table-cell>
          <table:table-cell table:style-name="ce6" office:value-type="string" calcext:value-type="string">
            <text:p>t µs</text:p>
          </table:table-cell>
          <table:table-cell table:style-name="ce1" office:value-type="string" calcext:value-type="string">
            <text:p>dt µs</text:p>
          </table:table-cell>
          <table:table-cell table:style-name="ce1"/>
          <table:table-cell table:style-name="ce1" office:value-type="string" calcext:value-type="string">
            <text:p># tir</text:p>
          </table:table-cell>
          <table:table-cell table:style-name="ce2" office:value-type="string" calcext:value-type="string">
            <text:p>Angle tir (°)</text:p>
          </table:table-cell>
          <table:table-cell table:style-name="ce4" office:value-type="string" calcext:value-type="string">
            <text:p>Angle moteur (°)</text:p>
          </table:table-cell>
          <table:table-cell table:style-name="ce6" office:value-type="string" calcext:value-type="string">
            <text:p>t µs</text:p>
          </table:table-cell>
          <table:table-cell table:style-name="ce1" office:value-type="string" calcext:value-type="string">
            <text:p>dt µs</text:p>
          </table:table-cell>
          <table:table-cell table:style-name="ce1" table:number-columns-repeated="101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30/100*[.A2]" office:value-type="float" office:value="-30" calcext:value-type="float">
            <text:p>-30,0</text:p>
          </table:table-cell>
          <table:table-cell table:formula="of:=ASIN([.B2]/30)/PI()*180" office:value-type="float" office:value="-90" calcext:value-type="float">
            <text:p>-90,00</text:p>
          </table:table-cell>
          <table:table-cell table:formula="of:=[.C2]*66600/180" office:value-type="float" office:value="-33300" calcext:value-type="float">
            <text:p>-33 3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]/100*30" office:value-type="float" office:value="0" calcext:value-type="float">
            <text:p>0,0</text:p>
          </table:table-cell>
          <table:table-cell table:formula="of:=ASIN(([.H2]/30-1))/PI()*180+90" office:value-type="float" office:value="0" calcext:value-type="float">
            <text:p>0,00</text:p>
          </table:table-cell>
          <table:table-cell table:formula="of:=[.I2]/180*6660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30/100*[.A3]" office:value-type="float" office:value="-29.7" calcext:value-type="float">
            <text:p>-29,7</text:p>
          </table:table-cell>
          <table:table-cell table:formula="of:=ASIN([.B3]/30)/PI()*180" office:value-type="float" office:value="-81.8903855440058" calcext:value-type="float">
            <text:p>-81,89</text:p>
          </table:table-cell>
          <table:table-cell table:formula="of:=[.C3]*66600/180" office:value-type="float" office:value="-30299.4426512822" calcext:value-type="float">
            <text:p>-30 299</text:p>
          </table:table-cell>
          <table:table-cell table:style-name="ce7" table:formula="of:=[.D3]-[.D2]" office:value-type="float" office:value="3000.55734871785" calcext:value-type="float">
            <text:p>3 0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3]/100*30" office:value-type="float" office:value="0.3" calcext:value-type="float">
            <text:p>0,3</text:p>
          </table:table-cell>
          <table:table-cell table:formula="of:=ASIN(([.H3]/30-1))/PI()*180+90" office:value-type="float" office:value="8.10961445599418" calcext:value-type="float">
            <text:p>8,11</text:p>
          </table:table-cell>
          <table:table-cell table:formula="of:=[.I3]/180*66600" office:value-type="float" office:value="3000.55734871785" calcext:value-type="float">
            <text:p>3 001</text:p>
          </table:table-cell>
          <table:table-cell table:style-name="ce7" table:formula="of:=[.J3]-[.J2]" office:value-type="float" office:value="3000.55734871785" calcext:value-type="float">
            <text:p>3 001</text:p>
          </table:table-cell>
          <table:table-cell table:number-columns-repeated="1013"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30/100*[.A4]" office:value-type="float" office:value="-29.4" calcext:value-type="float">
            <text:p>-29,4</text:p>
          </table:table-cell>
          <table:table-cell table:formula="of:=ASIN([.B4]/30)/PI()*180" office:value-type="float" office:value="-78.5216590454664" calcext:value-type="float">
            <text:p>-78,52</text:p>
          </table:table-cell>
          <table:table-cell table:formula="of:=[.C4]*66600/180" office:value-type="float" office:value="-29053.0138468226" calcext:value-type="float">
            <text:p>-29 053</text:p>
          </table:table-cell>
          <table:table-cell table:style-name="ce7" table:formula="of:=[.D4]-[.D3]" office:value-type="float" office:value="1246.42880445958" calcext:value-type="float">
            <text:p>1 24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4]/100*30" office:value-type="float" office:value="0.6" calcext:value-type="float">
            <text:p>0,6</text:p>
          </table:table-cell>
          <table:table-cell table:formula="of:=ASIN(([.H4]/30-1))/PI()*180+90" office:value-type="float" office:value="11.4783409545336" calcext:value-type="float">
            <text:p>11,48</text:p>
          </table:table-cell>
          <table:table-cell table:formula="of:=[.I4]/180*66600" office:value-type="float" office:value="4246.98615317742" calcext:value-type="float">
            <text:p>4 247</text:p>
          </table:table-cell>
          <table:table-cell table:style-name="ce7" table:formula="of:=[.J4]-[.J3]" office:value-type="float" office:value="1246.42880445958" calcext:value-type="float">
            <text:p>1 246</text:p>
          </table:table-cell>
          <table:table-cell table:number-columns-repeated="1013"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30/100*[.A5]" office:value-type="float" office:value="-29.1" calcext:value-type="float">
            <text:p>-29,1</text:p>
          </table:table-cell>
          <table:table-cell table:formula="of:=ASIN([.B5]/30)/PI()*180" office:value-type="float" office:value="-75.9301322524279" calcext:value-type="float">
            <text:p>-75,93</text:p>
          </table:table-cell>
          <table:table-cell table:formula="of:=[.C5]*66600/180" office:value-type="float" office:value="-28094.1489333983" calcext:value-type="float">
            <text:p>-28 094</text:p>
          </table:table-cell>
          <table:table-cell table:style-name="ce7" table:formula="of:=[.D5]-[.D4]" office:value-type="float" office:value="958.864913424259" calcext:value-type="float">
            <text:p>95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5]/100*30" office:value-type="float" office:value="0.9" calcext:value-type="float">
            <text:p>0,9</text:p>
          </table:table-cell>
          <table:table-cell table:formula="of:=ASIN(([.H5]/30-1))/PI()*180+90" office:value-type="float" office:value="14.0698677475721" calcext:value-type="float">
            <text:p>14,07</text:p>
          </table:table-cell>
          <table:table-cell table:formula="of:=[.I5]/180*66600" office:value-type="float" office:value="5205.85106660168" calcext:value-type="float">
            <text:p>5 206</text:p>
          </table:table-cell>
          <table:table-cell table:style-name="ce7" table:formula="of:=[.J5]-[.J4]" office:value-type="float" office:value="958.86491342426" calcext:value-type="float">
            <text:p>959</text:p>
          </table:table-cell>
          <table:table-cell table:number-columns-repeated="1013"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30/100*[.A6]" office:value-type="float" office:value="-28.8" calcext:value-type="float">
            <text:p>-28,8</text:p>
          </table:table-cell>
          <table:table-cell table:formula="of:=ASIN([.B6]/30)/PI()*180" office:value-type="float" office:value="-73.739795291688" calcext:value-type="float">
            <text:p>-73,74</text:p>
          </table:table-cell>
          <table:table-cell table:formula="of:=[.C6]*66600/180" office:value-type="float" office:value="-27283.7242579246" calcext:value-type="float">
            <text:p>-27 284</text:p>
          </table:table-cell>
          <table:table-cell table:style-name="ce7" table:formula="of:=[.D6]-[.D5]" office:value-type="float" office:value="810.424675473747" calcext:value-type="float">
            <text:p>81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6]/100*30" office:value-type="float" office:value="1.2" calcext:value-type="float">
            <text:p>1,2</text:p>
          </table:table-cell>
          <table:table-cell table:formula="of:=ASIN(([.H6]/30-1))/PI()*180+90" office:value-type="float" office:value="16.260204708312" calcext:value-type="float">
            <text:p>16,26</text:p>
          </table:table-cell>
          <table:table-cell table:formula="of:=[.I6]/180*66600" office:value-type="float" office:value="6016.27574207543" calcext:value-type="float">
            <text:p>6 016</text:p>
          </table:table-cell>
          <table:table-cell table:style-name="ce7" table:formula="of:=[.J6]-[.J5]" office:value-type="float" office:value="810.424675473741" calcext:value-type="float">
            <text:p>810</text:p>
          </table:table-cell>
          <table:table-cell table:number-columns-repeated="1013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30/100*[.A7]" office:value-type="float" office:value="-28.5" calcext:value-type="float">
            <text:p>-28,5</text:p>
          </table:table-cell>
          <table:table-cell table:formula="of:=ASIN([.B7]/30)/PI()*180" office:value-type="float" office:value="-71.8051276612332" calcext:value-type="float">
            <text:p>-71,81</text:p>
          </table:table-cell>
          <table:table-cell table:formula="of:=[.C7]*66600/180" office:value-type="float" office:value="-26567.8972346563" calcext:value-type="float">
            <text:p>-26 568</text:p>
          </table:table-cell>
          <table:table-cell table:style-name="ce7" table:formula="of:=[.D7]-[.D6]" office:value-type="float" office:value="715.827023268281" calcext:value-type="float">
            <text:p>71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7]/100*30" office:value-type="float" office:value="1.5" calcext:value-type="float">
            <text:p>1,5</text:p>
          </table:table-cell>
          <table:table-cell table:formula="of:=ASIN(([.H7]/30-1))/PI()*180+90" office:value-type="float" office:value="18.1948723387668" calcext:value-type="float">
            <text:p>18,19</text:p>
          </table:table-cell>
          <table:table-cell table:formula="of:=[.I7]/180*66600" office:value-type="float" office:value="6732.10276534371" calcext:value-type="float">
            <text:p>6 732</text:p>
          </table:table-cell>
          <table:table-cell table:style-name="ce7" table:formula="of:=[.J7]-[.J6]" office:value-type="float" office:value="715.827023268285" calcext:value-type="float">
            <text:p>716</text:p>
          </table:table-cell>
          <table:table-cell table:number-columns-repeated="1013"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30/100*[.A8]" office:value-type="float" office:value="-28.2" calcext:value-type="float">
            <text:p>-28,2</text:p>
          </table:table-cell>
          <table:table-cell table:formula="of:=ASIN([.B8]/30)/PI()*180" office:value-type="float" office:value="-70.0515564111973" calcext:value-type="float">
            <text:p>-70,05</text:p>
          </table:table-cell>
          <table:table-cell table:formula="of:=[.C8]*66600/180" office:value-type="float" office:value="-25919.075872143" calcext:value-type="float">
            <text:p>-25 919</text:p>
          </table:table-cell>
          <table:table-cell table:style-name="ce7" table:formula="of:=[.D8]-[.D7]" office:value-type="float" office:value="648.821362513289" calcext:value-type="float">
            <text:p>64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8]/100*30" office:value-type="float" office:value="1.8" calcext:value-type="float">
            <text:p>1,8</text:p>
          </table:table-cell>
          <table:table-cell table:formula="of:=ASIN(([.H8]/30-1))/PI()*180+90" office:value-type="float" office:value="19.9484435888027" calcext:value-type="float">
            <text:p>19,95</text:p>
          </table:table-cell>
          <table:table-cell table:formula="of:=[.I8]/180*66600" office:value-type="float" office:value="7380.924127857" calcext:value-type="float">
            <text:p>7 381</text:p>
          </table:table-cell>
          <table:table-cell table:style-name="ce7" table:formula="of:=[.J8]-[.J7]" office:value-type="float" office:value="648.821362513285" calcext:value-type="float">
            <text:p>649</text:p>
          </table:table-cell>
          <table:table-cell table:number-columns-repeated="1013"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30/100*[.A9]" office:value-type="float" office:value="-27.9" calcext:value-type="float">
            <text:p>-27,9</text:p>
          </table:table-cell>
          <table:table-cell table:formula="of:=ASIN([.B9]/30)/PI()*180" office:value-type="float" office:value="-68.4348149847573" calcext:value-type="float">
            <text:p>-68,43</text:p>
          </table:table-cell>
          <table:table-cell table:formula="of:=[.C9]*66600/180" office:value-type="float" office:value="-25320.8815443602" calcext:value-type="float">
            <text:p>-25 321</text:p>
          </table:table-cell>
          <table:table-cell table:style-name="ce7" table:formula="of:=[.D9]-[.D8]" office:value-type="float" office:value="598.194327782796" calcext:value-type="float">
            <text:p>59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9]/100*30" office:value-type="float" office:value="2.1" calcext:value-type="float">
            <text:p>2,1</text:p>
          </table:table-cell>
          <table:table-cell table:formula="of:=ASIN(([.H9]/30-1))/PI()*180+90" office:value-type="float" office:value="21.5651850152427" calcext:value-type="float">
            <text:p>21,57</text:p>
          </table:table-cell>
          <table:table-cell table:formula="of:=[.I9]/180*66600" office:value-type="float" office:value="7979.1184556398" calcext:value-type="float">
            <text:p>7 979</text:p>
          </table:table-cell>
          <table:table-cell table:style-name="ce7" table:formula="of:=[.J9]-[.J8]" office:value-type="float" office:value="598.1943277828" calcext:value-type="float">
            <text:p>598</text:p>
          </table:table-cell>
          <table:table-cell table:number-columns-repeated="1013"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30/100*[.A10]" office:value-type="float" office:value="-27.6" calcext:value-type="float">
            <text:p>-27,6</text:p>
          </table:table-cell>
          <table:table-cell table:formula="of:=ASIN([.B10]/30)/PI()*180" office:value-type="float" office:value="-66.926081934369" calcext:value-type="float">
            <text:p>-66,93</text:p>
          </table:table-cell>
          <table:table-cell table:formula="of:=[.C10]*66600/180" office:value-type="float" office:value="-24762.6503157165" calcext:value-type="float">
            <text:p>-24 763</text:p>
          </table:table-cell>
          <table:table-cell table:style-name="ce7" table:formula="of:=[.D10]-[.D9]" office:value-type="float" office:value="558.231228643668" calcext:value-type="float">
            <text:p>55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10]/100*30" office:value-type="float" office:value="2.4" calcext:value-type="float">
            <text:p>2,4</text:p>
          </table:table-cell>
          <table:table-cell table:formula="of:=ASIN(([.H10]/30-1))/PI()*180+90" office:value-type="float" office:value="23.073918065631" calcext:value-type="float">
            <text:p>23,07</text:p>
          </table:table-cell>
          <table:table-cell table:formula="of:=[.I10]/180*66600" office:value-type="float" office:value="8537.34968428346" calcext:value-type="float">
            <text:p>8 537</text:p>
          </table:table-cell>
          <table:table-cell table:style-name="ce7" table:formula="of:=[.J10]-[.J9]" office:value-type="float" office:value="558.231228643662" calcext:value-type="float">
            <text:p>558</text:p>
          </table:table-cell>
          <table:table-cell table:number-columns-repeated="1013"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30/100*[.A11]" office:value-type="float" office:value="-27.3" calcext:value-type="float">
            <text:p>-27,3</text:p>
          </table:table-cell>
          <table:table-cell table:formula="of:=ASIN([.B11]/30)/PI()*180" office:value-type="float" office:value="-65.5053515285803" calcext:value-type="float">
            <text:p>-65,51</text:p>
          </table:table-cell>
          <table:table-cell table:formula="of:=[.C11]*66600/180" office:value-type="float" office:value="-24236.9800655747" calcext:value-type="float">
            <text:p>-24 237</text:p>
          </table:table-cell>
          <table:table-cell table:style-name="ce7" table:formula="of:=[.D11]-[.D10]" office:value-type="float" office:value="525.670250141815" calcext:value-type="float">
            <text:p>5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11]/100*30" office:value-type="float" office:value="2.7" calcext:value-type="float">
            <text:p>2,7</text:p>
          </table:table-cell>
          <table:table-cell table:formula="of:=ASIN(([.H11]/30-1))/PI()*180+90" office:value-type="float" office:value="24.4946484714197" calcext:value-type="float">
            <text:p>24,49</text:p>
          </table:table-cell>
          <table:table-cell table:formula="of:=[.I11]/180*66600" office:value-type="float" office:value="9063.01993442528" calcext:value-type="float">
            <text:p>9 063</text:p>
          </table:table-cell>
          <table:table-cell table:style-name="ce7" table:formula="of:=[.J11]-[.J10]" office:value-type="float" office:value="525.670250141824" calcext:value-type="float">
            <text:p>526</text:p>
          </table:table-cell>
          <table:table-cell table:number-columns-repeated="1013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30/100*[.A12]" office:value-type="float" office:value="-27" calcext:value-type="float">
            <text:p>-27,0</text:p>
          </table:table-cell>
          <table:table-cell table:formula="of:=ASIN([.B12]/30)/PI()*180" office:value-type="float" office:value="-64.1580672368329" calcext:value-type="float">
            <text:p>-64,16</text:p>
          </table:table-cell>
          <table:table-cell table:formula="of:=[.C12]*66600/180" office:value-type="float" office:value="-23738.4848776282" calcext:value-type="float">
            <text:p>-23 738</text:p>
          </table:table-cell>
          <table:table-cell table:style-name="ce7" table:formula="of:=[.D12]-[.D11]" office:value-type="float" office:value="498.495187946559" calcext:value-type="float">
            <text:p>49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12]/100*30" office:value-type="float" office:value="3" calcext:value-type="float">
            <text:p>3,0</text:p>
          </table:table-cell>
          <table:table-cell table:formula="of:=ASIN(([.H12]/30-1))/PI()*180+90" office:value-type="float" office:value="25.8419327631671" calcext:value-type="float">
            <text:p>25,84</text:p>
          </table:table-cell>
          <table:table-cell table:formula="of:=[.I12]/180*66600" office:value-type="float" office:value="9561.51512237184" calcext:value-type="float">
            <text:p>9 562</text:p>
          </table:table-cell>
          <table:table-cell table:style-name="ce7" table:formula="of:=[.J12]-[.J11]" office:value-type="float" office:value="498.495187946559" calcext:value-type="float">
            <text:p>498</text:p>
          </table:table-cell>
          <table:table-cell table:number-columns-repeated="1013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30/100*[.A13]" office:value-type="float" office:value="-26.7" calcext:value-type="float">
            <text:p>-26,7</text:p>
          </table:table-cell>
          <table:table-cell table:formula="of:=ASIN([.B13]/30)/PI()*180" office:value-type="float" office:value="-62.873246882726" calcext:value-type="float">
            <text:p>-62,87</text:p>
          </table:table-cell>
          <table:table-cell table:formula="of:=[.C13]*66600/180" office:value-type="float" office:value="-23263.1013466086" calcext:value-type="float">
            <text:p>-23 263</text:p>
          </table:table-cell>
          <table:table-cell table:style-name="ce7" table:formula="of:=[.D13]-[.D12]" office:value-type="float" office:value="475.383531019528" calcext:value-type="float">
            <text:p>4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13]/100*30" office:value-type="float" office:value="3.3" calcext:value-type="float">
            <text:p>3,3</text:p>
          </table:table-cell>
          <table:table-cell table:formula="of:=ASIN(([.H13]/30-1))/PI()*180+90" office:value-type="float" office:value="27.126753117274" calcext:value-type="float">
            <text:p>27,13</text:p>
          </table:table-cell>
          <table:table-cell table:formula="of:=[.I13]/180*66600" office:value-type="float" office:value="10036.8986533914" calcext:value-type="float">
            <text:p>10 037</text:p>
          </table:table-cell>
          <table:table-cell table:style-name="ce7" table:formula="of:=[.J13]-[.J12]" office:value-type="float" office:value="475.383531019526" calcext:value-type="float">
            <text:p>475</text:p>
          </table:table-cell>
          <table:table-cell table:number-columns-repeated="1013"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30/100*[.A14]" office:value-type="float" office:value="-26.4" calcext:value-type="float">
            <text:p>-26,4</text:p>
          </table:table-cell>
          <table:table-cell table:formula="of:=ASIN([.B14]/30)/PI()*180" office:value-type="float" office:value="-61.642363423672" calcext:value-type="float">
            <text:p>-61,64</text:p>
          </table:table-cell>
          <table:table-cell table:formula="of:=[.C14]*66600/180" office:value-type="float" office:value="-22807.6744667586" calcext:value-type="float">
            <text:p>-22 808</text:p>
          </table:table-cell>
          <table:table-cell table:style-name="ce7" table:formula="of:=[.D14]-[.D13]" office:value-type="float" office:value="455.426879849987" calcext:value-type="float">
            <text:p>45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14]/100*30" office:value-type="float" office:value="3.6" calcext:value-type="float">
            <text:p>3,6</text:p>
          </table:table-cell>
          <table:table-cell table:formula="of:=ASIN(([.H14]/30-1))/PI()*180+90" office:value-type="float" office:value="28.357636576328" calcext:value-type="float">
            <text:p>28,36</text:p>
          </table:table-cell>
          <table:table-cell table:formula="of:=[.I14]/180*66600" office:value-type="float" office:value="10492.3255332414" calcext:value-type="float">
            <text:p>10 492</text:p>
          </table:table-cell>
          <table:table-cell table:style-name="ce7" table:formula="of:=[.J14]-[.J13]" office:value-type="float" office:value="455.426879849987" calcext:value-type="float">
            <text:p>455</text:p>
          </table:table-cell>
          <table:table-cell table:number-columns-repeated="1013"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30/100*[.A15]" office:value-type="float" office:value="-26.1" calcext:value-type="float">
            <text:p>-26,1</text:p>
          </table:table-cell>
          <table:table-cell table:formula="of:=ASIN([.B15]/30)/PI()*180" office:value-type="float" office:value="-60.4586394998572" calcext:value-type="float">
            <text:p>-60,46</text:p>
          </table:table-cell>
          <table:table-cell table:formula="of:=[.C15]*66600/180" office:value-type="float" office:value="-22369.6966149472" calcext:value-type="float">
            <text:p>-22 370</text:p>
          </table:table-cell>
          <table:table-cell table:style-name="ce7" table:formula="of:=[.D15]-[.D14]" office:value-type="float" office:value="437.97785181148" calcext:value-type="float">
            <text:p>43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15]/100*30" office:value-type="float" office:value="3.9" calcext:value-type="float">
            <text:p>3,9</text:p>
          </table:table-cell>
          <table:table-cell table:formula="of:=ASIN(([.H15]/30-1))/PI()*180+90" office:value-type="float" office:value="29.5413605001428" calcext:value-type="float">
            <text:p>29,54</text:p>
          </table:table-cell>
          <table:table-cell table:formula="of:=[.I15]/180*66600" office:value-type="float" office:value="10930.3033850528" calcext:value-type="float">
            <text:p>10 930</text:p>
          </table:table-cell>
          <table:table-cell table:style-name="ce7" table:formula="of:=[.J15]-[.J14]" office:value-type="float" office:value="437.97785181148" calcext:value-type="float">
            <text:p>438</text:p>
          </table:table-cell>
          <table:table-cell table:number-columns-repeated="1013"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30/100*[.A16]" office:value-type="float" office:value="-25.8" calcext:value-type="float">
            <text:p>-25,8</text:p>
          </table:table-cell>
          <table:table-cell table:formula="of:=ASIN([.B16]/30)/PI()*180" office:value-type="float" office:value="-59.3165828910242" calcext:value-type="float">
            <text:p>-59,32</text:p>
          </table:table-cell>
          <table:table-cell table:formula="of:=[.C16]*66600/180" office:value-type="float" office:value="-21947.1356696789" calcext:value-type="float">
            <text:p>-21 947</text:p>
          </table:table-cell>
          <table:table-cell table:style-name="ce7" table:formula="of:=[.D16]-[.D15]" office:value-type="float" office:value="422.560945268218" calcext:value-type="float">
            <text:p>42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G16]/100*30" office:value-type="float" office:value="4.2" calcext:value-type="float">
            <text:p>4,2</text:p>
          </table:table-cell>
          <table:table-cell table:formula="of:=ASIN(([.H16]/30-1))/PI()*180+90" office:value-type="float" office:value="30.6834171089758" calcext:value-type="float">
            <text:p>30,68</text:p>
          </table:table-cell>
          <table:table-cell table:formula="of:=[.I16]/180*66600" office:value-type="float" office:value="11352.8643303211" calcext:value-type="float">
            <text:p>11 353</text:p>
          </table:table-cell>
          <table:table-cell table:style-name="ce7" table:formula="of:=[.J16]-[.J15]" office:value-type="float" office:value="422.560945268218" calcext:value-type="float">
            <text:p>423</text:p>
          </table:table-cell>
          <table:table-cell table:number-columns-repeated="1013"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30/100*[.A17]" office:value-type="float" office:value="-25.5" calcext:value-type="float">
            <text:p>-25,5</text:p>
          </table:table-cell>
          <table:table-cell table:formula="of:=ASIN([.B17]/30)/PI()*180" office:value-type="float" office:value="-58.2116693829484" calcext:value-type="float">
            <text:p>-58,21</text:p>
          </table:table-cell>
          <table:table-cell table:formula="of:=[.C17]*66600/180" office:value-type="float" office:value="-21538.3176716909" calcext:value-type="float">
            <text:p>-21 538</text:p>
          </table:table-cell>
          <table:table-cell table:style-name="ce7" table:formula="of:=[.D17]-[.D16]" office:value-type="float" office:value="408.817997988048" calcext:value-type="float">
            <text:p>40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17]/100*30" office:value-type="float" office:value="4.5" calcext:value-type="float">
            <text:p>4,5</text:p>
          </table:table-cell>
          <table:table-cell table:formula="of:=ASIN(([.H17]/30-1))/PI()*180+90" office:value-type="float" office:value="31.7883306170516" calcext:value-type="float">
            <text:p>31,79</text:p>
          </table:table-cell>
          <table:table-cell table:formula="of:=[.I17]/180*66600" office:value-type="float" office:value="11761.6823283091" calcext:value-type="float">
            <text:p>11 762</text:p>
          </table:table-cell>
          <table:table-cell table:style-name="ce7" table:formula="of:=[.J17]-[.J16]" office:value-type="float" office:value="408.817997988048" calcext:value-type="float">
            <text:p>409</text:p>
          </table:table-cell>
          <table:table-cell table:number-columns-repeated="1013"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30/100*[.A18]" office:value-type="float" office:value="-25.2" calcext:value-type="float">
            <text:p>-25,2</text:p>
          </table:table-cell>
          <table:table-cell table:formula="of:=ASIN([.B18]/30)/PI()*180" office:value-type="float" office:value="-57.1401196211109" calcext:value-type="float">
            <text:p>-57,14</text:p>
          </table:table-cell>
          <table:table-cell table:formula="of:=[.C18]*66600/180" office:value-type="float" office:value="-21141.844259811" calcext:value-type="float">
            <text:p>-21 142</text:p>
          </table:table-cell>
          <table:table-cell table:style-name="ce7" table:formula="of:=[.D18]-[.D17]" office:value-type="float" office:value="396.47341187987" calcext:value-type="float">
            <text:p>39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18]/100*30" office:value-type="float" office:value="4.8" calcext:value-type="float">
            <text:p>4,8</text:p>
          </table:table-cell>
          <table:table-cell table:formula="of:=ASIN(([.H18]/30-1))/PI()*180+90" office:value-type="float" office:value="32.8598803788891" calcext:value-type="float">
            <text:p>32,86</text:p>
          </table:table-cell>
          <table:table-cell table:formula="of:=[.I18]/180*66600" office:value-type="float" office:value="12158.155740189" calcext:value-type="float">
            <text:p>12 158</text:p>
          </table:table-cell>
          <table:table-cell table:style-name="ce7" table:formula="of:=[.J18]-[.J17]" office:value-type="float" office:value="396.47341187987" calcext:value-type="float">
            <text:p>396</text:p>
          </table:table-cell>
          <table:table-cell table:number-columns-repeated="1013"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30/100*[.A19]" office:value-type="float" office:value="-24.9" calcext:value-type="float">
            <text:p>-24,9</text:p>
          </table:table-cell>
          <table:table-cell table:formula="of:=ASIN([.B19]/30)/PI()*180" office:value-type="float" office:value="-56.0987380031337" calcext:value-type="float">
            <text:p>-56,10</text:p>
          </table:table-cell>
          <table:table-cell table:formula="of:=[.C19]*66600/180" office:value-type="float" office:value="-20756.5330611595" calcext:value-type="float">
            <text:p>-20 757</text:p>
          </table:table-cell>
          <table:table-cell table:style-name="ce7" table:formula="of:=[.D19]-[.D18]" office:value-type="float" office:value="385.311198651554" calcext:value-type="float">
            <text:p>3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19]/100*30" office:value-type="float" office:value="5.1" calcext:value-type="float">
            <text:p>5,1</text:p>
          </table:table-cell>
          <table:table-cell table:formula="of:=ASIN(([.H19]/30-1))/PI()*180+90" office:value-type="float" office:value="33.9012619968663" calcext:value-type="float">
            <text:p>33,90</text:p>
          </table:table-cell>
          <table:table-cell table:formula="of:=[.I19]/180*66600" office:value-type="float" office:value="12543.4669388405" calcext:value-type="float">
            <text:p>12 543</text:p>
          </table:table-cell>
          <table:table-cell table:style-name="ce7" table:formula="of:=[.J19]-[.J18]" office:value-type="float" office:value="385.311198651552" calcext:value-type="float">
            <text:p>385</text:p>
          </table:table-cell>
          <table:table-cell table:number-columns-repeated="1013"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30/100*[.A20]" office:value-type="float" office:value="-24.6" calcext:value-type="float">
            <text:p>-24,6</text:p>
          </table:table-cell>
          <table:table-cell table:formula="of:=ASIN([.B20]/30)/PI()*180" office:value-type="float" office:value="-55.0847937525558" calcext:value-type="float">
            <text:p>-55,08</text:p>
          </table:table-cell>
          <table:table-cell table:formula="of:=[.C20]*66600/180" office:value-type="float" office:value="-20381.3736884456" calcext:value-type="float">
            <text:p>-20 381</text:p>
          </table:table-cell>
          <table:table-cell table:style-name="ce7" table:formula="of:=[.D20]-[.D19]" office:value-type="float" office:value="375.159372713828" calcext:value-type="float">
            <text:p>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20]/100*30" office:value-type="float" office:value="5.4" calcext:value-type="float">
            <text:p>5,4</text:p>
          </table:table-cell>
          <table:table-cell table:formula="of:=ASIN(([.H20]/30-1))/PI()*180+90" office:value-type="float" office:value="34.9152062474442" calcext:value-type="float">
            <text:p>34,92</text:p>
          </table:table-cell>
          <table:table-cell table:formula="of:=[.I20]/180*66600" office:value-type="float" office:value="12918.6263115543" calcext:value-type="float">
            <text:p>12 919</text:p>
          </table:table-cell>
          <table:table-cell table:style-name="ce7" table:formula="of:=[.J20]-[.J19]" office:value-type="float" office:value="375.159372713824" calcext:value-type="float">
            <text:p>375</text:p>
          </table:table-cell>
          <table:table-cell table:number-columns-repeated="1013"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30/100*[.A21]" office:value-type="float" office:value="-24.3" calcext:value-type="float">
            <text:p>-24,3</text:p>
          </table:table-cell>
          <table:table-cell table:formula="of:=ASIN([.B21]/30)/PI()*180" office:value-type="float" office:value="-54.0959314166828" calcext:value-type="float">
            <text:p>-54,10</text:p>
          </table:table-cell>
          <table:table-cell table:formula="of:=[.C21]*66600/180" office:value-type="float" office:value="-20015.4946241727" calcext:value-type="float">
            <text:p>-20 015</text:p>
          </table:table-cell>
          <table:table-cell table:style-name="ce7" table:formula="of:=[.D21]-[.D20]" office:value-type="float" office:value="365.879064272995" calcext:value-type="float">
            <text:p>36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21]/100*30" office:value-type="float" office:value="5.7" calcext:value-type="float">
            <text:p>5,7</text:p>
          </table:table-cell>
          <table:table-cell table:formula="of:=ASIN(([.H21]/30-1))/PI()*180+90" office:value-type="float" office:value="35.9040685833172" calcext:value-type="float">
            <text:p>35,90</text:p>
          </table:table-cell>
          <table:table-cell table:formula="of:=[.I21]/180*66600" office:value-type="float" office:value="13284.5053758273" calcext:value-type="float">
            <text:p>13 285</text:p>
          </table:table-cell>
          <table:table-cell table:style-name="ce7" table:formula="of:=[.J21]-[.J20]" office:value-type="float" office:value="365.879064273" calcext:value-type="float">
            <text:p>366</text:p>
          </table:table-cell>
          <table:table-cell table:number-columns-repeated="1013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30/100*[.A22]" office:value-type="float" office:value="-24" calcext:value-type="float">
            <text:p>-24,0</text:p>
          </table:table-cell>
          <table:table-cell table:formula="of:=ASIN([.B22]/30)/PI()*180" office:value-type="float" office:value="-53.130102354156" calcext:value-type="float">
            <text:p>-53,13</text:p>
          </table:table-cell>
          <table:table-cell table:formula="of:=[.C22]*66600/180" office:value-type="float" office:value="-19658.1378710377" calcext:value-type="float">
            <text:p>-19 658</text:p>
          </table:table-cell>
          <table:table-cell table:style-name="ce7" table:formula="of:=[.D22]-[.D21]" office:value-type="float" office:value="357.356753134936" calcext:value-type="float">
            <text:p>35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22]/100*30" office:value-type="float" office:value="6" calcext:value-type="float">
            <text:p>6,0</text:p>
          </table:table-cell>
          <table:table-cell table:formula="of:=ASIN(([.H22]/30-1))/PI()*180+90" office:value-type="float" office:value="36.869897645844" calcext:value-type="float">
            <text:p>36,87</text:p>
          </table:table-cell>
          <table:table-cell table:formula="of:=[.I22]/180*66600" office:value-type="float" office:value="13641.8621289623" calcext:value-type="float">
            <text:p>13 642</text:p>
          </table:table-cell>
          <table:table-cell table:style-name="ce7" table:formula="of:=[.J22]-[.J21]" office:value-type="float" office:value="357.35675313494" calcext:value-type="float">
            <text:p>357</text:p>
          </table:table-cell>
          <table:table-cell table:number-columns-repeated="1013"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30/100*[.A23]" office:value-type="float" office:value="-23.7" calcext:value-type="float">
            <text:p>-23,7</text:p>
          </table:table-cell>
          <table:table-cell table:formula="of:=ASIN([.B23]/30)/PI()*180" office:value-type="float" office:value="-52.1855114939858" calcext:value-type="float">
            <text:p>-52,19</text:p>
          </table:table-cell>
          <table:table-cell table:formula="of:=[.C23]*66600/180" office:value-type="float" office:value="-19308.6392527748" calcext:value-type="float">
            <text:p>-19 309</text:p>
          </table:table-cell>
          <table:table-cell table:style-name="ce7" table:formula="of:=[.D23]-[.D22]" office:value-type="float" office:value="349.498618262955" calcext:value-type="float">
            <text:p>34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23]/100*30" office:value-type="float" office:value="6.3" calcext:value-type="float">
            <text:p>6,3</text:p>
          </table:table-cell>
          <table:table-cell table:formula="of:=ASIN(([.H23]/30-1))/PI()*180+90" office:value-type="float" office:value="37.8144885060141" calcext:value-type="float">
            <text:p>37,81</text:p>
          </table:table-cell>
          <table:table-cell table:formula="of:=[.I23]/180*66600" office:value-type="float" office:value="13991.3607472252" calcext:value-type="float">
            <text:p>13 991</text:p>
          </table:table-cell>
          <table:table-cell table:style-name="ce7" table:formula="of:=[.J23]-[.J22]" office:value-type="float" office:value="349.498618262944" calcext:value-type="float">
            <text:p>349</text:p>
          </table:table-cell>
          <table:table-cell table:number-columns-repeated="1013"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30/100*[.A24]" office:value-type="float" office:value="-23.4" calcext:value-type="float">
            <text:p>-23,4</text:p>
          </table:table-cell>
          <table:table-cell table:formula="of:=ASIN([.B24]/30)/PI()*180" office:value-type="float" office:value="-51.2605754021443" calcext:value-type="float">
            <text:p>-51,26</text:p>
          </table:table-cell>
          <table:table-cell table:formula="of:=[.C24]*66600/180" office:value-type="float" office:value="-18966.4128987934" calcext:value-type="float">
            <text:p>-18 966</text:p>
          </table:table-cell>
          <table:table-cell table:style-name="ce7" table:formula="of:=[.D24]-[.D23]" office:value-type="float" office:value="342.226353981354" calcext:value-type="float">
            <text:p>34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G24]/100*30" office:value-type="float" office:value="6.6" calcext:value-type="float">
            <text:p>6,6</text:p>
          </table:table-cell>
          <table:table-cell table:formula="of:=ASIN(([.H24]/30-1))/PI()*180+90" office:value-type="float" office:value="38.7394245978557" calcext:value-type="float">
            <text:p>38,74</text:p>
          </table:table-cell>
          <table:table-cell table:formula="of:=[.I24]/180*66600" office:value-type="float" office:value="14333.5871012066" calcext:value-type="float">
            <text:p>14 334</text:p>
          </table:table-cell>
          <table:table-cell table:style-name="ce7" table:formula="of:=[.J24]-[.J23]" office:value-type="float" office:value="342.226353981363" calcext:value-type="float">
            <text:p>342</text:p>
          </table:table-cell>
          <table:table-cell table:number-columns-repeated="1013"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30/100*[.A25]" office:value-type="float" office:value="-23.1" calcext:value-type="float">
            <text:p>-23,1</text:p>
          </table:table-cell>
          <table:table-cell table:formula="of:=ASIN([.B25]/30)/PI()*180" office:value-type="float" office:value="-50.3538888530263" calcext:value-type="float">
            <text:p>-50,35</text:p>
          </table:table-cell>
          <table:table-cell table:formula="of:=[.C25]*66600/180" office:value-type="float" office:value="-18630.9388756197" calcext:value-type="float">
            <text:p>-18 631</text:p>
          </table:table-cell>
          <table:table-cell table:style-name="ce7" table:formula="of:=[.D25]-[.D24]" office:value-type="float" office:value="335.474023173687" calcext:value-type="float">
            <text:p>33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G25]/100*30" office:value-type="float" office:value="6.9" calcext:value-type="float">
            <text:p>6,9</text:p>
          </table:table-cell>
          <table:table-cell table:formula="of:=ASIN(([.H25]/30-1))/PI()*180+90" office:value-type="float" office:value="39.6461111469737" calcext:value-type="float">
            <text:p>39,65</text:p>
          </table:table-cell>
          <table:table-cell table:formula="of:=[.I25]/180*66600" office:value-type="float" office:value="14669.0611243803" calcext:value-type="float">
            <text:p>14 669</text:p>
          </table:table-cell>
          <table:table-cell table:style-name="ce7" table:formula="of:=[.J25]-[.J24]" office:value-type="float" office:value="335.474023173685" calcext:value-type="float">
            <text:p>335</text:p>
          </table:table-cell>
          <table:table-cell table:number-columns-repeated="1013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30/100*[.A26]" office:value-type="float" office:value="-22.8" calcext:value-type="float">
            <text:p>-22,8</text:p>
          </table:table-cell>
          <table:table-cell table:formula="of:=ASIN([.B26]/30)/PI()*180" office:value-type="float" office:value="-49.4641978886834" calcext:value-type="float">
            <text:p>-49,46</text:p>
          </table:table-cell>
          <table:table-cell table:formula="of:=[.C26]*66600/180" office:value-type="float" office:value="-18301.7532188129" calcext:value-type="float">
            <text:p>-18 302</text:p>
          </table:table-cell>
          <table:table-cell table:style-name="ce7" table:formula="of:=[.D26]-[.D25]" office:value-type="float" office:value="329.185656806851" calcext:value-type="float">
            <text:p>32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G26]/100*30" office:value-type="float" office:value="7.2" calcext:value-type="float">
            <text:p>7,2</text:p>
          </table:table-cell>
          <table:table-cell table:formula="of:=ASIN(([.H26]/30-1))/PI()*180+90" office:value-type="float" office:value="40.5358021113166" calcext:value-type="float">
            <text:p>40,54</text:p>
          </table:table-cell>
          <table:table-cell table:formula="of:=[.I26]/180*66600" office:value-type="float" office:value="14998.2467811871" calcext:value-type="float">
            <text:p>14 998</text:p>
          </table:table-cell>
          <table:table-cell table:style-name="ce7" table:formula="of:=[.J26]-[.J25]" office:value-type="float" office:value="329.185656806851" calcext:value-type="float">
            <text:p>329</text:p>
          </table:table-cell>
          <table:table-cell table:number-columns-repeated="1013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30/100*[.A27]" office:value-type="float" office:value="-22.5" calcext:value-type="float">
            <text:p>-22,5</text:p>
          </table:table-cell>
          <table:table-cell table:formula="of:=ASIN([.B27]/30)/PI()*180" office:value-type="float" office:value="-48.5903778907291" calcext:value-type="float">
            <text:p>-48,59</text:p>
          </table:table-cell>
          <table:table-cell table:formula="of:=[.C27]*66600/180" office:value-type="float" office:value="-17978.4398195698" calcext:value-type="float">
            <text:p>-17 978</text:p>
          </table:table-cell>
          <table:table-cell table:style-name="ce7" table:formula="of:=[.D27]-[.D26]" office:value-type="float" office:value="323.313399243088" calcext:value-type="float">
            <text:p>32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27]/100*30" office:value-type="float" office:value="7.5" calcext:value-type="float">
            <text:p>7,5</text:p>
          </table:table-cell>
          <table:table-cell table:formula="of:=ASIN(([.H27]/30-1))/PI()*180+90" office:value-type="float" office:value="41.4096221092709" calcext:value-type="float">
            <text:p>41,41</text:p>
          </table:table-cell>
          <table:table-cell table:formula="of:=[.I27]/180*66600" office:value-type="float" office:value="15321.5601804302" calcext:value-type="float">
            <text:p>15 322</text:p>
          </table:table-cell>
          <table:table-cell table:style-name="ce7" table:formula="of:=[.J27]-[.J26]" office:value-type="float" office:value="323.313399243087" calcext:value-type="float">
            <text:p>323</text:p>
          </table:table-cell>
          <table:table-cell table:number-columns-repeated="1013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30/100*[.A28]" office:value-type="float" office:value="-22.2" calcext:value-type="float">
            <text:p>-22,2</text:p>
          </table:table-cell>
          <table:table-cell table:formula="of:=ASIN([.B28]/30)/PI()*180" office:value-type="float" office:value="-47.7314155704275" calcext:value-type="float">
            <text:p>-47,73</text:p>
          </table:table-cell>
          <table:table-cell table:formula="of:=[.C28]*66600/180" office:value-type="float" office:value="-17660.6237610582" calcext:value-type="float">
            <text:p>-17 661</text:p>
          </table:table-cell>
          <table:table-cell table:style-name="ce7" table:formula="of:=[.D28]-[.D27]" office:value-type="float" office:value="317.816058511595" calcext:value-type="float">
            <text:p>31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G28]/100*30" office:value-type="float" office:value="7.8" calcext:value-type="float">
            <text:p>7,8</text:p>
          </table:table-cell>
          <table:table-cell table:formula="of:=ASIN(([.H28]/30-1))/PI()*180+90" office:value-type="float" office:value="42.2685844295725" calcext:value-type="float">
            <text:p>42,27</text:p>
          </table:table-cell>
          <table:table-cell table:formula="of:=[.I28]/180*66600" office:value-type="float" office:value="15639.3762389418" calcext:value-type="float">
            <text:p>15 639</text:p>
          </table:table-cell>
          <table:table-cell table:style-name="ce7" table:formula="of:=[.J28]-[.J27]" office:value-type="float" office:value="317.816058511597" calcext:value-type="float">
            <text:p>318</text:p>
          </table:table-cell>
          <table:table-cell table:number-columns-repeated="1013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30/100*[.A29]" office:value-type="float" office:value="-21.9" calcext:value-type="float">
            <text:p>-21,9</text:p>
          </table:table-cell>
          <table:table-cell table:formula="of:=ASIN([.B29]/30)/PI()*180" office:value-type="float" office:value="-46.8863940541013" calcext:value-type="float">
            <text:p>-46,89</text:p>
          </table:table-cell>
          <table:table-cell table:formula="of:=[.C29]*66600/180" office:value-type="float" office:value="-17347.9658000175" calcext:value-type="float">
            <text:p>-17 348</text:p>
          </table:table-cell>
          <table:table-cell table:style-name="ce7" table:formula="of:=[.D29]-[.D28]" office:value-type="float" office:value="312.657961040713" calcext:value-type="float">
            <text:p>31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29]/100*30" office:value-type="float" office:value="8.1" calcext:value-type="float">
            <text:p>8,1</text:p>
          </table:table-cell>
          <table:table-cell table:formula="of:=ASIN(([.H29]/30-1))/PI()*180+90" office:value-type="float" office:value="43.1136059458987" calcext:value-type="float">
            <text:p>43,11</text:p>
          </table:table-cell>
          <table:table-cell table:formula="of:=[.I29]/180*66600" office:value-type="float" office:value="15952.0341999825" calcext:value-type="float">
            <text:p>15 952</text:p>
          </table:table-cell>
          <table:table-cell table:style-name="ce7" table:formula="of:=[.J29]-[.J28]" office:value-type="float" office:value="312.657961040712" calcext:value-type="float">
            <text:p>313</text:p>
          </table:table-cell>
          <table:table-cell table:number-columns-repeated="1013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30/100*[.A30]" office:value-type="float" office:value="-21.6" calcext:value-type="float">
            <text:p>-21,6</text:p>
          </table:table-cell>
          <table:table-cell table:formula="of:=ASIN([.B30]/30)/PI()*180" office:value-type="float" office:value="-46.0544804376912" calcext:value-type="float">
            <text:p>-46,05</text:p>
          </table:table-cell>
          <table:table-cell table:formula="of:=[.C30]*66600/180" office:value-type="float" office:value="-17040.1577619457" calcext:value-type="float">
            <text:p>-17 040</text:p>
          </table:table-cell>
          <table:table-cell table:style-name="ce7" table:formula="of:=[.D30]-[.D29]" office:value-type="float" office:value="307.808038071744" calcext:value-type="float">
            <text:p>30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G30]/100*30" office:value-type="float" office:value="8.4" calcext:value-type="float">
            <text:p>8,4</text:p>
          </table:table-cell>
          <table:table-cell table:formula="of:=ASIN(([.H30]/30-1))/PI()*180+90" office:value-type="float" office:value="43.9455195623088" calcext:value-type="float">
            <text:p>43,95</text:p>
          </table:table-cell>
          <table:table-cell table:formula="of:=[.I30]/180*66600" office:value-type="float" office:value="16259.8422380543" calcext:value-type="float">
            <text:p>16 260</text:p>
          </table:table-cell>
          <table:table-cell table:style-name="ce7" table:formula="of:=[.J30]-[.J29]" office:value-type="float" office:value="307.808038071747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30/100*[.A31]" office:value-type="float" office:value="-21.3" calcext:value-type="float">
            <text:p>-21,3</text:p>
          </table:table-cell>
          <table:table-cell table:formula="of:=ASIN([.B31]/30)/PI()*180" office:value-type="float" office:value="-45.2349153286716" calcext:value-type="float">
            <text:p>-45,23</text:p>
          </table:table-cell>
          <table:table-cell table:formula="of:=[.C31]*66600/180" office:value-type="float" office:value="-16736.9186716085" calcext:value-type="float">
            <text:p>-16 737</text:p>
          </table:table-cell>
          <table:table-cell table:style-name="ce7" table:formula="of:=[.D31]-[.D30]" office:value-type="float" office:value="303.239090337243" calcext:value-type="float">
            <text:p>30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G31]/100*30" office:value-type="float" office:value="8.7" calcext:value-type="float">
            <text:p>8,7</text:p>
          </table:table-cell>
          <table:table-cell table:formula="of:=ASIN(([.H31]/30-1))/PI()*180+90" office:value-type="float" office:value="44.7650846713284" calcext:value-type="float">
            <text:p>44,77</text:p>
          </table:table-cell>
          <table:table-cell table:formula="of:=[.I31]/180*66600" office:value-type="float" office:value="16563.0813283915" calcext:value-type="float">
            <text:p>16 563</text:p>
          </table:table-cell>
          <table:table-cell table:style-name="ce7" table:formula="of:=[.J31]-[.J30]" office:value-type="float" office:value="303.239090337249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30/100*[.A32]" office:value-type="float" office:value="-21" calcext:value-type="float">
            <text:p>-21,0</text:p>
          </table:table-cell>
          <table:table-cell table:formula="of:=ASIN([.B32]/30)/PI()*180" office:value-type="float" office:value="-44.4270040008057" calcext:value-type="float">
            <text:p>-44,43</text:p>
          </table:table-cell>
          <table:table-cell table:formula="of:=[.C32]*66600/180" office:value-type="float" office:value="-16437.9914802981" calcext:value-type="float">
            <text:p>-16 438</text:p>
          </table:table-cell>
          <table:table-cell table:style-name="ce7" table:formula="of:=[.D32]-[.D31]" office:value-type="float" office:value="298.927191310377" calcext:value-type="float">
            <text:p>29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32]/100*30" office:value-type="float" office:value="9" calcext:value-type="float">
            <text:p>9,0</text:p>
          </table:table-cell>
          <table:table-cell table:formula="of:=ASIN(([.H32]/30-1))/PI()*180+90" office:value-type="float" office:value="45.5729959991943" calcext:value-type="float">
            <text:p>45,57</text:p>
          </table:table-cell>
          <table:table-cell table:formula="of:=[.I32]/180*66600" office:value-type="float" office:value="16862.0085197019" calcext:value-type="float">
            <text:p>16 862</text:p>
          </table:table-cell>
          <table:table-cell table:style-name="ce7" table:formula="of:=[.J32]-[.J31]" office:value-type="float" office:value="298.927191310373" calcext:value-type="float">
            <text:p>299</text:p>
          </table:table-cell>
          <table:table-cell table:number-columns-repeated="1013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30/100*[.A33]" office:value-type="float" office:value="-20.7" calcext:value-type="float">
            <text:p>-20,7</text:p>
          </table:table-cell>
          <table:table-cell table:formula="of:=ASIN([.B33]/30)/PI()*180" office:value-type="float" office:value="-43.6301088678543" calcext:value-type="float">
            <text:p>-43,63</text:p>
          </table:table-cell>
          <table:table-cell table:formula="of:=[.C33]*66600/180" office:value-type="float" office:value="-16143.1402811061" calcext:value-type="float">
            <text:p>-16 143</text:p>
          </table:table-cell>
          <table:table-cell table:style-name="ce7" table:formula="of:=[.D33]-[.D32]" office:value-type="float" office:value="294.851199192019" calcext:value-type="float">
            <text:p>29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G33]/100*30" office:value-type="float" office:value="9.3" calcext:value-type="float">
            <text:p>9,3</text:p>
          </table:table-cell>
          <table:table-cell table:formula="of:=ASIN(([.H33]/30-1))/PI()*180+90" office:value-type="float" office:value="46.3698911321457" calcext:value-type="float">
            <text:p>46,37</text:p>
          </table:table-cell>
          <table:table-cell table:formula="of:=[.I33]/180*66600" office:value-type="float" office:value="17156.8597188939" calcext:value-type="float">
            <text:p>17 157</text:p>
          </table:table-cell>
          <table:table-cell table:style-name="ce7" table:formula="of:=[.J33]-[.J32]" office:value-type="float" office:value="294.851199192017" calcext:value-type="float">
            <text:p>295</text:p>
          </table:table-cell>
          <table:table-cell table:number-columns-repeated="1013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30/100*[.A34]" office:value-type="float" office:value="-20.4" calcext:value-type="float">
            <text:p>-20,4</text:p>
          </table:table-cell>
          <table:table-cell table:formula="of:=ASIN([.B34]/30)/PI()*180" office:value-type="float" office:value="-42.8436430435963" calcext:value-type="float">
            <text:p>-42,84</text:p>
          </table:table-cell>
          <table:table-cell table:formula="of:=[.C34]*66600/180" office:value-type="float" office:value="-15852.1479261306" calcext:value-type="float">
            <text:p>-15 852</text:p>
          </table:table-cell>
          <table:table-cell table:style-name="ce7" table:formula="of:=[.D34]-[.D33]" office:value-type="float" office:value="290.992354975448" calcext:value-type="float">
            <text:p>29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G34]/100*30" office:value-type="float" office:value="9.6" calcext:value-type="float">
            <text:p>9,6</text:p>
          </table:table-cell>
          <table:table-cell table:formula="of:=ASIN(([.H34]/30-1))/PI()*180+90" office:value-type="float" office:value="47.1563569564037" calcext:value-type="float">
            <text:p>47,16</text:p>
          </table:table-cell>
          <table:table-cell table:formula="of:=[.I34]/180*66600" office:value-type="float" office:value="17447.8520738694" calcext:value-type="float">
            <text:p>17 448</text:p>
          </table:table-cell>
          <table:table-cell table:style-name="ce7" table:formula="of:=[.J34]-[.J33]" office:value-type="float" office:value="290.992354975446" calcext:value-type="float">
            <text:p>291</text:p>
          </table:table-cell>
          <table:table-cell table:number-columns-repeated="1013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30/100*[.A35]" office:value-type="float" office:value="-20.1" calcext:value-type="float">
            <text:p>-20,1</text:p>
          </table:table-cell>
          <table:table-cell table:formula="of:=ASIN([.B35]/30)/PI()*180" office:value-type="float" office:value="-42.0670648024952" calcext:value-type="float">
            <text:p>-42,07</text:p>
          </table:table-cell>
          <table:table-cell table:formula="of:=[.C35]*66600/180" office:value-type="float" office:value="-15564.8139769232" calcext:value-type="float">
            <text:p>-15 565</text:p>
          </table:table-cell>
          <table:table-cell table:style-name="ce7" table:formula="of:=[.D35]-[.D34]" office:value-type="float" office:value="287.333949207434" calcext:value-type="float">
            <text:p>28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G35]/100*30" office:value-type="float" office:value="9.9" calcext:value-type="float">
            <text:p>9,9</text:p>
          </table:table-cell>
          <table:table-cell table:formula="of:=ASIN(([.H35]/30-1))/PI()*180+90" office:value-type="float" office:value="47.9329351975048" calcext:value-type="float">
            <text:p>47,93</text:p>
          </table:table-cell>
          <table:table-cell table:formula="of:=[.I35]/180*66600" office:value-type="float" office:value="17735.1860230768" calcext:value-type="float">
            <text:p>17 735</text:p>
          </table:table-cell>
          <table:table-cell table:style-name="ce7" table:formula="of:=[.J35]-[.J34]" office:value-type="float" office:value="287.333949207434" calcext:value-type="float">
            <text:p>287</text:p>
          </table:table-cell>
          <table:table-cell table:number-columns-repeated="1013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30/100*[.A36]" office:value-type="float" office:value="-19.8" calcext:value-type="float">
            <text:p>-19,8</text:p>
          </table:table-cell>
          <table:table-cell table:formula="of:=ASIN([.B36]/30)/PI()*180" office:value-type="float" office:value="-41.2998727917059" calcext:value-type="float">
            <text:p>-41,30</text:p>
          </table:table-cell>
          <table:table-cell table:formula="of:=[.C36]*66600/180" office:value-type="float" office:value="-15280.9529329312" calcext:value-type="float">
            <text:p>-15 281</text:p>
          </table:table-cell>
          <table:table-cell table:style-name="ce7" table:formula="of:=[.D36]-[.D35]" office:value-type="float" office:value="283.861043992041" calcext:value-type="float">
            <text:p>28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G36]/100*30" office:value-type="float" office:value="10.2" calcext:value-type="float">
            <text:p>10,2</text:p>
          </table:table-cell>
          <table:table-cell table:formula="of:=ASIN(([.H36]/30-1))/PI()*180+90" office:value-type="float" office:value="48.7001272082941" calcext:value-type="float">
            <text:p>48,70</text:p>
          </table:table-cell>
          <table:table-cell table:formula="of:=[.I36]/180*66600" office:value-type="float" office:value="18019.0470670688" calcext:value-type="float">
            <text:p>18 019</text:p>
          </table:table-cell>
          <table:table-cell table:style-name="ce7" table:formula="of:=[.J36]-[.J35]" office:value-type="float" office:value="283.861043992041" calcext:value-type="float">
            <text:p>284</text:p>
          </table:table-cell>
          <table:table-cell table:number-columns-repeated="1013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30/100*[.A37]" office:value-type="float" office:value="-19.5" calcext:value-type="float">
            <text:p>-19,5</text:p>
          </table:table-cell>
          <table:table-cell table:formula="of:=ASIN([.B37]/30)/PI()*180" office:value-type="float" office:value="-40.5416018735045" calcext:value-type="float">
            <text:p>-40,54</text:p>
          </table:table-cell>
          <table:table-cell table:formula="of:=[.C37]*66600/180" office:value-type="float" office:value="-15000.3926931967" calcext:value-type="float">
            <text:p>-15 000</text:p>
          </table:table-cell>
          <table:table-cell table:style-name="ce7" table:formula="of:=[.D37]-[.D36]" office:value-type="float" office:value="280.560239734496" calcext:value-type="float">
            <text:p>28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37]/100*30" office:value-type="float" office:value="10.5" calcext:value-type="float">
            <text:p>10,5</text:p>
          </table:table-cell>
          <table:table-cell table:formula="of:=ASIN(([.H37]/30-1))/PI()*180+90" office:value-type="float" office:value="49.4583981264955" calcext:value-type="float">
            <text:p>49,46</text:p>
          </table:table-cell>
          <table:table-cell table:formula="of:=[.I37]/180*66600" office:value-type="float" office:value="18299.6073068033" calcext:value-type="float">
            <text:p>18 300</text:p>
          </table:table-cell>
          <table:table-cell table:style-name="ce7" table:formula="of:=[.J37]-[.J36]" office:value-type="float" office:value="280.560239734492" calcext:value-type="float">
            <text:p>281</text:p>
          </table:table-cell>
          <table:table-cell table:number-columns-repeated="1013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30/100*[.A38]" office:value-type="float" office:value="-19.2" calcext:value-type="float">
            <text:p>-19,2</text:p>
          </table:table-cell>
          <table:table-cell table:formula="of:=ASIN([.B38]/30)/PI()*180" office:value-type="float" office:value="-39.7918194995572" calcext:value-type="float">
            <text:p>-39,79</text:p>
          </table:table-cell>
          <table:table-cell table:formula="of:=[.C38]*66600/180" office:value-type="float" office:value="-14722.9732148362" calcext:value-type="float">
            <text:p>-14 723</text:p>
          </table:table-cell>
          <table:table-cell table:style-name="ce7" table:formula="of:=[.D38]-[.D37]" office:value-type="float" office:value="277.419478360496" calcext:value-type="float">
            <text:p>27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G38]/100*30" office:value-type="float" office:value="10.8" calcext:value-type="float">
            <text:p>10,8</text:p>
          </table:table-cell>
          <table:table-cell table:formula="of:=ASIN(([.H38]/30-1))/PI()*180+90" office:value-type="float" office:value="50.2081805004428" calcext:value-type="float">
            <text:p>50,21</text:p>
          </table:table-cell>
          <table:table-cell table:formula="of:=[.I38]/180*66600" office:value-type="float" office:value="18577.0267851638" calcext:value-type="float">
            <text:p>18 577</text:p>
          </table:table-cell>
          <table:table-cell table:style-name="ce7" table:formula="of:=[.J38]-[.J37]" office:value-type="float" office:value="277.419478360502" calcext:value-type="float">
            <text:p>277</text:p>
          </table:table-cell>
          <table:table-cell table:number-columns-repeated="1013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30/100*[.A39]" office:value-type="float" office:value="-18.9" calcext:value-type="float">
            <text:p>-18,9</text:p>
          </table:table-cell>
          <table:table-cell table:formula="of:=ASIN([.B39]/30)/PI()*180" office:value-type="float" office:value="-39.0501225361535" calcext:value-type="float">
            <text:p>-39,05</text:p>
          </table:table-cell>
          <table:table-cell table:formula="of:=[.C39]*66600/180" office:value-type="float" office:value="-14448.5453383768" calcext:value-type="float">
            <text:p>-14 449</text:p>
          </table:table-cell>
          <table:table-cell table:style-name="ce7" table:formula="of:=[.D39]-[.D38]" office:value-type="float" office:value="274.427876459386" calcext:value-type="float">
            <text:p>27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G39]/100*30" office:value-type="float" office:value="11.1" calcext:value-type="float">
            <text:p>11,1</text:p>
          </table:table-cell>
          <table:table-cell table:formula="of:=ASIN(([.H39]/30-1))/PI()*180+90" office:value-type="float" office:value="50.9498774638465" calcext:value-type="float">
            <text:p>50,95</text:p>
          </table:table-cell>
          <table:table-cell table:formula="of:=[.I39]/180*66600" office:value-type="float" office:value="18851.4546616232" calcext:value-type="float">
            <text:p>18 851</text:p>
          </table:table-cell>
          <table:table-cell table:style-name="ce7" table:formula="of:=[.J39]-[.J38]" office:value-type="float" office:value="274.427876459384" calcext:value-type="float">
            <text:p>274</text:p>
          </table:table-cell>
          <table:table-cell table:number-columns-repeated="1013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30/100*[.A40]" office:value-type="float" office:value="-18.6" calcext:value-type="float">
            <text:p>-18,6</text:p>
          </table:table-cell>
          <table:table-cell table:formula="of:=ASIN([.B40]/30)/PI()*180" office:value-type="float" office:value="-38.3161344736657" calcext:value-type="float">
            <text:p>-38,32</text:p>
          </table:table-cell>
          <table:table-cell table:formula="of:=[.C40]*66600/180" office:value-type="float" office:value="-14176.9697552563" calcext:value-type="float">
            <text:p>-14 177</text:p>
          </table:table-cell>
          <table:table-cell table:style-name="ce7" table:formula="of:=[.D40]-[.D39]" office:value-type="float" office:value="271.575583120471" calcext:value-type="float">
            <text:p>27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G40]/100*30" office:value-type="float" office:value="11.4" calcext:value-type="float">
            <text:p>11,4</text:p>
          </table:table-cell>
          <table:table-cell table:formula="of:=ASIN(([.H40]/30-1))/PI()*180+90" office:value-type="float" office:value="51.6838655263343" calcext:value-type="float">
            <text:p>51,68</text:p>
          </table:table-cell>
          <table:table-cell table:formula="of:=[.I40]/180*66600" office:value-type="float" office:value="19123.0302447437" calcext:value-type="float">
            <text:p>19 123</text:p>
          </table:table-cell>
          <table:table-cell table:style-name="ce7" table:formula="of:=[.J40]-[.J39]" office:value-type="float" office:value="271.57558312047" calcext:value-type="float">
            <text:p>272</text:p>
          </table:table-cell>
          <table:table-cell table:number-columns-repeated="1013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30/100*[.A41]" office:value-type="float" office:value="-18.3" calcext:value-type="float">
            <text:p>-18,3</text:p>
          </table:table-cell>
          <table:table-cell table:formula="of:=ASIN([.B41]/30)/PI()*180" office:value-type="float" office:value="-37.5895029648569" calcext:value-type="float">
            <text:p>-37,59</text:p>
          </table:table-cell>
          <table:table-cell table:formula="of:=[.C41]*66600/180" office:value-type="float" office:value="-13908.116096997" calcext:value-type="float">
            <text:p>-13 908</text:p>
          </table:table-cell>
          <table:table-cell table:style-name="ce7" table:formula="of:=[.D41]-[.D40]" office:value-type="float" office:value="268.853658259282" calcext:value-type="float">
            <text:p>26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G41]/100*30" office:value-type="float" office:value="11.7" calcext:value-type="float">
            <text:p>11,7</text:p>
          </table:table-cell>
          <table:table-cell table:formula="of:=ASIN(([.H41]/30-1))/PI()*180+90" office:value-type="float" office:value="52.4104970351431" calcext:value-type="float">
            <text:p>52,41</text:p>
          </table:table-cell>
          <table:table-cell table:formula="of:=[.I41]/180*66600" office:value-type="float" office:value="19391.883903003" calcext:value-type="float">
            <text:p>19 392</text:p>
          </table:table-cell>
          <table:table-cell table:style-name="ce7" table:formula="of:=[.J41]-[.J40]" office:value-type="float" office:value="268.853658259282" calcext:value-type="float">
            <text:p>269</text:p>
          </table:table-cell>
          <table:table-cell table:number-columns-repeated="1013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30/100*[.A42]" office:value-type="float" office:value="-18" calcext:value-type="float">
            <text:p>-18,0</text:p>
          </table:table-cell>
          <table:table-cell table:formula="of:=ASIN([.B42]/30)/PI()*180" office:value-type="float" office:value="-36.869897645844" calcext:value-type="float">
            <text:p>-36,87</text:p>
          </table:table-cell>
          <table:table-cell table:formula="of:=[.C42]*66600/180" office:value-type="float" office:value="-13641.8621289623" calcext:value-type="float">
            <text:p>-13 642</text:p>
          </table:table-cell>
          <table:table-cell table:style-name="ce7" table:formula="of:=[.D42]-[.D41]" office:value-type="float" office:value="266.253968034753" calcext:value-type="float">
            <text:p>26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G42]/100*30" office:value-type="float" office:value="12" calcext:value-type="float">
            <text:p>12,0</text:p>
          </table:table-cell>
          <table:table-cell table:formula="of:=ASIN(([.H42]/30-1))/PI()*180+90" office:value-type="float" office:value="53.130102354156" calcext:value-type="float">
            <text:p>53,13</text:p>
          </table:table-cell>
          <table:table-cell table:formula="of:=[.I42]/180*66600" office:value-type="float" office:value="19658.1378710377" calcext:value-type="float">
            <text:p>19 658</text:p>
          </table:table-cell>
          <table:table-cell table:style-name="ce7" table:formula="of:=[.J42]-[.J41]" office:value-type="float" office:value="266.253968034755" calcext:value-type="float">
            <text:p>266</text:p>
          </table:table-cell>
          <table:table-cell table:number-columns-repeated="1013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30/100*[.A43]" office:value-type="float" office:value="-17.7" calcext:value-type="float">
            <text:p>-17,7</text:p>
          </table:table-cell>
          <table:table-cell table:formula="of:=ASIN([.B43]/30)/PI()*180" office:value-type="float" office:value="-36.1570082009988" calcext:value-type="float">
            <text:p>-36,16</text:p>
          </table:table-cell>
          <table:table-cell table:formula="of:=[.C43]*66600/180" office:value-type="float" office:value="-13378.0930343696" calcext:value-type="float">
            <text:p>-13 378</text:p>
          </table:table-cell>
          <table:table-cell table:style-name="ce7" table:formula="of:=[.D43]-[.D42]" office:value-type="float" office:value="263.769094592717" calcext:value-type="float">
            <text:p>26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G43]/100*30" office:value-type="float" office:value="12.3" calcext:value-type="float">
            <text:p>12,3</text:p>
          </table:table-cell>
          <table:table-cell table:formula="of:=ASIN(([.H43]/30-1))/PI()*180+90" office:value-type="float" office:value="53.8429917990012" calcext:value-type="float">
            <text:p>53,84</text:p>
          </table:table-cell>
          <table:table-cell table:formula="of:=[.I43]/180*66600" office:value-type="float" office:value="19921.9069656304" calcext:value-type="float">
            <text:p>19 922</text:p>
          </table:table-cell>
          <table:table-cell table:style-name="ce7" table:formula="of:=[.J43]-[.J42]" office:value-type="float" office:value="263.769094592713" calcext:value-type="float">
            <text:p>264</text:p>
          </table:table-cell>
          <table:table-cell table:number-columns-repeated="1013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30/100*[.A44]" office:value-type="float" office:value="-17.4" calcext:value-type="float">
            <text:p>-17,4</text:p>
          </table:table-cell>
          <table:table-cell table:formula="of:=ASIN([.B44]/30)/PI()*180" office:value-type="float" office:value="-35.4505426391754" calcext:value-type="float">
            <text:p>-35,45</text:p>
          </table:table-cell>
          <table:table-cell table:formula="of:=[.C44]*66600/180" office:value-type="float" office:value="-13116.7007764949" calcext:value-type="float">
            <text:p>-13 117</text:p>
          </table:table-cell>
          <table:table-cell table:style-name="ce7" table:formula="of:=[.D44]-[.D43]" office:value-type="float" office:value="261.392257874666" calcext:value-type="float">
            <text:p>26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G44]/100*30" office:value-type="float" office:value="12.6" calcext:value-type="float">
            <text:p>12,6</text:p>
          </table:table-cell>
          <table:table-cell table:formula="of:=ASIN(([.H44]/30-1))/PI()*180+90" office:value-type="float" office:value="54.5494573608246" calcext:value-type="float">
            <text:p>54,55</text:p>
          </table:table-cell>
          <table:table-cell table:formula="of:=[.I44]/180*66600" office:value-type="float" office:value="20183.2992235051" calcext:value-type="float">
            <text:p>20 183</text:p>
          </table:table-cell>
          <table:table-cell table:style-name="ce7" table:formula="of:=[.J44]-[.J43]" office:value-type="float" office:value="261.392257874668" calcext:value-type="float">
            <text:p>261</text:p>
          </table:table-cell>
          <table:table-cell table:number-columns-repeated="1013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30/100*[.A45]" office:value-type="float" office:value="-17.1" calcext:value-type="float">
            <text:p>-17,1</text:p>
          </table:table-cell>
          <table:table-cell table:formula="of:=ASIN([.B45]/30)/PI()*180" office:value-type="float" office:value="-34.7502257536825" calcext:value-type="float">
            <text:p>-34,75</text:p>
          </table:table-cell>
          <table:table-cell table:formula="of:=[.C45]*66600/180" office:value-type="float" office:value="-12857.5835288625" calcext:value-type="float">
            <text:p>-12 858</text:p>
          </table:table-cell>
          <table:table-cell table:style-name="ce7" table:formula="of:=[.D45]-[.D44]" office:value-type="float" office:value="259.117247632395" calcext:value-type="float">
            <text:p>25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G45]/100*30" office:value-type="float" office:value="12.9" calcext:value-type="float">
            <text:p>12,9</text:p>
          </table:table-cell>
          <table:table-cell table:formula="of:=ASIN(([.H45]/30-1))/PI()*180+90" office:value-type="float" office:value="55.2497742463175" calcext:value-type="float">
            <text:p>55,25</text:p>
          </table:table-cell>
          <table:table-cell table:formula="of:=[.I45]/180*66600" office:value-type="float" office:value="20442.4164711375" calcext:value-type="float">
            <text:p>20 442</text:p>
          </table:table-cell>
          <table:table-cell table:style-name="ce7" table:formula="of:=[.J45]-[.J44]" office:value-type="float" office:value="259.117247632392" calcext:value-type="float">
            <text:p>259</text:p>
          </table:table-cell>
          <table:table-cell table:number-columns-repeated="1013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30/100*[.A46]" office:value-type="float" office:value="-16.8" calcext:value-type="float">
            <text:p>-16,8</text:p>
          </table:table-cell>
          <table:table-cell table:formula="of:=ASIN([.B46]/30)/PI()*180" office:value-type="float" office:value="-34.0557977425679" calcext:value-type="float">
            <text:p>-34,06</text:p>
          </table:table-cell>
          <table:table-cell table:formula="of:=[.C46]*66600/180" office:value-type="float" office:value="-12600.6451647501" calcext:value-type="float">
            <text:p>-12 601</text:p>
          </table:table-cell>
          <table:table-cell table:style-name="ce7" table:formula="of:=[.D46]-[.D45]" office:value-type="float" office:value="256.938364112379" calcext:value-type="float">
            <text:p>25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G46]/100*30" office:value-type="float" office:value="13.2" calcext:value-type="float">
            <text:p>13,2</text:p>
          </table:table-cell>
          <table:table-cell table:formula="of:=ASIN(([.H46]/30-1))/PI()*180+90" office:value-type="float" office:value="55.9442022574321" calcext:value-type="float">
            <text:p>55,94</text:p>
          </table:table-cell>
          <table:table-cell table:formula="of:=[.I46]/180*66600" office:value-type="float" office:value="20699.3548352499" calcext:value-type="float">
            <text:p>20 699</text:p>
          </table:table-cell>
          <table:table-cell table:style-name="ce7" table:formula="of:=[.J46]-[.J45]" office:value-type="float" office:value="256.938364112386" calcext:value-type="float">
            <text:p>257</text:p>
          </table:table-cell>
          <table:table-cell table:number-columns-repeated="1013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30/100*[.A47]" office:value-type="float" office:value="-16.5" calcext:value-type="float">
            <text:p>-16,5</text:p>
          </table:table-cell>
          <table:table-cell table:formula="of:=ASIN([.B47]/30)/PI()*180" office:value-type="float" office:value="-33.3670129692317" calcext:value-type="float">
            <text:p>-33,37</text:p>
          </table:table-cell>
          <table:table-cell table:formula="of:=[.C47]*66600/180" office:value-type="float" office:value="-12345.7947986157" calcext:value-type="float">
            <text:p>-12 346</text:p>
          </table:table-cell>
          <table:table-cell table:style-name="ce7" table:formula="of:=[.D47]-[.D46]" office:value-type="float" office:value="254.85036613438" calcext:value-type="float">
            <text:p>25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G47]/100*30" office:value-type="float" office:value="13.5" calcext:value-type="float">
            <text:p>13,5</text:p>
          </table:table-cell>
          <table:table-cell table:formula="of:=ASIN(([.H47]/30-1))/PI()*180+90" office:value-type="float" office:value="56.6329870307682" calcext:value-type="float">
            <text:p>56,63</text:p>
          </table:table-cell>
          <table:table-cell table:formula="of:=[.I47]/180*66600" office:value-type="float" office:value="20954.2052013843" calcext:value-type="float">
            <text:p>20 954</text:p>
          </table:table-cell>
          <table:table-cell table:style-name="ce7" table:formula="of:=[.J47]-[.J46]" office:value-type="float" office:value="254.850366134382" calcext:value-type="float">
            <text:p>255</text:p>
          </table:table-cell>
          <table:table-cell table:number-columns-repeated="1013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30/100*[.A48]" office:value-type="float" office:value="-16.2" calcext:value-type="float">
            <text:p>-16,2</text:p>
          </table:table-cell>
          <table:table-cell table:formula="of:=ASIN([.B48]/30)/PI()*180" office:value-type="float" office:value="-32.6836388462579" calcext:value-type="float">
            <text:p>-32,68</text:p>
          </table:table-cell>
          <table:table-cell table:formula="of:=[.C48]*66600/180" office:value-type="float" office:value="-12092.9463731154" calcext:value-type="float">
            <text:p>-12 093</text:p>
          </table:table-cell>
          <table:table-cell table:style-name="ce7" table:formula="of:=[.D48]-[.D47]" office:value-type="float" office:value="252.84842550031" calcext:value-type="float">
            <text:p>253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G48]/100*30" office:value-type="float" office:value="13.8" calcext:value-type="float">
            <text:p>13,8</text:p>
          </table:table-cell>
          <table:table-cell table:formula="of:=ASIN(([.H48]/30-1))/PI()*180+90" office:value-type="float" office:value="57.3163611537421" calcext:value-type="float">
            <text:p>57,32</text:p>
          </table:table-cell>
          <table:table-cell table:formula="of:=[.I48]/180*66600" office:value-type="float" office:value="21207.0536268846" calcext:value-type="float">
            <text:p>21 207</text:p>
          </table:table-cell>
          <table:table-cell table:style-name="ce7" table:formula="of:=[.J48]-[.J47]" office:value-type="float" office:value="252.848425500306" calcext:value-type="float">
            <text:p>253</text:p>
          </table:table-cell>
          <table:table-cell table:number-columns-repeated="1013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30/100*[.A49]" office:value-type="float" office:value="-15.9" calcext:value-type="float">
            <text:p>-15,9</text:p>
          </table:table-cell>
          <table:table-cell table:formula="of:=ASIN([.B49]/30)/PI()*180" office:value-type="float" office:value="-32.0054548277642" calcext:value-type="float">
            <text:p>-32,01</text:p>
          </table:table-cell>
          <table:table-cell table:formula="of:=[.C49]*66600/180" office:value-type="float" office:value="-11842.0182862728" calcext:value-type="float">
            <text:p>-11 842</text:p>
          </table:table-cell>
          <table:table-cell table:style-name="ce7" table:formula="of:=[.D49]-[.D48]" office:value-type="float" office:value="250.92808684267" calcext:value-type="float">
            <text:p>25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G49]/100*30" office:value-type="float" office:value="14.1" calcext:value-type="float">
            <text:p>14,1</text:p>
          </table:table-cell>
          <table:table-cell table:formula="of:=ASIN(([.H49]/30-1))/PI()*180+90" office:value-type="float" office:value="57.9945451722358" calcext:value-type="float">
            <text:p>57,99</text:p>
          </table:table-cell>
          <table:table-cell table:formula="of:=[.I49]/180*66600" office:value-type="float" office:value="21457.9817137272" calcext:value-type="float">
            <text:p>21 458</text:p>
          </table:table-cell>
          <table:table-cell table:style-name="ce7" table:formula="of:=[.J49]-[.J48]" office:value-type="float" office:value="250.928086842665" calcext:value-type="float">
            <text:p>251</text:p>
          </table:table-cell>
          <table:table-cell table:number-columns-repeated="1013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30/100*[.A50]" office:value-type="float" office:value="-15.6" calcext:value-type="float">
            <text:p>-15,6</text:p>
          </table:table-cell>
          <table:table-cell table:formula="of:=ASIN([.B50]/30)/PI()*180" office:value-type="float" office:value="-31.3322514975943" calcext:value-type="float">
            <text:p>-31,33</text:p>
          </table:table-cell>
          <table:table-cell table:formula="of:=[.C50]*66600/180" office:value-type="float" office:value="-11592.9330541099" calcext:value-type="float">
            <text:p>-11 593</text:p>
          </table:table-cell>
          <table:table-cell table:style-name="ce7" table:formula="of:=[.D50]-[.D49]" office:value-type="float" office:value="249.08523216289" calcext:value-type="float">
            <text:p>24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G50]/100*30" office:value-type="float" office:value="14.4" calcext:value-type="float">
            <text:p>14,4</text:p>
          </table:table-cell>
          <table:table-cell table:formula="of:=ASIN(([.H50]/30-1))/PI()*180+90" office:value-type="float" office:value="58.6677485024057" calcext:value-type="float">
            <text:p>58,67</text:p>
          </table:table-cell>
          <table:table-cell table:formula="of:=[.I50]/180*66600" office:value-type="float" office:value="21707.0669458901" calcext:value-type="float">
            <text:p>21 707</text:p>
          </table:table-cell>
          <table:table-cell table:style-name="ce7" table:formula="of:=[.J50]-[.J49]" office:value-type="float" office:value="249.085232162895" calcext:value-type="float">
            <text:p>249</text:p>
          </table:table-cell>
          <table:table-cell table:number-columns-repeated="1013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30/100*[.A51]" office:value-type="float" office:value="-15.3" calcext:value-type="float">
            <text:p>-15,3</text:p>
          </table:table-cell>
          <table:table-cell table:formula="of:=ASIN([.B51]/30)/PI()*180" office:value-type="float" office:value="-30.663829742386" calcext:value-type="float">
            <text:p>-30,66</text:p>
          </table:table-cell>
          <table:table-cell table:formula="of:=[.C51]*66600/180" office:value-type="float" office:value="-11345.6170046828" calcext:value-type="float">
            <text:p>-11 346</text:p>
          </table:table-cell>
          <table:table-cell table:style-name="ce7" table:formula="of:=[.D51]-[.D50]" office:value-type="float" office:value="247.316049427069" calcext:value-type="float">
            <text:p>247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G51]/100*30" office:value-type="float" office:value="14.7" calcext:value-type="float">
            <text:p>14,7</text:p>
          </table:table-cell>
          <table:table-cell table:formula="of:=ASIN(([.H51]/30-1))/PI()*180+90" office:value-type="float" office:value="59.336170257614" calcext:value-type="float">
            <text:p>59,34</text:p>
          </table:table-cell>
          <table:table-cell table:formula="of:=[.I51]/180*66600" office:value-type="float" office:value="21954.3829953172" calcext:value-type="float">
            <text:p>21 954</text:p>
          </table:table-cell>
          <table:table-cell table:style-name="ce7" table:formula="of:=[.J51]-[.J50]" office:value-type="float" office:value="247.316049427071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30/100*[.A52]" office:value-type="float" office:value="-15" calcext:value-type="float">
            <text:p>-15,0</text:p>
          </table:table-cell>
          <table:table-cell table:formula="of:=ASIN([.B52]/30)/PI()*180" office:value-type="float" office:value="-30" calcext:value-type="float">
            <text:p>-30,00</text:p>
          </table:table-cell>
          <table:table-cell table:formula="of:=[.C52]*66600/180" office:value-type="float" office:value="-11100" calcext:value-type="float">
            <text:p>-11 100</text:p>
          </table:table-cell>
          <table:table-cell table:style-name="ce7" table:formula="of:=[.D52]-[.D51]" office:value-type="float" office:value="245.617004682808" calcext:value-type="float">
            <text:p>24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G52]/100*30" office:value-type="float" office:value="15" calcext:value-type="float">
            <text:p>15,0</text:p>
          </table:table-cell>
          <table:table-cell table:formula="of:=ASIN(([.H52]/30-1))/PI()*180+90" office:value-type="float" office:value="60" calcext:value-type="float">
            <text:p>60,00</text:p>
          </table:table-cell>
          <table:table-cell table:formula="of:=[.I52]/180*66600" office:value-type="float" office:value="22200" calcext:value-type="float">
            <text:p>22 200</text:p>
          </table:table-cell>
          <table:table-cell table:style-name="ce7" table:formula="of:=[.J52]-[.J51]" office:value-type="float" office:value="245.617004682808" calcext:value-type="float">
            <text:p>246</text:p>
          </table:table-cell>
          <table:table-cell table:number-columns-repeated="1013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30/100*[.A53]" office:value-type="float" office:value="-14.7" calcext:value-type="float">
            <text:p>-14,7</text:p>
          </table:table-cell>
          <table:table-cell table:formula="of:=ASIN([.B53]/30)/PI()*180" office:value-type="float" office:value="-29.3405815750237" calcext:value-type="float">
            <text:p>-29,34</text:p>
          </table:table-cell>
          <table:table-cell table:formula="of:=[.C53]*66600/180" office:value-type="float" office:value="-10856.0151827588" calcext:value-type="float">
            <text:p>-10 856</text:p>
          </table:table-cell>
          <table:table-cell table:style-name="ce7" table:formula="of:=[.D53]-[.D52]" office:value-type="float" office:value="243.984817241222" calcext:value-type="float">
            <text:p>24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G53]/100*30" office:value-type="float" office:value="15.3" calcext:value-type="float">
            <text:p>15,3</text:p>
          </table:table-cell>
          <table:table-cell table:formula="of:=ASIN(([.H53]/30-1))/PI()*180+90" office:value-type="float" office:value="60.6594184249763" calcext:value-type="float">
            <text:p>60,66</text:p>
          </table:table-cell>
          <table:table-cell table:formula="of:=[.I53]/180*66600" office:value-type="float" office:value="22443.9848172412" calcext:value-type="float">
            <text:p>22 444</text:p>
          </table:table-cell>
          <table:table-cell table:style-name="ce7" table:formula="of:=[.J53]-[.J52]" office:value-type="float" office:value="243.984817241217" calcext:value-type="float">
            <text:p>244</text:p>
          </table:table-cell>
          <table:table-cell table:number-columns-repeated="1013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30/100*[.A54]" office:value-type="float" office:value="-14.4" calcext:value-type="float">
            <text:p>-14,4</text:p>
          </table:table-cell>
          <table:table-cell table:formula="of:=ASIN([.B54]/30)/PI()*180" office:value-type="float" office:value="-28.6854020141189" calcext:value-type="float">
            <text:p>-28,69</text:p>
          </table:table-cell>
          <table:table-cell table:formula="of:=[.C54]*66600/180" office:value-type="float" office:value="-10613.598745224" calcext:value-type="float">
            <text:p>-10 614</text:p>
          </table:table-cell>
          <table:table-cell table:style-name="ce7" table:formula="of:=[.D54]-[.D53]" office:value-type="float" office:value="242.416437534781" calcext:value-type="float">
            <text:p>24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G54]/100*30" office:value-type="float" office:value="15.6" calcext:value-type="float">
            <text:p>15,6</text:p>
          </table:table-cell>
          <table:table-cell table:formula="of:=ASIN(([.H54]/30-1))/PI()*180+90" office:value-type="float" office:value="61.3145979858811" calcext:value-type="float">
            <text:p>61,31</text:p>
          </table:table-cell>
          <table:table-cell table:formula="of:=[.I54]/180*66600" office:value-type="float" office:value="22686.401254776" calcext:value-type="float">
            <text:p>22 686</text:p>
          </table:table-cell>
          <table:table-cell table:style-name="ce7" table:formula="of:=[.J54]-[.J53]" office:value-type="float" office:value="242.416437534779" calcext:value-type="float">
            <text:p>242</text:p>
          </table:table-cell>
          <table:table-cell table:number-columns-repeated="1013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30/100*[.A55]" office:value-type="float" office:value="-14.1" calcext:value-type="float">
            <text:p>-14,1</text:p>
          </table:table-cell>
          <table:table-cell table:formula="of:=ASIN([.B55]/30)/PI()*180" office:value-type="float" office:value="-28.0342965348813" calcext:value-type="float">
            <text:p>-28,03</text:p>
          </table:table-cell>
          <table:table-cell table:formula="of:=[.C55]*66600/180" office:value-type="float" office:value="-10372.6897179061" calcext:value-type="float">
            <text:p>-10 373</text:p>
          </table:table-cell>
          <table:table-cell table:style-name="ce7" table:formula="of:=[.D55]-[.D54]" office:value-type="float" office:value="240.909027317926" calcext:value-type="float">
            <text:p>24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G55]/100*30" office:value-type="float" office:value="15.9" calcext:value-type="float">
            <text:p>15,9</text:p>
          </table:table-cell>
          <table:table-cell table:formula="of:=ASIN(([.H55]/30-1))/PI()*180+90" office:value-type="float" office:value="61.9657034651187" calcext:value-type="float">
            <text:p>61,97</text:p>
          </table:table-cell>
          <table:table-cell table:formula="of:=[.I55]/180*66600" office:value-type="float" office:value="22927.3102820939" calcext:value-type="float">
            <text:p>22 927</text:p>
          </table:table-cell>
          <table:table-cell table:style-name="ce7" table:formula="of:=[.J55]-[.J54]" office:value-type="float" office:value="240.909027317932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30/100*[.A56]" office:value-type="float" office:value="-13.8" calcext:value-type="float">
            <text:p>-13,8</text:p>
          </table:table-cell>
          <table:table-cell table:formula="of:=ASIN([.B56]/30)/PI()*180" office:value-type="float" office:value="-27.3871075026539" calcext:value-type="float">
            <text:p>-27,39</text:p>
          </table:table-cell>
          <table:table-cell table:formula="of:=[.C56]*66600/180" office:value-type="float" office:value="-10133.2297759819" calcext:value-type="float">
            <text:p>-10 133</text:p>
          </table:table-cell>
          <table:table-cell table:style-name="ce7" table:formula="of:=[.D56]-[.D55]" office:value-type="float" office:value="239.459941924128" calcext:value-type="float">
            <text:p>23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G56]/100*30" office:value-type="float" office:value="16.2" calcext:value-type="float">
            <text:p>16,2</text:p>
          </table:table-cell>
          <table:table-cell table:formula="of:=ASIN(([.H56]/30-1))/PI()*180+90" office:value-type="float" office:value="62.6128924973461" calcext:value-type="float">
            <text:p>62,61</text:p>
          </table:table-cell>
          <table:table-cell table:formula="of:=[.I56]/180*66600" office:value-type="float" office:value="23166.7702240181" calcext:value-type="float">
            <text:p>23 167</text:p>
          </table:table-cell>
          <table:table-cell table:style-name="ce7" table:formula="of:=[.J56]-[.J55]" office:value-type="float" office:value="239.459941924128" calcext:value-type="float">
            <text:p>239</text:p>
          </table:table-cell>
          <table:table-cell table:number-columns-repeated="1013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30/100*[.A57]" office:value-type="float" office:value="-13.5" calcext:value-type="float">
            <text:p>-13,5</text:p>
          </table:table-cell>
          <table:table-cell table:formula="of:=ASIN([.B57]/30)/PI()*180" office:value-type="float" office:value="-26.743683950403" calcext:value-type="float">
            <text:p>-26,74</text:p>
          </table:table-cell>
          <table:table-cell table:formula="of:=[.C57]*66600/180" office:value-type="float" office:value="-9895.16306164911" calcext:value-type="float">
            <text:p>-9 895</text:p>
          </table:table-cell>
          <table:table-cell table:style-name="ce7" table:formula="of:=[.D57]-[.D56]" office:value-type="float" office:value="238.066714332832" calcext:value-type="float">
            <text:p>23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G57]/100*30" office:value-type="float" office:value="16.5" calcext:value-type="float">
            <text:p>16,5</text:p>
          </table:table-cell>
          <table:table-cell table:formula="of:=ASIN(([.H57]/30-1))/PI()*180+90" office:value-type="float" office:value="63.256316049597" calcext:value-type="float">
            <text:p>63,26</text:p>
          </table:table-cell>
          <table:table-cell table:formula="of:=[.I57]/180*66600" office:value-type="float" office:value="23404.8369383509" calcext:value-type="float">
            <text:p>23 405</text:p>
          </table:table-cell>
          <table:table-cell table:style-name="ce7" table:formula="of:=[.J57]-[.J56]" office:value-type="float" office:value="238.066714332832" calcext:value-type="float">
            <text:p>238</text:p>
          </table:table-cell>
          <table:table-cell table:number-columns-repeated="1013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30/100*[.A58]" office:value-type="float" office:value="-13.2" calcext:value-type="float">
            <text:p>-13,2</text:p>
          </table:table-cell>
          <table:table-cell table:formula="of:=ASIN([.B58]/30)/PI()*180" office:value-type="float" office:value="-26.1038811373399" calcext:value-type="float">
            <text:p>-26,10</text:p>
          </table:table-cell>
          <table:table-cell table:formula="of:=[.C58]*66600/180" office:value-type="float" office:value="-9658.43602081576" calcext:value-type="float">
            <text:p>-9 658</text:p>
          </table:table-cell>
          <table:table-cell table:style-name="ce7" table:formula="of:=[.D58]-[.D57]" office:value-type="float" office:value="236.72704083335" calcext:value-type="float">
            <text:p>237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G58]/100*30" office:value-type="float" office:value="16.8" calcext:value-type="float">
            <text:p>16,8</text:p>
          </table:table-cell>
          <table:table-cell table:formula="of:=ASIN(([.H58]/30-1))/PI()*180+90" office:value-type="float" office:value="63.8961188626601" calcext:value-type="float">
            <text:p>63,90</text:p>
          </table:table-cell>
          <table:table-cell table:formula="of:=[.I58]/180*66600" office:value-type="float" office:value="23641.5639791842" calcext:value-type="float">
            <text:p>23 642</text:p>
          </table:table-cell>
          <table:table-cell table:style-name="ce7" table:formula="of:=[.J58]-[.J57]" office:value-type="float" office:value="236.727040833353" calcext:value-type="float">
            <text:p>237</text:p>
          </table:table-cell>
          <table:table-cell table:number-columns-repeated="1013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30/100*[.A59]" office:value-type="float" office:value="-12.9" calcext:value-type="float">
            <text:p>-12,9</text:p>
          </table:table-cell>
          <table:table-cell table:formula="of:=ASIN([.B59]/30)/PI()*180" office:value-type="float" office:value="-25.4675601424724" calcext:value-type="float">
            <text:p>-25,47</text:p>
          </table:table-cell>
          <table:table-cell table:formula="of:=[.C59]*66600/180" office:value-type="float" office:value="-9422.99725271478" calcext:value-type="float">
            <text:p>-9 423</text:p>
          </table:table-cell>
          <table:table-cell table:style-name="ce7" table:formula="of:=[.D59]-[.D58]" office:value-type="float" office:value="235.438768100987" calcext:value-type="float">
            <text:p>23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G59]/100*30" office:value-type="float" office:value="17.1" calcext:value-type="float">
            <text:p>17,1</text:p>
          </table:table-cell>
          <table:table-cell table:formula="of:=ASIN(([.H59]/30-1))/PI()*180+90" office:value-type="float" office:value="64.5324398575276" calcext:value-type="float">
            <text:p>64,53</text:p>
          </table:table-cell>
          <table:table-cell table:formula="of:=[.I59]/180*66600" office:value-type="float" office:value="23877.0027472852" calcext:value-type="float">
            <text:p>23 877</text:p>
          </table:table-cell>
          <table:table-cell table:style-name="ce7" table:formula="of:=[.J59]-[.J58]" office:value-type="float" office:value="235.438768100983" calcext:value-type="float">
            <text:p>235</text:p>
          </table:table-cell>
          <table:table-cell table:number-columns-repeated="1013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30/100*[.A60]" office:value-type="float" office:value="-12.6" calcext:value-type="float">
            <text:p>-12,6</text:p>
          </table:table-cell>
          <table:table-cell table:formula="of:=ASIN([.B60]/30)/PI()*180" office:value-type="float" office:value="-24.8345874897016" calcext:value-type="float">
            <text:p>-24,83</text:p>
          </table:table-cell>
          <table:table-cell table:formula="of:=[.C60]*66600/180" office:value-type="float" office:value="-9188.79737118959" calcext:value-type="float">
            <text:p>-9 189</text:p>
          </table:table-cell>
          <table:table-cell table:style-name="ce7" table:formula="of:=[.D60]-[.D59]" office:value-type="float" office:value="234.199881525192" calcext:value-type="float">
            <text:p>23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G60]/100*30" office:value-type="float" office:value="17.4" calcext:value-type="float">
            <text:p>17,4</text:p>
          </table:table-cell>
          <table:table-cell table:formula="of:=ASIN(([.H60]/30-1))/PI()*180+90" office:value-type="float" office:value="65.1654125102984" calcext:value-type="float">
            <text:p>65,17</text:p>
          </table:table-cell>
          <table:table-cell table:formula="of:=[.I60]/180*66600" office:value-type="float" office:value="24111.2026288104" calcext:value-type="float">
            <text:p>24 111</text:p>
          </table:table-cell>
          <table:table-cell table:style-name="ce7" table:formula="of:=[.J60]-[.J59]" office:value-type="float" office:value="234.19988152519" calcext:value-type="float">
            <text:p>234</text:p>
          </table:table-cell>
          <table:table-cell table:number-columns-repeated="1013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30/100*[.A61]" office:value-type="float" office:value="-12.3" calcext:value-type="float">
            <text:p>-12,3</text:p>
          </table:table-cell>
          <table:table-cell table:formula="of:=ASIN([.B61]/30)/PI()*180" office:value-type="float" office:value="-24.2048348014583" calcext:value-type="float">
            <text:p>-24,20</text:p>
          </table:table-cell>
          <table:table-cell table:formula="of:=[.C61]*66600/180" office:value-type="float" office:value="-8955.78887653958" calcext:value-type="float">
            <text:p>-8 956</text:p>
          </table:table-cell>
          <table:table-cell table:style-name="ce7" table:formula="of:=[.D61]-[.D60]" office:value-type="float" office:value="233.00849465000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G61]/100*30" office:value-type="float" office:value="17.7" calcext:value-type="float">
            <text:p>17,7</text:p>
          </table:table-cell>
          <table:table-cell table:formula="of:=ASIN(([.H61]/30-1))/PI()*180+90" office:value-type="float" office:value="65.7951651985417" calcext:value-type="float">
            <text:p>65,80</text:p>
          </table:table-cell>
          <table:table-cell table:formula="of:=[.I61]/180*66600" office:value-type="float" office:value="24344.2111234604" calcext:value-type="float">
            <text:p>24 344</text:p>
          </table:table-cell>
          <table:table-cell table:style-name="ce7" table:formula="of:=[.J61]-[.J60]" office:value-type="float" office:value="233.008494650003" calcext:value-type="float">
            <text:p>233</text:p>
          </table:table-cell>
          <table:table-cell table:number-columns-repeated="1013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30/100*[.A62]" office:value-type="float" office:value="-12" calcext:value-type="float">
            <text:p>-12,0</text:p>
          </table:table-cell>
          <table:table-cell table:formula="of:=ASIN([.B62]/30)/PI()*180" office:value-type="float" office:value="-23.5781784782018" calcext:value-type="float">
            <text:p>-23,58</text:p>
          </table:table-cell>
          <table:table-cell table:formula="of:=[.C62]*66600/180" office:value-type="float" office:value="-8723.92603693468" calcext:value-type="float">
            <text:p>-8 724</text:p>
          </table:table-cell>
          <table:table-cell table:style-name="ce7" table:formula="of:=[.D62]-[.D61]" office:value-type="float" office:value="231.862839604903" calcext:value-type="float">
            <text:p>23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G62]/100*30" office:value-type="float" office:value="18" calcext:value-type="float">
            <text:p>18,0</text:p>
          </table:table-cell>
          <table:table-cell table:formula="of:=ASIN(([.H62]/30-1))/PI()*180+90" office:value-type="float" office:value="66.4218215217982" calcext:value-type="float">
            <text:p>66,42</text:p>
          </table:table-cell>
          <table:table-cell table:formula="of:=[.I62]/180*66600" office:value-type="float" office:value="24576.0739630653" calcext:value-type="float">
            <text:p>24 576</text:p>
          </table:table-cell>
          <table:table-cell table:style-name="ce7" table:formula="of:=[.J62]-[.J61]" office:value-type="float" office:value="231.862839604906" calcext:value-type="float">
            <text:p>232</text:p>
          </table:table-cell>
          <table:table-cell table:number-columns-repeated="1013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30/100*[.A63]" office:value-type="float" office:value="-11.7" calcext:value-type="float">
            <text:p>-11,7</text:p>
          </table:table-cell>
          <table:table-cell table:formula="of:=ASIN([.B63]/30)/PI()*180" office:value-type="float" office:value="-22.9544994013928" calcext:value-type="float">
            <text:p>-22,95</text:p>
          </table:table-cell>
          <table:table-cell table:formula="of:=[.C63]*66600/180" office:value-type="float" office:value="-8493.16477851534" calcext:value-type="float">
            <text:p>-8 493</text:p>
          </table:table-cell>
          <table:table-cell table:style-name="ce7" table:formula="of:=[.D63]-[.D62]" office:value-type="float" office:value="230.761258419341" calcext:value-type="float">
            <text:p>23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G63]/100*30" office:value-type="float" office:value="18.3" calcext:value-type="float">
            <text:p>18,3</text:p>
          </table:table-cell>
          <table:table-cell table:formula="of:=ASIN(([.H63]/30-1))/PI()*180+90" office:value-type="float" office:value="67.0455005986072" calcext:value-type="float">
            <text:p>67,05</text:p>
          </table:table-cell>
          <table:table-cell table:formula="of:=[.I63]/180*66600" office:value-type="float" office:value="24806.8352214847" calcext:value-type="float">
            <text:p>24 807</text:p>
          </table:table-cell>
          <table:table-cell table:style-name="ce7" table:formula="of:=[.J63]-[.J62]" office:value-type="float" office:value="230.761258419338" calcext:value-type="float">
            <text:p>231</text:p>
          </table:table-cell>
          <table:table-cell table:number-columns-repeated="1013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30/100*[.A64]" office:value-type="float" office:value="-11.4" calcext:value-type="float">
            <text:p>-11,4</text:p>
          </table:table-cell>
          <table:table-cell table:formula="of:=ASIN([.B64]/30)/PI()*180" office:value-type="float" office:value="-22.3336826578053" calcext:value-type="float">
            <text:p>-22,33</text:p>
          </table:table-cell>
          <table:table-cell table:formula="of:=[.C64]*66600/180" office:value-type="float" office:value="-8263.46258338796" calcext:value-type="float">
            <text:p>-8 263</text:p>
          </table:table-cell>
          <table:table-cell table:style-name="ce7" table:formula="of:=[.D64]-[.D63]" office:value-type="float" office:value="229.702195127376" calcext:value-type="float">
            <text:p>23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G64]/100*30" office:value-type="float" office:value="18.6" calcext:value-type="float">
            <text:p>18,6</text:p>
          </table:table-cell>
          <table:table-cell table:formula="of:=ASIN(([.H64]/30-1))/PI()*180+90" office:value-type="float" office:value="67.6663173421947" calcext:value-type="float">
            <text:p>67,67</text:p>
          </table:table-cell>
          <table:table-cell table:formula="of:=[.I64]/180*66600" office:value-type="float" office:value="25036.537416612" calcext:value-type="float">
            <text:p>25 037</text:p>
          </table:table-cell>
          <table:table-cell table:style-name="ce7" table:formula="of:=[.J64]-[.J63]" office:value-type="float" office:value="229.702195127378" calcext:value-type="float">
            <text:p>230</text:p>
          </table:table-cell>
          <table:table-cell table:number-columns-repeated="1013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30/100*[.A65]" office:value-type="float" office:value="-11.1" calcext:value-type="float">
            <text:p>-11,1</text:p>
          </table:table-cell>
          <table:table-cell table:formula="of:=ASIN([.B65]/30)/PI()*180" office:value-type="float" office:value="-21.7156172832645" calcext:value-type="float">
            <text:p>-21,72</text:p>
          </table:table-cell>
          <table:table-cell table:formula="of:=[.C65]*66600/180" office:value-type="float" office:value="-8034.77839480785" calcext:value-type="float">
            <text:p>-8 035</text:p>
          </table:table-cell>
          <table:table-cell table:style-name="ce7" table:formula="of:=[.D65]-[.D64]" office:value-type="float" office:value="228.684188580114" calcext:value-type="float">
            <text:p>229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G65]/100*30" office:value-type="float" office:value="18.9" calcext:value-type="float">
            <text:p>18,9</text:p>
          </table:table-cell>
          <table:table-cell table:formula="of:=ASIN(([.H65]/30-1))/PI()*180+90" office:value-type="float" office:value="68.2843827167356" calcext:value-type="float">
            <text:p>68,28</text:p>
          </table:table-cell>
          <table:table-cell table:formula="of:=[.I65]/180*66600" office:value-type="float" office:value="25265.2216051922" calcext:value-type="float">
            <text:p>25 265</text:p>
          </table:table-cell>
          <table:table-cell table:style-name="ce7" table:formula="of:=[.J65]-[.J64]" office:value-type="float" office:value="228.684188580115" calcext:value-type="float">
            <text:p>229</text:p>
          </table:table-cell>
          <table:table-cell table:number-columns-repeated="1013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30/100*[.A66]" office:value-type="float" office:value="-10.8" calcext:value-type="float">
            <text:p>-10,8</text:p>
          </table:table-cell>
          <table:table-cell table:formula="of:=ASIN([.B66]/30)/PI()*180" office:value-type="float" office:value="-21.100196024093" calcext:value-type="float">
            <text:p>-21,10</text:p>
          </table:table-cell>
          <table:table-cell table:formula="of:=[.C66]*66600/180" office:value-type="float" office:value="-7807.07252891442" calcext:value-type="float">
            <text:p>-7 807</text:p>
          </table:table-cell>
          <table:table-cell table:style-name="ce7" table:formula="of:=[.D66]-[.D65]" office:value-type="float" office:value="227.70586589343" calcext:value-type="float">
            <text:p>22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G66]/100*30" office:value-type="float" office:value="19.2" calcext:value-type="float">
            <text:p>19,2</text:p>
          </table:table-cell>
          <table:table-cell table:formula="of:=ASIN(([.H66]/30-1))/PI()*180+90" office:value-type="float" office:value="68.899803975907" calcext:value-type="float">
            <text:p>68,90</text:p>
          </table:table-cell>
          <table:table-cell table:formula="of:=[.I66]/180*66600" office:value-type="float" office:value="25492.9274710856" calcext:value-type="float">
            <text:p>25 493</text:p>
          </table:table-cell>
          <table:table-cell table:style-name="ce7" table:formula="of:=[.J66]-[.J65]" office:value-type="float" office:value="227.705865893429" calcext:value-type="float">
            <text:p>228</text:p>
          </table:table-cell>
          <table:table-cell table:number-columns-repeated="101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30/100*[.A67]" office:value-type="float" office:value="-10.5" calcext:value-type="float">
            <text:p>-10,5</text:p>
          </table:table-cell>
          <table:table-cell table:formula="of:=ASIN([.B67]/30)/PI()*180" office:value-type="float" office:value="-20.4873151147227" calcext:value-type="float">
            <text:p>-20,49</text:p>
          </table:table-cell>
          <table:table-cell table:formula="of:=[.C67]*66600/180" office:value-type="float" office:value="-7580.30659244738" calcext:value-type="float">
            <text:p>-7 580</text:p>
          </table:table-cell>
          <table:table-cell table:style-name="ce7" table:formula="of:=[.D67]-[.D66]" office:value-type="float" office:value="226.765936467033" calcext:value-type="float">
            <text:p>22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G67]/100*30" office:value-type="float" office:value="19.5" calcext:value-type="float">
            <text:p>19,5</text:p>
          </table:table-cell>
          <table:table-cell table:formula="of:=ASIN(([.H67]/30-1))/PI()*180+90" office:value-type="float" office:value="69.5126848852773" calcext:value-type="float">
            <text:p>69,51</text:p>
          </table:table-cell>
          <table:table-cell table:formula="of:=[.I67]/180*66600" office:value-type="float" office:value="25719.6934075526" calcext:value-type="float">
            <text:p>25 720</text:p>
          </table:table-cell>
          <table:table-cell table:style-name="ce7" table:formula="of:=[.J67]-[.J66]" office:value-type="float" office:value="226.765936467033" calcext:value-type="float">
            <text:p>227</text:p>
          </table:table-cell>
          <table:table-cell table:number-columns-repeated="1013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30/100*[.A68]" office:value-type="float" office:value="-10.2" calcext:value-type="float">
            <text:p>-10,2</text:p>
          </table:table-cell>
          <table:table-cell table:formula="of:=ASIN([.B68]/30)/PI()*180" office:value-type="float" office:value="-19.8768740700788" calcext:value-type="float">
            <text:p>-19,88</text:p>
          </table:table-cell>
          <table:table-cell table:formula="of:=[.C68]*66600/180" office:value-type="float" office:value="-7354.44340592917" calcext:value-type="float">
            <text:p>-7 354</text:p>
          </table:table-cell>
          <table:table-cell table:style-name="ce7" table:formula="of:=[.D68]-[.D67]" office:value-type="float" office:value="225.863186518216" calcext:value-type="float">
            <text:p>22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G68]/100*30" office:value-type="float" office:value="19.8" calcext:value-type="float">
            <text:p>19,8</text:p>
          </table:table-cell>
          <table:table-cell table:formula="of:=ASIN(([.H68]/30-1))/PI()*180+90" office:value-type="float" office:value="70.1231259299212" calcext:value-type="float">
            <text:p>70,12</text:p>
          </table:table-cell>
          <table:table-cell table:formula="of:=[.I68]/180*66600" office:value-type="float" office:value="25945.5565940708" calcext:value-type="float">
            <text:p>25 946</text:p>
          </table:table-cell>
          <table:table-cell table:style-name="ce7" table:formula="of:=[.J68]-[.J67]" office:value-type="float" office:value="225.863186518218" calcext:value-type="float">
            <text:p>226</text:p>
          </table:table-cell>
          <table:table-cell table:number-columns-repeated="1013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30/100*[.A69]" office:value-type="float" office:value="-9.9" calcext:value-type="float">
            <text:p>-9,9</text:p>
          </table:table-cell>
          <table:table-cell table:formula="of:=ASIN([.B69]/30)/PI()*180" office:value-type="float" office:value="-19.2687754914838" calcext:value-type="float">
            <text:p>-19,27</text:p>
          </table:table-cell>
          <table:table-cell table:formula="of:=[.C69]*66600/180" office:value-type="float" office:value="-7129.446931849" calcext:value-type="float">
            <text:p>-7 129</text:p>
          </table:table-cell>
          <table:table-cell table:style-name="ce7" table:formula="of:=[.D69]-[.D68]" office:value-type="float" office:value="224.996474080173" calcext:value-type="float">
            <text:p>22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G69]/100*30" office:value-type="float" office:value="20.1" calcext:value-type="float">
            <text:p>20,1</text:p>
          </table:table-cell>
          <table:table-cell table:formula="of:=ASIN(([.H69]/30-1))/PI()*180+90" office:value-type="float" office:value="70.7312245085162" calcext:value-type="float">
            <text:p>70,73</text:p>
          </table:table-cell>
          <table:table-cell table:formula="of:=[.I69]/180*66600" office:value-type="float" office:value="26170.553068151" calcext:value-type="float">
            <text:p>26 171</text:p>
          </table:table-cell>
          <table:table-cell table:style-name="ce7" table:formula="of:=[.J69]-[.J68]" office:value-type="float" office:value="224.996474080173" calcext:value-type="float">
            <text:p>225</text:p>
          </table:table-cell>
          <table:table-cell table:number-columns-repeated="1013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30/100*[.A70]" office:value-type="float" office:value="-9.6" calcext:value-type="float">
            <text:p>-9,6</text:p>
          </table:table-cell>
          <table:table-cell table:formula="of:=ASIN([.B70]/30)/PI()*180" office:value-type="float" office:value="-18.6629248849425" calcext:value-type="float">
            <text:p>-18,66</text:p>
          </table:table-cell>
          <table:table-cell table:formula="of:=[.C70]*66600/180" office:value-type="float" office:value="-6905.28220742872" calcext:value-type="float">
            <text:p>-6 905</text:p>
          </table:table-cell>
          <table:table-cell table:style-name="ce7" table:formula="of:=[.D70]-[.D69]" office:value-type="float" office:value="224.164724420276" calcext:value-type="float">
            <text:p>22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G70]/100*30" office:value-type="float" office:value="20.4" calcext:value-type="float">
            <text:p>20,4</text:p>
          </table:table-cell>
          <table:table-cell table:formula="of:=ASIN(([.H70]/30-1))/PI()*180+90" office:value-type="float" office:value="71.3370751150575" calcext:value-type="float">
            <text:p>71,34</text:p>
          </table:table-cell>
          <table:table-cell table:formula="of:=[.I70]/180*66600" office:value-type="float" office:value="26394.7177925713" calcext:value-type="float">
            <text:p>26 395</text:p>
          </table:table-cell>
          <table:table-cell table:style-name="ce7" table:formula="of:=[.J70]-[.J69]" office:value-type="float" office:value="224.16472442028" calcext:value-type="float">
            <text:p>224</text:p>
          </table:table-cell>
          <table:table-cell table:number-columns-repeated="1013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30/100*[.A71]" office:value-type="float" office:value="-9.3" calcext:value-type="float">
            <text:p>-9,3</text:p>
          </table:table-cell>
          <table:table-cell table:formula="of:=ASIN([.B71]/30)/PI()*180" office:value-type="float" office:value="-18.0592304907835" calcext:value-type="float">
            <text:p>-18,06</text:p>
          </table:table-cell>
          <table:table-cell table:formula="of:=[.C71]*66600/180" office:value-type="float" office:value="-6681.91528158991" calcext:value-type="float">
            <text:p>-6 682</text:p>
          </table:table-cell>
          <table:table-cell table:style-name="ce7" table:formula="of:=[.D71]-[.D70]" office:value-type="float" office:value="223.366925838806" calcext:value-type="float">
            <text:p>22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G71]/100*30" office:value-type="float" office:value="20.7" calcext:value-type="float">
            <text:p>20,7</text:p>
          </table:table-cell>
          <table:table-cell table:formula="of:=ASIN(([.H71]/30-1))/PI()*180+90" office:value-type="float" office:value="71.9407695092164" calcext:value-type="float">
            <text:p>71,94</text:p>
          </table:table-cell>
          <table:table-cell table:formula="of:=[.I71]/180*66600" office:value-type="float" office:value="26618.0847184101" calcext:value-type="float">
            <text:p>26 618</text:p>
          </table:table-cell>
          <table:table-cell table:style-name="ce7" table:formula="of:=[.J71]-[.J70]" office:value-type="float" office:value="223.366925838796" calcext:value-type="float">
            <text:p>223</text:p>
          </table:table-cell>
          <table:table-cell table:number-columns-repeated="101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30/100*[.A72]" office:value-type="float" office:value="-9" calcext:value-type="float">
            <text:p>-9,0</text:p>
          </table:table-cell>
          <table:table-cell table:formula="of:=ASIN([.B72]/30)/PI()*180" office:value-type="float" office:value="-17.4576031237221" calcext:value-type="float">
            <text:p>-17,46</text:p>
          </table:table-cell>
          <table:table-cell table:formula="of:=[.C72]*66600/180" office:value-type="float" office:value="-6459.31315577718" calcext:value-type="float">
            <text:p>-6 459</text:p>
          </table:table-cell>
          <table:table-cell table:style-name="ce7" table:formula="of:=[.D72]-[.D71]" office:value-type="float" office:value="222.602125812737" calcext:value-type="float">
            <text:p>22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G72]/100*30" office:value-type="float" office:value="21" calcext:value-type="float">
            <text:p>21,0</text:p>
          </table:table-cell>
          <table:table-cell table:formula="of:=ASIN(([.H72]/30-1))/PI()*180+90" office:value-type="float" office:value="72.5423968762779" calcext:value-type="float">
            <text:p>72,54</text:p>
          </table:table-cell>
          <table:table-cell table:formula="of:=[.I72]/180*66600" office:value-type="float" office:value="26840.6868442228" calcext:value-type="float">
            <text:p>26 841</text:p>
          </table:table-cell>
          <table:table-cell table:style-name="ce7" table:formula="of:=[.J72]-[.J71]" office:value-type="float" office:value="222.602125812744" calcext:value-type="float">
            <text:p>223</text:p>
          </table:table-cell>
          <table:table-cell table:number-columns-repeated="1013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30/100*[.A73]" office:value-type="float" office:value="-8.7" calcext:value-type="float">
            <text:p>-8,7</text:p>
          </table:table-cell>
          <table:table-cell table:formula="of:=ASIN([.B73]/30)/PI()*180" office:value-type="float" office:value="-16.8579560224971" calcext:value-type="float">
            <text:p>-16,86</text:p>
          </table:table-cell>
          <table:table-cell table:formula="of:=[.C73]*66600/180" office:value-type="float" office:value="-6237.44372832394" calcext:value-type="float">
            <text:p>-6 237</text:p>
          </table:table-cell>
          <table:table-cell table:style-name="ce7" table:formula="of:=[.D73]-[.D72]" office:value-type="float" office:value="221.869427453233" calcext:value-type="float">
            <text:p>22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G73]/100*30" office:value-type="float" office:value="21.3" calcext:value-type="float">
            <text:p>21,3</text:p>
          </table:table-cell>
          <table:table-cell table:formula="of:=ASIN(([.H73]/30-1))/PI()*180+90" office:value-type="float" office:value="73.1420439775029" calcext:value-type="float">
            <text:p>73,14</text:p>
          </table:table-cell>
          <table:table-cell table:formula="of:=[.I73]/180*66600" office:value-type="float" office:value="27062.5562716761" calcext:value-type="float">
            <text:p>27 063</text:p>
          </table:table-cell>
          <table:table-cell table:style-name="ce7" table:formula="of:=[.J73]-[.J72]" office:value-type="float" office:value="221.869427453228" calcext:value-type="float">
            <text:p>222</text:p>
          </table:table-cell>
          <table:table-cell table:number-columns-repeated="1013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30/100*[.A74]" office:value-type="float" office:value="-8.4" calcext:value-type="float">
            <text:p>-8,4</text:p>
          </table:table-cell>
          <table:table-cell table:formula="of:=ASIN([.B74]/30)/PI()*180" office:value-type="float" office:value="-16.260204708312" calcext:value-type="float">
            <text:p>-16,26</text:p>
          </table:table-cell>
          <table:table-cell table:formula="of:=[.C74]*66600/180" office:value-type="float" office:value="-6016.27574207543" calcext:value-type="float">
            <text:p>-6 016</text:p>
          </table:table-cell>
          <table:table-cell table:style-name="ce7" table:formula="of:=[.D74]-[.D73]" office:value-type="float" office:value="221.167986248518" calcext:value-type="float">
            <text:p>221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G74]/100*30" office:value-type="float" office:value="21.6" calcext:value-type="float">
            <text:p>21,6</text:p>
          </table:table-cell>
          <table:table-cell table:formula="of:=ASIN(([.H74]/30-1))/PI()*180+90" office:value-type="float" office:value="73.739795291688" calcext:value-type="float">
            <text:p>73,74</text:p>
          </table:table-cell>
          <table:table-cell table:formula="of:=[.I74]/180*66600" office:value-type="float" office:value="27283.7242579246" calcext:value-type="float">
            <text:p>27 284</text:p>
          </table:table-cell>
          <table:table-cell table:style-name="ce7" table:formula="of:=[.J74]-[.J73]" office:value-type="float" office:value="221.167986248522" calcext:value-type="float">
            <text:p>221</text:p>
          </table:table-cell>
          <table:table-cell table:number-columns-repeated="1013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30/100*[.A75]" office:value-type="float" office:value="-8.1" calcext:value-type="float">
            <text:p>-8,1</text:p>
          </table:table-cell>
          <table:table-cell table:formula="of:=ASIN([.B75]/30)/PI()*180" office:value-type="float" office:value="-15.6642668513735" calcext:value-type="float">
            <text:p>-15,66</text:p>
          </table:table-cell>
          <table:table-cell table:formula="of:=[.C75]*66600/180" office:value-type="float" office:value="-5795.7787350082" calcext:value-type="float">
            <text:p>-5 796</text:p>
          </table:table-cell>
          <table:table-cell table:style-name="ce7" table:formula="of:=[.D75]-[.D74]" office:value-type="float" office:value="220.497007067223" calcext:value-type="float">
            <text:p>22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G75]/100*30" office:value-type="float" office:value="21.9" calcext:value-type="float">
            <text:p>21,9</text:p>
          </table:table-cell>
          <table:table-cell table:formula="of:=ASIN(([.H75]/30-1))/PI()*180+90" office:value-type="float" office:value="74.3357331486265" calcext:value-type="float">
            <text:p>74,34</text:p>
          </table:table-cell>
          <table:table-cell table:formula="of:=[.I75]/180*66600" office:value-type="float" office:value="27504.2212649918" calcext:value-type="float">
            <text:p>27 504</text:p>
          </table:table-cell>
          <table:table-cell table:style-name="ce7" table:formula="of:=[.J75]-[.J74]" office:value-type="float" office:value="220.497007067217" calcext:value-type="float">
            <text:p>220</text:p>
          </table:table-cell>
          <table:table-cell table:number-columns-repeated="1013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30/100*[.A76]" office:value-type="float" office:value="-7.8" calcext:value-type="float">
            <text:p>-7,8</text:p>
          </table:table-cell>
          <table:table-cell table:formula="of:=ASIN([.B76]/30)/PI()*180" office:value-type="float" office:value="-15.0700621448888" calcext:value-type="float">
            <text:p>-15,07</text:p>
          </table:table-cell>
          <table:table-cell table:formula="of:=[.C76]*66600/180" office:value-type="float" office:value="-5575.92299360887" calcext:value-type="float">
            <text:p>-5 576</text:p>
          </table:table-cell>
          <table:table-cell table:style-name="ce7" table:formula="of:=[.D76]-[.D75]" office:value-type="float" office:value="219.855741399335" calcext:value-type="float">
            <text:p>22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G76]/100*30" office:value-type="float" office:value="22.2" calcext:value-type="float">
            <text:p>22,2</text:p>
          </table:table-cell>
          <table:table-cell table:formula="of:=ASIN(([.H76]/30-1))/PI()*180+90" office:value-type="float" office:value="74.9299378551112" calcext:value-type="float">
            <text:p>74,93</text:p>
          </table:table-cell>
          <table:table-cell table:formula="of:=[.I76]/180*66600" office:value-type="float" office:value="27724.0770063911" calcext:value-type="float">
            <text:p>27 724</text:p>
          </table:table-cell>
          <table:table-cell table:style-name="ce7" table:formula="of:=[.J76]-[.J75]" office:value-type="float" office:value="219.855741399337" calcext:value-type="float">
            <text:p>220</text:p>
          </table:table-cell>
          <table:table-cell table:number-columns-repeated="101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30/100*[.A77]" office:value-type="float" office:value="-7.5" calcext:value-type="float">
            <text:p>-7,5</text:p>
          </table:table-cell>
          <table:table-cell table:formula="of:=ASIN([.B77]/30)/PI()*180" office:value-type="float" office:value="-14.4775121859299" calcext:value-type="float">
            <text:p>-14,48</text:p>
          </table:table-cell>
          <table:table-cell table:formula="of:=[.C77]*66600/180" office:value-type="float" office:value="-5356.67950879407" calcext:value-type="float">
            <text:p>-5 357</text:p>
          </table:table-cell>
          <table:table-cell table:style-name="ce7" table:formula="of:=[.D77]-[.D76]" office:value-type="float" office:value="219.243484814797" calcext:value-type="float">
            <text:p>21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G77]/100*30" office:value-type="float" office:value="22.5" calcext:value-type="float">
            <text:p>22,5</text:p>
          </table:table-cell>
          <table:table-cell table:formula="of:=ASIN(([.H77]/30-1))/PI()*180+90" office:value-type="float" office:value="75.5224878140701" calcext:value-type="float">
            <text:p>75,52</text:p>
          </table:table-cell>
          <table:table-cell table:formula="of:=[.I77]/180*66600" office:value-type="float" office:value="27943.3204912059" calcext:value-type="float">
            <text:p>27 943</text:p>
          </table:table-cell>
          <table:table-cell table:style-name="ce7" table:formula="of:=[.J77]-[.J76]" office:value-type="float" office:value="219.243484814797" calcext:value-type="float">
            <text:p>219</text:p>
          </table:table-cell>
          <table:table-cell table:number-columns-repeated="1013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30/100*[.A78]" office:value-type="float" office:value="-7.2" calcext:value-type="float">
            <text:p>-7,2</text:p>
          </table:table-cell>
          <table:table-cell table:formula="of:=ASIN([.B78]/30)/PI()*180" office:value-type="float" office:value="-13.886540362629" calcext:value-type="float">
            <text:p>-13,89</text:p>
          </table:table-cell>
          <table:table-cell table:formula="of:=[.C78]*66600/180" office:value-type="float" office:value="-5138.01993417273" calcext:value-type="float">
            <text:p>-5 138</text:p>
          </table:table-cell>
          <table:table-cell table:style-name="ce7" table:formula="of:=[.D78]-[.D77]" office:value-type="float" office:value="218.659574621344" calcext:value-type="float">
            <text:p>219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G78]/100*30" office:value-type="float" office:value="22.8" calcext:value-type="float">
            <text:p>22,8</text:p>
          </table:table-cell>
          <table:table-cell table:formula="of:=ASIN(([.H78]/30-1))/PI()*180+90" office:value-type="float" office:value="76.113459637371" calcext:value-type="float">
            <text:p>76,11</text:p>
          </table:table-cell>
          <table:table-cell table:formula="of:=[.I78]/180*66600" office:value-type="float" office:value="28161.9800658273" calcext:value-type="float">
            <text:p>28 162</text:p>
          </table:table-cell>
          <table:table-cell table:style-name="ce7" table:formula="of:=[.J78]-[.J77]" office:value-type="float" office:value="218.659574621346" calcext:value-type="float">
            <text:p>219</text:p>
          </table:table-cell>
          <table:table-cell table:number-columns-repeated="1013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30/100*[.A79]" office:value-type="float" office:value="-6.9" calcext:value-type="float">
            <text:p>-6,9</text:p>
          </table:table-cell>
          <table:table-cell table:formula="of:=ASIN([.B79]/30)/PI()*180" office:value-type="float" office:value="-13.2970717472091" calcext:value-type="float">
            <text:p>-13,30</text:p>
          </table:table-cell>
          <table:table-cell table:formula="of:=[.C79]*66600/180" office:value-type="float" office:value="-4919.91654646735" calcext:value-type="float">
            <text:p>-4 920</text:p>
          </table:table-cell>
          <table:table-cell table:style-name="ce7" table:formula="of:=[.D79]-[.D78]" office:value-type="float" office:value="218.103387705375" calcext:value-type="float">
            <text:p>218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G79]/100*30" office:value-type="float" office:value="23.1" calcext:value-type="float">
            <text:p>23,1</text:p>
          </table:table-cell>
          <table:table-cell table:formula="of:=ASIN(([.H79]/30-1))/PI()*180+90" office:value-type="float" office:value="76.7029282527909" calcext:value-type="float">
            <text:p>76,70</text:p>
          </table:table-cell>
          <table:table-cell table:formula="of:=[.I79]/180*66600" office:value-type="float" office:value="28380.0834535326" calcext:value-type="float">
            <text:p>28 380</text:p>
          </table:table-cell>
          <table:table-cell table:style-name="ce7" table:formula="of:=[.J79]-[.J78]" office:value-type="float" office:value="218.103387705378" calcext:value-type="float">
            <text:p>218</text:p>
          </table:table-cell>
          <table:table-cell table:number-columns-repeated="1013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30/100*[.A80]" office:value-type="float" office:value="-6.6" calcext:value-type="float">
            <text:p>-6,6</text:p>
          </table:table-cell>
          <table:table-cell table:formula="of:=ASIN([.B80]/30)/PI()*180" office:value-type="float" office:value="-12.7090329943954" calcext:value-type="float">
            <text:p>-12,71</text:p>
          </table:table-cell>
          <table:table-cell table:formula="of:=[.C80]*66600/180" office:value-type="float" office:value="-4702.34220792631" calcext:value-type="float">
            <text:p>-4 702</text:p>
          </table:table-cell>
          <table:table-cell table:style-name="ce7" table:formula="of:=[.D80]-[.D79]" office:value-type="float" office:value="217.574338541041" calcext:value-type="float">
            <text:p>21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G80]/100*30" office:value-type="float" office:value="23.4" calcext:value-type="float">
            <text:p>23,4</text:p>
          </table:table-cell>
          <table:table-cell table:formula="of:=ASIN(([.H80]/30-1))/PI()*180+90" office:value-type="float" office:value="77.2909670056046" calcext:value-type="float">
            <text:p>77,29</text:p>
          </table:table-cell>
          <table:table-cell table:formula="of:=[.I80]/180*66600" office:value-type="float" office:value="28597.6577920737" calcext:value-type="float">
            <text:p>28 598</text:p>
          </table:table-cell>
          <table:table-cell table:style-name="ce7" table:formula="of:=[.J80]-[.J79]" office:value-type="float" office:value="217.574338541035" calcext:value-type="float">
            <text:p>218</text:p>
          </table:table-cell>
          <table:table-cell table:number-columns-repeated="1013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30/100*[.A81]" office:value-type="float" office:value="-6.3" calcext:value-type="float">
            <text:p>-6,3</text:p>
          </table:table-cell>
          <table:table-cell table:formula="of:=ASIN([.B81]/30)/PI()*180" office:value-type="float" office:value="-12.1223522447891" calcext:value-type="float">
            <text:p>-12,12</text:p>
          </table:table-cell>
          <table:table-cell table:formula="of:=[.C81]*66600/180" office:value-type="float" office:value="-4485.27033057197" calcext:value-type="float">
            <text:p>-4 485</text:p>
          </table:table-cell>
          <table:table-cell table:style-name="ce7" table:formula="of:=[.D81]-[.D80]" office:value-type="float" office:value="217.071877354339" calcext:value-type="float">
            <text:p>217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G81]/100*30" office:value-type="float" office:value="23.7" calcext:value-type="float">
            <text:p>23,7</text:p>
          </table:table-cell>
          <table:table-cell table:formula="of:=ASIN(([.H81]/30-1))/PI()*180+90" office:value-type="float" office:value="77.8776477552109" calcext:value-type="float">
            <text:p>77,88</text:p>
          </table:table-cell>
          <table:table-cell table:formula="of:=[.I81]/180*66600" office:value-type="float" office:value="28814.729669428" calcext:value-type="float">
            <text:p>28 815</text:p>
          </table:table-cell>
          <table:table-cell table:style-name="ce7" table:formula="of:=[.J81]-[.J80]" office:value-type="float" office:value="217.071877354349" calcext:value-type="float">
            <text:p>217</text:p>
          </table:table-cell>
          <table:table-cell table:number-columns-repeated="101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30/100*[.A82]" office:value-type="float" office:value="-6" calcext:value-type="float">
            <text:p>-6,0</text:p>
          </table:table-cell>
          <table:table-cell table:formula="of:=ASIN([.B82]/30)/PI()*180" office:value-type="float" office:value="-11.5369590328155" calcext:value-type="float">
            <text:p>-11,54</text:p>
          </table:table-cell>
          <table:table-cell table:formula="of:=[.C82]*66600/180" office:value-type="float" office:value="-4268.67484214173" calcext:value-type="float">
            <text:p>-4 269</text:p>
          </table:table-cell>
          <table:table-cell table:style-name="ce7" table:formula="of:=[.D82]-[.D81]" office:value-type="float" office:value="216.59548843024" calcext:value-type="float">
            <text:p>21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G82]/100*30" office:value-type="float" office:value="24" calcext:value-type="float">
            <text:p>24,0</text:p>
          </table:table-cell>
          <table:table-cell table:formula="of:=ASIN(([.H82]/30-1))/PI()*180+90" office:value-type="float" office:value="78.4630409671845" calcext:value-type="float">
            <text:p>78,46</text:p>
          </table:table-cell>
          <table:table-cell table:formula="of:=[.I82]/180*66600" office:value-type="float" office:value="29031.3251578583" calcext:value-type="float">
            <text:p>29 031</text:p>
          </table:table-cell>
          <table:table-cell table:style-name="ce7" table:formula="of:=[.J82]-[.J81]" office:value-type="float" office:value="216.595488430237" calcext:value-type="float">
            <text:p>217</text:p>
          </table:table-cell>
          <table:table-cell table:number-columns-repeated="1013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30/100*[.A83]" office:value-type="float" office:value="-5.7" calcext:value-type="float">
            <text:p>-5,7</text:p>
          </table:table-cell>
          <table:table-cell table:formula="of:=ASIN([.B83]/30)/PI()*180" office:value-type="float" office:value="-10.9527841988911" calcext:value-type="float">
            <text:p>-10,95</text:p>
          </table:table-cell>
          <table:table-cell table:formula="of:=[.C83]*66600/180" office:value-type="float" office:value="-4052.53015358972" calcext:value-type="float">
            <text:p>-4 053</text:p>
          </table:table-cell>
          <table:table-cell table:style-name="ce7" table:formula="of:=[.D83]-[.D82]" office:value-type="float" office:value="216.144688552014" calcext:value-type="float">
            <text:p>21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G83]/100*30" office:value-type="float" office:value="24.3" calcext:value-type="float">
            <text:p>24,3</text:p>
          </table:table-cell>
          <table:table-cell table:formula="of:=ASIN(([.H83]/30-1))/PI()*180+90" office:value-type="float" office:value="79.0472158011089" calcext:value-type="float">
            <text:p>79,05</text:p>
          </table:table-cell>
          <table:table-cell table:formula="of:=[.I83]/180*66600" office:value-type="float" office:value="29247.4698464103" calcext:value-type="float">
            <text:p>29 247</text:p>
          </table:table-cell>
          <table:table-cell table:style-name="ce7" table:formula="of:=[.J83]-[.J82]" office:value-type="float" office:value="216.144688552013" calcext:value-type="float">
            <text:p>216</text:p>
          </table:table-cell>
          <table:table-cell table:number-columns-repeated="1013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30/100*[.A84]" office:value-type="float" office:value="-5.4" calcext:value-type="float">
            <text:p>-5,4</text:p>
          </table:table-cell>
          <table:table-cell table:formula="of:=ASIN([.B84]/30)/PI()*180" office:value-type="float" office:value="-10.3697598054774" calcext:value-type="float">
            <text:p>-10,37</text:p>
          </table:table-cell>
          <table:table-cell table:formula="of:=[.C84]*66600/180" office:value-type="float" office:value="-3836.81112802665" calcext:value-type="float">
            <text:p>-3 837</text:p>
          </table:table-cell>
          <table:table-cell table:style-name="ce7" table:formula="of:=[.D84]-[.D83]" office:value-type="float" office:value="215.719025563072" calcext:value-type="float">
            <text:p>21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G84]/100*30" office:value-type="float" office:value="24.6" calcext:value-type="float">
            <text:p>24,6</text:p>
          </table:table-cell>
          <table:table-cell table:formula="of:=ASIN(([.H84]/30-1))/PI()*180+90" office:value-type="float" office:value="79.6302401945226" calcext:value-type="float">
            <text:p>79,63</text:p>
          </table:table-cell>
          <table:table-cell table:formula="of:=[.I84]/180*66600" office:value-type="float" office:value="29463.1888719733" calcext:value-type="float">
            <text:p>29 463</text:p>
          </table:table-cell>
          <table:table-cell table:style-name="ce7" table:formula="of:=[.J84]-[.J83]" office:value-type="float" office:value="215.719025563067" calcext:value-type="float">
            <text:p>216</text:p>
          </table:table-cell>
          <table:table-cell table:number-columns-repeated="1013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30/100*[.A85]" office:value-type="float" office:value="-5.1" calcext:value-type="float">
            <text:p>-5,1</text:p>
          </table:table-cell>
          <table:table-cell table:formula="of:=ASIN([.B85]/30)/PI()*180" office:value-type="float" office:value="-9.78781905671398" calcext:value-type="float">
            <text:p>-9,79</text:p>
          </table:table-cell>
          <table:table-cell table:formula="of:=[.C85]*66600/180" office:value-type="float" office:value="-3621.49305098417" calcext:value-type="float">
            <text:p>-3 621</text:p>
          </table:table-cell>
          <table:table-cell table:style-name="ce7" table:formula="of:=[.D85]-[.D84]" office:value-type="float" office:value="215.318077042474" calcext:value-type="float">
            <text:p>215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G85]/100*30" office:value-type="float" office:value="24.9" calcext:value-type="float">
            <text:p>24,9</text:p>
          </table:table-cell>
          <table:table-cell table:formula="of:=ASIN(([.H85]/30-1))/PI()*180+90" office:value-type="float" office:value="80.212180943286" calcext:value-type="float">
            <text:p>80,21</text:p>
          </table:table-cell>
          <table:table-cell table:formula="of:=[.I85]/180*66600" office:value-type="float" office:value="29678.5069490158" calcext:value-type="float">
            <text:p>29 679</text:p>
          </table:table-cell>
          <table:table-cell table:style-name="ce7" table:formula="of:=[.J85]-[.J84]" office:value-type="float" office:value="215.318077042473" calcext:value-type="float">
            <text:p>215</text:p>
          </table:table-cell>
          <table:table-cell table:number-columns-repeated="1013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30/100*[.A86]" office:value-type="float" office:value="-4.8" calcext:value-type="float">
            <text:p>-4,8</text:p>
          </table:table-cell>
          <table:table-cell table:formula="of:=ASIN([.B86]/30)/PI()*180" office:value-type="float" office:value="-9.2068962213459" calcext:value-type="float">
            <text:p>-9,21</text:p>
          </table:table-cell>
          <table:table-cell table:formula="of:=[.C86]*66600/180" office:value-type="float" office:value="-3406.55160189798" calcext:value-type="float">
            <text:p>-3 407</text:p>
          </table:table-cell>
          <table:table-cell table:style-name="ce7" table:formula="of:=[.D86]-[.D85]" office:value-type="float" office:value="214.941449086188" calcext:value-type="float">
            <text:p>215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G86]/100*30" office:value-type="float" office:value="25.2" calcext:value-type="float">
            <text:p>25,2</text:p>
          </table:table-cell>
          <table:table-cell table:formula="of:=ASIN(([.H86]/30-1))/PI()*180+90" office:value-type="float" office:value="80.7931037786541" calcext:value-type="float">
            <text:p>80,79</text:p>
          </table:table-cell>
          <table:table-cell table:formula="of:=[.I86]/180*66600" office:value-type="float" office:value="29893.448398102" calcext:value-type="float">
            <text:p>29 893</text:p>
          </table:table-cell>
          <table:table-cell table:style-name="ce7" table:formula="of:=[.J86]-[.J85]" office:value-type="float" office:value="214.941449086193" calcext:value-type="float">
            <text:p>215</text:p>
          </table:table-cell>
          <table:table-cell table:number-columns-repeated="101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30/100*[.A87]" office:value-type="float" office:value="-4.5" calcext:value-type="float">
            <text:p>-4,5</text:p>
          </table:table-cell>
          <table:table-cell table:formula="of:=ASIN([.B87]/30)/PI()*180" office:value-type="float" office:value="-8.62692655867864" calcext:value-type="float">
            <text:p>-8,63</text:p>
          </table:table-cell>
          <table:table-cell table:formula="of:=[.C87]*66600/180" office:value-type="float" office:value="-3191.9628267111" calcext:value-type="float">
            <text:p>-3 192</text:p>
          </table:table-cell>
          <table:table-cell table:style-name="ce7" table:formula="of:=[.D87]-[.D86]" office:value-type="float" office:value="214.588775186887" calcext:value-type="float">
            <text:p>21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G87]/100*30" office:value-type="float" office:value="25.5" calcext:value-type="float">
            <text:p>25,5</text:p>
          </table:table-cell>
          <table:table-cell table:formula="of:=ASIN(([.H87]/30-1))/PI()*180+90" office:value-type="float" office:value="81.3730734413214" calcext:value-type="float">
            <text:p>81,37</text:p>
          </table:table-cell>
          <table:table-cell table:formula="of:=[.I87]/180*66600" office:value-type="float" office:value="30108.0371732889" calcext:value-type="float">
            <text:p>30 108</text:p>
          </table:table-cell>
          <table:table-cell table:style-name="ce7" table:formula="of:=[.J87]-[.J86]" office:value-type="float" office:value="214.588775186887" calcext:value-type="float">
            <text:p>215</text:p>
          </table:table-cell>
          <table:table-cell table:number-columns-repeated="1013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30/100*[.A88]" office:value-type="float" office:value="-4.2" calcext:value-type="float">
            <text:p>-4,2</text:p>
          </table:table-cell>
          <table:table-cell table:formula="of:=ASIN([.B88]/30)/PI()*180" office:value-type="float" office:value="-8.04784624731152" calcext:value-type="float">
            <text:p>-8,05</text:p>
          </table:table-cell>
          <table:table-cell table:formula="of:=[.C88]*66600/180" office:value-type="float" office:value="-2977.70311150526" calcext:value-type="float">
            <text:p>-2 978</text:p>
          </table:table-cell>
          <table:table-cell table:style-name="ce7" table:formula="of:=[.D88]-[.D87]" office:value-type="float" office:value="214.259715205835" calcext:value-type="float">
            <text:p>21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G88]/100*30" office:value-type="float" office:value="25.8" calcext:value-type="float">
            <text:p>25,8</text:p>
          </table:table-cell>
          <table:table-cell table:formula="of:=ASIN(([.H88]/30-1))/PI()*180+90" office:value-type="float" office:value="81.9521537526885" calcext:value-type="float">
            <text:p>81,95</text:p>
          </table:table-cell>
          <table:table-cell table:formula="of:=[.I88]/180*66600" office:value-type="float" office:value="30322.2968884947" calcext:value-type="float">
            <text:p>30 322</text:p>
          </table:table-cell>
          <table:table-cell table:style-name="ce7" table:formula="of:=[.J88]-[.J87]" office:value-type="float" office:value="214.259715205837" calcext:value-type="float">
            <text:p>214</text:p>
          </table:table-cell>
          <table:table-cell table:number-columns-repeated="1013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30/100*[.A89]" office:value-type="float" office:value="-3.9" calcext:value-type="float">
            <text:p>-3,9</text:p>
          </table:table-cell>
          <table:table-cell table:formula="of:=ASIN([.B89]/30)/PI()*180" office:value-type="float" office:value="-7.46959231641693" calcext:value-type="float">
            <text:p>-7,47</text:p>
          </table:table-cell>
          <table:table-cell table:formula="of:=[.C89]*66600/180" office:value-type="float" office:value="-2763.74915707426" calcext:value-type="float">
            <text:p>-2 764</text:p>
          </table:table-cell>
          <table:table-cell table:style-name="ce7" table:formula="of:=[.D89]-[.D88]" office:value-type="float" office:value="213.953954430997" calcext:value-type="float">
            <text:p>214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G89]/100*30" office:value-type="float" office:value="26.1" calcext:value-type="float">
            <text:p>26,1</text:p>
          </table:table-cell>
          <table:table-cell table:formula="of:=ASIN(([.H89]/30-1))/PI()*180+90" office:value-type="float" office:value="82.5304076835831" calcext:value-type="float">
            <text:p>82,53</text:p>
          </table:table-cell>
          <table:table-cell table:formula="of:=[.I89]/180*66600" office:value-type="float" office:value="30536.2508429257" calcext:value-type="float">
            <text:p>30 536</text:p>
          </table:table-cell>
          <table:table-cell table:style-name="ce7" table:formula="of:=[.J89]-[.J88]" office:value-type="float" office:value="213.953954430995" calcext:value-type="float">
            <text:p>214</text:p>
          </table:table-cell>
          <table:table-cell table:number-columns-repeated="1013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30/100*[.A90]" office:value-type="float" office:value="-3.6" calcext:value-type="float">
            <text:p>-3,6</text:p>
          </table:table-cell>
          <table:table-cell table:formula="of:=ASIN([.B90]/30)/PI()*180" office:value-type="float" office:value="-6.89210257934638" calcext:value-type="float">
            <text:p>-6,89</text:p>
          </table:table-cell>
          <table:table-cell table:formula="of:=[.C90]*66600/180" office:value-type="float" office:value="-2550.07795435816" calcext:value-type="float">
            <text:p>-2 550</text:p>
          </table:table-cell>
          <table:table-cell table:style-name="ce7" table:formula="of:=[.D90]-[.D89]" office:value-type="float" office:value="213.671202716104" calcext:value-type="float">
            <text:p>21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G90]/100*30" office:value-type="float" office:value="26.4" calcext:value-type="float">
            <text:p>26,4</text:p>
          </table:table-cell>
          <table:table-cell table:formula="of:=ASIN(([.H90]/30-1))/PI()*180+90" office:value-type="float" office:value="83.1078974206536" calcext:value-type="float">
            <text:p>83,11</text:p>
          </table:table-cell>
          <table:table-cell table:formula="of:=[.I90]/180*66600" office:value-type="float" office:value="30749.9220456418" calcext:value-type="float">
            <text:p>30 750</text:p>
          </table:table-cell>
          <table:table-cell table:style-name="ce7" table:formula="of:=[.J90]-[.J89]" office:value-type="float" office:value="213.671202716101" calcext:value-type="float">
            <text:p>214</text:p>
          </table:table-cell>
          <table:table-cell table:number-columns-repeated="1013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30/100*[.A91]" office:value-type="float" office:value="-3.3" calcext:value-type="float">
            <text:p>-3,3</text:p>
          </table:table-cell>
          <table:table-cell table:formula="of:=ASIN([.B91]/30)/PI()*180" office:value-type="float" office:value="-6.31531556935738" calcext:value-type="float">
            <text:p>-6,32</text:p>
          </table:table-cell>
          <table:table-cell table:formula="of:=[.C91]*66600/180" office:value-type="float" office:value="-2336.66676066223" calcext:value-type="float">
            <text:p>-2 337</text:p>
          </table:table-cell>
          <table:table-cell table:style-name="ce7" table:formula="of:=[.D91]-[.D90]" office:value-type="float" office:value="213.411193695928" calcext:value-type="float">
            <text:p>21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G91]/100*30" office:value-type="float" office:value="26.7" calcext:value-type="float">
            <text:p>26,7</text:p>
          </table:table-cell>
          <table:table-cell table:formula="of:=ASIN(([.H91]/30-1))/PI()*180+90" office:value-type="float" office:value="83.6846844306426" calcext:value-type="float">
            <text:p>83,68</text:p>
          </table:table-cell>
          <table:table-cell table:formula="of:=[.I91]/180*66600" office:value-type="float" office:value="30963.3332393378" calcext:value-type="float">
            <text:p>30 963</text:p>
          </table:table-cell>
          <table:table-cell table:style-name="ce7" table:formula="of:=[.J91]-[.J90]" office:value-type="float" office:value="213.411193695934" calcext:value-type="float">
            <text:p>213</text:p>
          </table:table-cell>
          <table:table-cell table:number-columns-repeated="101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30/100*[.A92]" office:value-type="float" office:value="-3" calcext:value-type="float">
            <text:p>-3,0</text:p>
          </table:table-cell>
          <table:table-cell table:formula="of:=ASIN([.B92]/30)/PI()*180" office:value-type="float" office:value="-5.73917047726679" calcext:value-type="float">
            <text:p>-5,74</text:p>
          </table:table-cell>
          <table:table-cell table:formula="of:=[.C92]*66600/180" office:value-type="float" office:value="-2123.49307658871" calcext:value-type="float">
            <text:p>-2 123</text:p>
          </table:table-cell>
          <table:table-cell table:style-name="ce7" table:formula="of:=[.D92]-[.D91]" office:value-type="float" office:value="213.173684073521" calcext:value-type="float">
            <text:p>21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G92]/100*30" office:value-type="float" office:value="27" calcext:value-type="float">
            <text:p>27,0</text:p>
          </table:table-cell>
          <table:table-cell table:formula="of:=ASIN(([.H92]/30-1))/PI()*180+90" office:value-type="float" office:value="84.2608295227332" calcext:value-type="float">
            <text:p>84,26</text:p>
          </table:table-cell>
          <table:table-cell table:formula="of:=[.I92]/180*66600" office:value-type="float" office:value="31176.5069234113" calcext:value-type="float">
            <text:p>31 177</text:p>
          </table:table-cell>
          <table:table-cell table:style-name="ce7" table:formula="of:=[.J92]-[.J91]" office:value-type="float" office:value="213.173684073521" calcext:value-type="float">
            <text:p>213</text:p>
          </table:table-cell>
          <table:table-cell table:number-columns-repeated="101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30/100*[.A93]" office:value-type="float" office:value="-2.7" calcext:value-type="float">
            <text:p>-2,7</text:p>
          </table:table-cell>
          <table:table-cell table:formula="of:=ASIN([.B93]/30)/PI()*180" office:value-type="float" office:value="-5.16360709084638" calcext:value-type="float">
            <text:p>-5,16</text:p>
          </table:table-cell>
          <table:table-cell table:formula="of:=[.C93]*66600/180" office:value-type="float" office:value="-1910.53462361316" calcext:value-type="float">
            <text:p>-1 911</text:p>
          </table:table-cell>
          <table:table-cell table:style-name="ce7" table:formula="of:=[.D93]-[.D92]" office:value-type="float" office:value="212.958452975551" calcext:value-type="float">
            <text:p>21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G93]/100*30" office:value-type="float" office:value="27.3" calcext:value-type="float">
            <text:p>27,3</text:p>
          </table:table-cell>
          <table:table-cell table:formula="of:=ASIN(([.H93]/30-1))/PI()*180+90" office:value-type="float" office:value="84.8363929091536" calcext:value-type="float">
            <text:p>84,84</text:p>
          </table:table-cell>
          <table:table-cell table:formula="of:=[.I93]/180*66600" office:value-type="float" office:value="31389.4653763868" calcext:value-type="float">
            <text:p>31 389</text:p>
          </table:table-cell>
          <table:table-cell table:style-name="ce7" table:formula="of:=[.J93]-[.J92]" office:value-type="float" office:value="212.958452975552" calcext:value-type="float">
            <text:p>213</text:p>
          </table:table-cell>
          <table:table-cell table:number-columns-repeated="101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30/100*[.A94]" office:value-type="float" office:value="-2.4" calcext:value-type="float">
            <text:p>-2,4</text:p>
          </table:table-cell>
          <table:table-cell table:formula="of:=ASIN([.B94]/30)/PI()*180" office:value-type="float" office:value="-4.58856573578584" calcext:value-type="float">
            <text:p>-4,59</text:p>
          </table:table-cell>
          <table:table-cell table:formula="of:=[.C94]*66600/180" office:value-type="float" office:value="-1697.76932224076" calcext:value-type="float">
            <text:p>-1 698</text:p>
          </table:table-cell>
          <table:table-cell table:style-name="ce7" table:formula="of:=[.D94]-[.D93]" office:value-type="float" office:value="212.765301372401" calcext:value-type="float">
            <text:p>213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G94]/100*30" office:value-type="float" office:value="27.6" calcext:value-type="float">
            <text:p>27,6</text:p>
          </table:table-cell>
          <table:table-cell table:formula="of:=ASIN(([.H94]/30-1))/PI()*180+90" office:value-type="float" office:value="85.4114342642142" calcext:value-type="float">
            <text:p>85,41</text:p>
          </table:table-cell>
          <table:table-cell table:formula="of:=[.I94]/180*66600" office:value-type="float" office:value="31602.2306777592" calcext:value-type="float">
            <text:p>31 602</text:p>
          </table:table-cell>
          <table:table-cell table:style-name="ce7" table:formula="of:=[.J94]-[.J93]" office:value-type="float" office:value="212.765301372394" calcext:value-type="float">
            <text:p>213</text:p>
          </table:table-cell>
          <table:table-cell table:number-columns-repeated="101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30/100*[.A95]" office:value-type="float" office:value="-2.1" calcext:value-type="float">
            <text:p>-2,1</text:p>
          </table:table-cell>
          <table:table-cell table:formula="of:=ASIN([.B95]/30)/PI()*180" office:value-type="float" office:value="-4.01398721805631" calcext:value-type="float">
            <text:p>-4,01</text:p>
          </table:table-cell>
          <table:table-cell table:formula="of:=[.C95]*66600/180" office:value-type="float" office:value="-1485.17527068084" calcext:value-type="float">
            <text:p>-1 485</text:p>
          </table:table-cell>
          <table:table-cell table:style-name="ce7" table:formula="of:=[.D95]-[.D94]" office:value-type="float" office:value="212.594051559923" calcext:value-type="float">
            <text:p>21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95]/100*30" office:value-type="float" office:value="27.9" calcext:value-type="float">
            <text:p>27,9</text:p>
          </table:table-cell>
          <table:table-cell table:formula="of:=ASIN(([.H95]/30-1))/PI()*180+90" office:value-type="float" office:value="85.9860127819437" calcext:value-type="float">
            <text:p>85,99</text:p>
          </table:table-cell>
          <table:table-cell table:formula="of:=[.I95]/180*66600" office:value-type="float" office:value="31814.8247293192" calcext:value-type="float">
            <text:p>31 815</text:p>
          </table:table-cell>
          <table:table-cell table:style-name="ce7" table:formula="of:=[.J95]-[.J94]" office:value-type="float" office:value="212.594051559925" calcext:value-type="float">
            <text:p>213</text:p>
          </table:table-cell>
          <table:table-cell table:number-columns-repeated="101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30/100*[.A96]" office:value-type="float" office:value="-1.8" calcext:value-type="float">
            <text:p>-1,8</text:p>
          </table:table-cell>
          <table:table-cell table:formula="of:=ASIN([.B96]/30)/PI()*180" office:value-type="float" office:value="-3.4398127675152" calcext:value-type="float">
            <text:p>-3,44</text:p>
          </table:table-cell>
          <table:table-cell table:formula="of:=[.C96]*66600/180" office:value-type="float" office:value="-1272.73072398062" calcext:value-type="float">
            <text:p>-1 273</text:p>
          </table:table-cell>
          <table:table-cell table:style-name="ce7" table:formula="of:=[.D96]-[.D95]" office:value-type="float" office:value="212.444546700214" calcext:value-type="float">
            <text:p>21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G96]/100*30" office:value-type="float" office:value="28.2" calcext:value-type="float">
            <text:p>28,2</text:p>
          </table:table-cell>
          <table:table-cell table:formula="of:=ASIN(([.H96]/30-1))/PI()*180+90" office:value-type="float" office:value="86.5601872324848" calcext:value-type="float">
            <text:p>86,56</text:p>
          </table:table-cell>
          <table:table-cell table:formula="of:=[.I96]/180*66600" office:value-type="float" office:value="32027.2692760194" calcext:value-type="float">
            <text:p>32 027</text:p>
          </table:table-cell>
          <table:table-cell table:style-name="ce7" table:formula="of:=[.J96]-[.J95]" office:value-type="float" office:value="212.444546700208" calcext:value-type="float">
            <text:p>212</text:p>
          </table:table-cell>
          <table:table-cell table:number-columns-repeated="101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30/100*[.A97]" office:value-type="float" office:value="-1.5" calcext:value-type="float">
            <text:p>-1,5</text:p>
          </table:table-cell>
          <table:table-cell table:formula="of:=ASIN([.B97]/30)/PI()*180" office:value-type="float" office:value="-2.86598398259886" calcext:value-type="float">
            <text:p>-2,87</text:p>
          </table:table-cell>
          <table:table-cell table:formula="of:=[.C97]*66600/180" office:value-type="float" office:value="-1060.41407356158" calcext:value-type="float">
            <text:p>-1 060</text:p>
          </table:table-cell>
          <table:table-cell table:style-name="ce7" table:formula="of:=[.D97]-[.D96]" office:value-type="float" office:value="212.316650419043" calcext:value-type="float">
            <text:p>21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G97]/100*30" office:value-type="float" office:value="28.5" calcext:value-type="float">
            <text:p>28,5</text:p>
          </table:table-cell>
          <table:table-cell table:formula="of:=ASIN(([.H97]/30-1))/PI()*180+90" office:value-type="float" office:value="87.1340160174011" calcext:value-type="float">
            <text:p>87,13</text:p>
          </table:table-cell>
          <table:table-cell table:formula="of:=[.I97]/180*66600" office:value-type="float" office:value="32239.5859264384" calcext:value-type="float">
            <text:p>32 240</text:p>
          </table:table-cell>
          <table:table-cell table:style-name="ce7" table:formula="of:=[.J97]-[.J96]" office:value-type="float" office:value="212.316650419049" calcext:value-type="float">
            <text:p>212</text:p>
          </table:table-cell>
          <table:table-cell table:number-columns-repeated="101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30/100*[.A98]" office:value-type="float" office:value="-1.2" calcext:value-type="float">
            <text:p>-1,2</text:p>
          </table:table-cell>
          <table:table-cell table:formula="of:=ASIN([.B98]/30)/PI()*180" office:value-type="float" office:value="-2.29244277595589" calcext:value-type="float">
            <text:p>-2,29</text:p>
          </table:table-cell>
          <table:table-cell table:formula="of:=[.C98]*66600/180" office:value-type="float" office:value="-848.203827103678" calcext:value-type="float">
            <text:p>-848</text:p>
          </table:table-cell>
          <table:table-cell table:style-name="ce7" table:formula="of:=[.D98]-[.D97]" office:value-type="float" office:value="212.210246457901" calcext:value-type="float">
            <text:p>21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G98]/100*30" office:value-type="float" office:value="28.8" calcext:value-type="float">
            <text:p>28,8</text:p>
          </table:table-cell>
          <table:table-cell table:formula="of:=ASIN(([.H98]/30-1))/PI()*180+90" office:value-type="float" office:value="87.7075572240441" calcext:value-type="float">
            <text:p>87,71</text:p>
          </table:table-cell>
          <table:table-cell table:formula="of:=[.I98]/180*66600" office:value-type="float" office:value="32451.7961728963" calcext:value-type="float">
            <text:p>32 452</text:p>
          </table:table-cell>
          <table:table-cell table:style-name="ce7" table:formula="of:=[.J98]-[.J97]" office:value-type="float" office:value="212.2102464579" calcext:value-type="float">
            <text:p>212</text:p>
          </table:table-cell>
          <table:table-cell table:number-columns-repeated="101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30/100*[.A99]" office:value-type="float" office:value="-0.9" calcext:value-type="float">
            <text:p>-0,9</text:p>
          </table:table-cell>
          <table:table-cell table:formula="of:=ASIN([.B99]/30)/PI()*180" office:value-type="float" office:value="-1.71913132087781" calcext:value-type="float">
            <text:p>-1,72</text:p>
          </table:table-cell>
          <table:table-cell table:formula="of:=[.C99]*66600/180" office:value-type="float" office:value="-636.07858872479" calcext:value-type="float">
            <text:p>-636</text:p>
          </table:table-cell>
          <table:table-cell table:style-name="ce7" table:formula="of:=[.D99]-[.D98]" office:value-type="float" office:value="212.125238378888" calcext:value-type="float">
            <text:p>21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G99]/100*30" office:value-type="float" office:value="29.1" calcext:value-type="float">
            <text:p>29,1</text:p>
          </table:table-cell>
          <table:table-cell table:formula="of:=ASIN(([.H99]/30-1))/PI()*180+90" office:value-type="float" office:value="88.2808686791222" calcext:value-type="float">
            <text:p>88,28</text:p>
          </table:table-cell>
          <table:table-cell table:formula="of:=[.I99]/180*66600" office:value-type="float" office:value="32663.9214112752" calcext:value-type="float">
            <text:p>32 664</text:p>
          </table:table-cell>
          <table:table-cell table:style-name="ce7" table:formula="of:=[.J99]-[.J98]" office:value-type="float" office:value="212.125238378892" calcext:value-type="float">
            <text:p>212</text:p>
          </table:table-cell>
          <table:table-cell table:number-columns-repeated="101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30/100*[.A100]" office:value-type="float" office:value="-0.6" calcext:value-type="float">
            <text:p>-0,6</text:p>
          </table:table-cell>
          <table:table-cell table:formula="of:=ASIN([.B100]/30)/PI()*180" office:value-type="float" office:value="-1.14599199838859" calcext:value-type="float">
            <text:p>-1,15</text:p>
          </table:table-cell>
          <table:table-cell table:formula="of:=[.C100]*66600/180" office:value-type="float" office:value="-424.017039403779" calcext:value-type="float">
            <text:p>-424</text:p>
          </table:table-cell>
          <table:table-cell table:style-name="ce7" table:formula="of:=[.D100]-[.D99]" office:value-type="float" office:value="212.061549321011" calcext:value-type="float">
            <text:p>212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G100]/100*30" office:value-type="float" office:value="29.4" calcext:value-type="float">
            <text:p>29,4</text:p>
          </table:table-cell>
          <table:table-cell table:formula="of:=ASIN(([.H100]/30-1))/PI()*180+90" office:value-type="float" office:value="88.8540080016114" calcext:value-type="float">
            <text:p>88,85</text:p>
          </table:table-cell>
          <table:table-cell table:formula="of:=[.I100]/180*66600" office:value-type="float" office:value="32875.9829605962" calcext:value-type="float">
            <text:p>32 876</text:p>
          </table:table-cell>
          <table:table-cell table:style-name="ce7" table:formula="of:=[.J100]-[.J99]" office:value-type="float" office:value="212.061549321003" calcext:value-type="float">
            <text:p>212</text:p>
          </table:table-cell>
          <table:table-cell table:number-columns-repeated="101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30/100*[.A101]" office:value-type="float" office:value="-0.3" calcext:value-type="float">
            <text:p>-0,3</text:p>
          </table:table-cell>
          <table:table-cell table:formula="of:=ASIN([.B101]/30)/PI()*180" office:value-type="float" office:value="-0.572967344857153" calcext:value-type="float">
            <text:p>-0,57</text:p>
          </table:table-cell>
          <table:table-cell table:formula="of:=[.C101]*66600/180" office:value-type="float" office:value="-211.997917597147" calcext:value-type="float">
            <text:p>-212</text:p>
          </table:table-cell>
          <table:table-cell table:style-name="ce7" table:formula="of:=[.D101]-[.D100]" office:value-type="float" office:value="212.019121806633" calcext:value-type="float">
            <text:p>212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G101]/100*30" office:value-type="float" office:value="29.7" calcext:value-type="float">
            <text:p>29,7</text:p>
          </table:table-cell>
          <table:table-cell table:formula="of:=ASIN(([.H101]/30-1))/PI()*180+90" office:value-type="float" office:value="89.4270326551429" calcext:value-type="float">
            <text:p>89,43</text:p>
          </table:table-cell>
          <table:table-cell table:formula="of:=[.I101]/180*66600" office:value-type="float" office:value="33088.0020824029" calcext:value-type="float">
            <text:p>33 088</text:p>
          </table:table-cell>
          <table:table-cell table:style-name="ce7" table:formula="of:=[.J101]-[.J100]" office:value-type="float" office:value="212.019121806639" calcext:value-type="float">
            <text:p>212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0/100*[.A102]" office:value-type="float" office:value="0" calcext:value-type="float">
            <text:p>0,0</text:p>
          </table:table-cell>
          <table:table-cell table:formula="of:=ASIN([.B102]/30)/PI()*180" office:value-type="float" office:value="0" calcext:value-type="float">
            <text:p>0,00</text:p>
          </table:table-cell>
          <table:table-cell table:formula="of:=[.C102]*66600/180" office:value-type="float" office:value="0" calcext:value-type="float">
            <text:p>0</text:p>
          </table:table-cell>
          <table:table-cell table:style-name="ce7" table:formula="of:=[.D102]-[.D101]" office:value-type="float" office:value="211.997917597147" calcext:value-type="float">
            <text:p>21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102]/100*30" office:value-type="float" office:value="30" calcext:value-type="float">
            <text:p>30,0</text:p>
          </table:table-cell>
          <table:table-cell table:formula="of:=ASIN(([.H102]/30-1))/PI()*180+90" office:value-type="float" office:value="90" calcext:value-type="float">
            <text:p>90,00</text:p>
          </table:table-cell>
          <table:table-cell table:formula="of:=[.I102]/180*66600" office:value-type="float" office:value="33300" calcext:value-type="float">
            <text:p>33 300</text:p>
          </table:table-cell>
          <table:table-cell table:style-name="ce7" table:formula="of:=[.J102]-[.J101]" office:value-type="float" office:value="211.997917597146" calcext:value-type="float">
            <text:p>21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/100*[.A103]" office:value-type="float" office:value="0.3" calcext:value-type="float">
            <text:p>0,3</text:p>
          </table:table-cell>
          <table:table-cell table:formula="of:=ASIN([.B103]/30)/PI()*180" office:value-type="float" office:value="0.572967344857153" calcext:value-type="float">
            <text:p>0,57</text:p>
          </table:table-cell>
          <table:table-cell table:formula="of:=[.C103]*66600/180" office:value-type="float" office:value="211.997917597147" calcext:value-type="float">
            <text:p>212</text:p>
          </table:table-cell>
          <table:table-cell table:style-name="ce7" table:formula="of:=[.D103]-[.D102]" office:value-type="float" office:value="211.997917597147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0/100*[.A104]" office:value-type="float" office:value="0.6" calcext:value-type="float">
            <text:p>0,6</text:p>
          </table:table-cell>
          <table:table-cell table:formula="of:=ASIN([.B104]/30)/PI()*180" office:value-type="float" office:value="1.14599199838859" calcext:value-type="float">
            <text:p>1,15</text:p>
          </table:table-cell>
          <table:table-cell table:formula="of:=[.C104]*66600/180" office:value-type="float" office:value="424.017039403779" calcext:value-type="float">
            <text:p>424</text:p>
          </table:table-cell>
          <table:table-cell table:style-name="ce7" table:formula="of:=[.D104]-[.D103]" office:value-type="float" office:value="212.019121806633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0/100*[.A105]" office:value-type="float" office:value="0.9" calcext:value-type="float">
            <text:p>0,9</text:p>
          </table:table-cell>
          <table:table-cell table:formula="of:=ASIN([.B105]/30)/PI()*180" office:value-type="float" office:value="1.71913132087781" calcext:value-type="float">
            <text:p>1,72</text:p>
          </table:table-cell>
          <table:table-cell table:formula="of:=[.C105]*66600/180" office:value-type="float" office:value="636.07858872479" calcext:value-type="float">
            <text:p>636</text:p>
          </table:table-cell>
          <table:table-cell table:style-name="ce7" table:formula="of:=[.D105]-[.D104]" office:value-type="float" office:value="212.061549321011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0/100*[.A106]" office:value-type="float" office:value="1.2" calcext:value-type="float">
            <text:p>1,2</text:p>
          </table:table-cell>
          <table:table-cell table:formula="of:=ASIN([.B106]/30)/PI()*180" office:value-type="float" office:value="2.29244277595589" calcext:value-type="float">
            <text:p>2,29</text:p>
          </table:table-cell>
          <table:table-cell table:formula="of:=[.C106]*66600/180" office:value-type="float" office:value="848.203827103678" calcext:value-type="float">
            <text:p>848</text:p>
          </table:table-cell>
          <table:table-cell table:style-name="ce7" table:formula="of:=[.D106]-[.D105]" office:value-type="float" office:value="212.125238378888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0/100*[.A107]" office:value-type="float" office:value="1.5" calcext:value-type="float">
            <text:p>1,5</text:p>
          </table:table-cell>
          <table:table-cell table:formula="of:=ASIN([.B107]/30)/PI()*180" office:value-type="float" office:value="2.86598398259886" calcext:value-type="float">
            <text:p>2,87</text:p>
          </table:table-cell>
          <table:table-cell table:formula="of:=[.C107]*66600/180" office:value-type="float" office:value="1060.41407356158" calcext:value-type="float">
            <text:p>1 060</text:p>
          </table:table-cell>
          <table:table-cell table:style-name="ce7" table:formula="of:=[.D107]-[.D106]" office:value-type="float" office:value="212.210246457901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0/100*[.A108]" office:value-type="float" office:value="1.8" calcext:value-type="float">
            <text:p>1,8</text:p>
          </table:table-cell>
          <table:table-cell table:formula="of:=ASIN([.B108]/30)/PI()*180" office:value-type="float" office:value="3.4398127675152" calcext:value-type="float">
            <text:p>3,44</text:p>
          </table:table-cell>
          <table:table-cell table:formula="of:=[.C108]*66600/180" office:value-type="float" office:value="1272.73072398062" calcext:value-type="float">
            <text:p>1 273</text:p>
          </table:table-cell>
          <table:table-cell table:style-name="ce7" table:formula="of:=[.D108]-[.D107]" office:value-type="float" office:value="212.316650419043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0/100*[.A109]" office:value-type="float" office:value="2.1" calcext:value-type="float">
            <text:p>2,1</text:p>
          </table:table-cell>
          <table:table-cell table:formula="of:=ASIN([.B109]/30)/PI()*180" office:value-type="float" office:value="4.01398721805631" calcext:value-type="float">
            <text:p>4,01</text:p>
          </table:table-cell>
          <table:table-cell table:formula="of:=[.C109]*66600/180" office:value-type="float" office:value="1485.17527068084" calcext:value-type="float">
            <text:p>1 485</text:p>
          </table:table-cell>
          <table:table-cell table:style-name="ce7" table:formula="of:=[.D109]-[.D108]" office:value-type="float" office:value="212.444546700214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0/100*[.A110]" office:value-type="float" office:value="2.4" calcext:value-type="float">
            <text:p>2,4</text:p>
          </table:table-cell>
          <table:table-cell table:formula="of:=ASIN([.B110]/30)/PI()*180" office:value-type="float" office:value="4.58856573578584" calcext:value-type="float">
            <text:p>4,59</text:p>
          </table:table-cell>
          <table:table-cell table:formula="of:=[.C110]*66600/180" office:value-type="float" office:value="1697.76932224076" calcext:value-type="float">
            <text:p>1 698</text:p>
          </table:table-cell>
          <table:table-cell table:style-name="ce7" table:formula="of:=[.D110]-[.D109]" office:value-type="float" office:value="212.59405155992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0/100*[.A111]" office:value-type="float" office:value="2.7" calcext:value-type="float">
            <text:p>2,7</text:p>
          </table:table-cell>
          <table:table-cell table:formula="of:=ASIN([.B111]/30)/PI()*180" office:value-type="float" office:value="5.16360709084638" calcext:value-type="float">
            <text:p>5,16</text:p>
          </table:table-cell>
          <table:table-cell table:formula="of:=[.C111]*66600/180" office:value-type="float" office:value="1910.53462361316" calcext:value-type="float">
            <text:p>1 911</text:p>
          </table:table-cell>
          <table:table-cell table:style-name="ce7" table:formula="of:=[.D111]-[.D110]" office:value-type="float" office:value="212.765301372401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0/100*[.A112]" office:value-type="float" office:value="3" calcext:value-type="float">
            <text:p>3,0</text:p>
          </table:table-cell>
          <table:table-cell table:formula="of:=ASIN([.B112]/30)/PI()*180" office:value-type="float" office:value="5.73917047726679" calcext:value-type="float">
            <text:p>5,74</text:p>
          </table:table-cell>
          <table:table-cell table:formula="of:=[.C112]*66600/180" office:value-type="float" office:value="2123.49307658871" calcext:value-type="float">
            <text:p>2 123</text:p>
          </table:table-cell>
          <table:table-cell table:style-name="ce7" table:formula="of:=[.D112]-[.D111]" office:value-type="float" office:value="212.958452975551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0/100*[.A113]" office:value-type="float" office:value="3.3" calcext:value-type="float">
            <text:p>3,3</text:p>
          </table:table-cell>
          <table:table-cell table:formula="of:=ASIN([.B113]/30)/PI()*180" office:value-type="float" office:value="6.31531556935738" calcext:value-type="float">
            <text:p>6,32</text:p>
          </table:table-cell>
          <table:table-cell table:formula="of:=[.C113]*66600/180" office:value-type="float" office:value="2336.66676066223" calcext:value-type="float">
            <text:p>2 337</text:p>
          </table:table-cell>
          <table:table-cell table:style-name="ce7" table:formula="of:=[.D113]-[.D112]" office:value-type="float" office:value="213.173684073521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0/100*[.A114]" office:value-type="float" office:value="3.6" calcext:value-type="float">
            <text:p>3,6</text:p>
          </table:table-cell>
          <table:table-cell table:formula="of:=ASIN([.B114]/30)/PI()*180" office:value-type="float" office:value="6.89210257934638" calcext:value-type="float">
            <text:p>6,89</text:p>
          </table:table-cell>
          <table:table-cell table:formula="of:=[.C114]*66600/180" office:value-type="float" office:value="2550.07795435816" calcext:value-type="float">
            <text:p>2 550</text:p>
          </table:table-cell>
          <table:table-cell table:style-name="ce7" table:formula="of:=[.D114]-[.D113]" office:value-type="float" office:value="213.411193695928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0/100*[.A115]" office:value-type="float" office:value="3.9" calcext:value-type="float">
            <text:p>3,9</text:p>
          </table:table-cell>
          <table:table-cell table:formula="of:=ASIN([.B115]/30)/PI()*180" office:value-type="float" office:value="7.46959231641693" calcext:value-type="float">
            <text:p>7,47</text:p>
          </table:table-cell>
          <table:table-cell table:formula="of:=[.C115]*66600/180" office:value-type="float" office:value="2763.74915707426" calcext:value-type="float">
            <text:p>2 764</text:p>
          </table:table-cell>
          <table:table-cell table:style-name="ce7" table:formula="of:=[.D115]-[.D114]" office:value-type="float" office:value="213.67120271610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0/100*[.A116]" office:value-type="float" office:value="4.2" calcext:value-type="float">
            <text:p>4,2</text:p>
          </table:table-cell>
          <table:table-cell table:formula="of:=ASIN([.B116]/30)/PI()*180" office:value-type="float" office:value="8.04784624731152" calcext:value-type="float">
            <text:p>8,05</text:p>
          </table:table-cell>
          <table:table-cell table:formula="of:=[.C116]*66600/180" office:value-type="float" office:value="2977.70311150526" calcext:value-type="float">
            <text:p>2 978</text:p>
          </table:table-cell>
          <table:table-cell table:style-name="ce7" table:formula="of:=[.D116]-[.D115]" office:value-type="float" office:value="213.953954430997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0/100*[.A117]" office:value-type="float" office:value="4.5" calcext:value-type="float">
            <text:p>4,5</text:p>
          </table:table-cell>
          <table:table-cell table:formula="of:=ASIN([.B117]/30)/PI()*180" office:value-type="float" office:value="8.62692655867864" calcext:value-type="float">
            <text:p>8,63</text:p>
          </table:table-cell>
          <table:table-cell table:formula="of:=[.C117]*66600/180" office:value-type="float" office:value="3191.9628267111" calcext:value-type="float">
            <text:p>3 192</text:p>
          </table:table-cell>
          <table:table-cell table:style-name="ce7" table:formula="of:=[.D117]-[.D116]" office:value-type="float" office:value="214.259715205835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0/100*[.A118]" office:value-type="float" office:value="4.8" calcext:value-type="float">
            <text:p>4,8</text:p>
          </table:table-cell>
          <table:table-cell table:formula="of:=ASIN([.B118]/30)/PI()*180" office:value-type="float" office:value="9.2068962213459" calcext:value-type="float">
            <text:p>9,21</text:p>
          </table:table-cell>
          <table:table-cell table:formula="of:=[.C118]*66600/180" office:value-type="float" office:value="3406.55160189798" calcext:value-type="float">
            <text:p>3 407</text:p>
          </table:table-cell>
          <table:table-cell table:style-name="ce7" table:formula="of:=[.D118]-[.D117]" office:value-type="float" office:value="214.588775186887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0/100*[.A119]" office:value-type="float" office:value="5.1" calcext:value-type="float">
            <text:p>5,1</text:p>
          </table:table-cell>
          <table:table-cell table:formula="of:=ASIN([.B119]/30)/PI()*180" office:value-type="float" office:value="9.78781905671398" calcext:value-type="float">
            <text:p>9,79</text:p>
          </table:table-cell>
          <table:table-cell table:formula="of:=[.C119]*66600/180" office:value-type="float" office:value="3621.49305098417" calcext:value-type="float">
            <text:p>3 621</text:p>
          </table:table-cell>
          <table:table-cell table:style-name="ce7" table:formula="of:=[.D119]-[.D118]" office:value-type="float" office:value="214.941449086188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0/100*[.A120]" office:value-type="float" office:value="5.4" calcext:value-type="float">
            <text:p>5,4</text:p>
          </table:table-cell>
          <table:table-cell table:formula="of:=ASIN([.B120]/30)/PI()*180" office:value-type="float" office:value="10.3697598054774" calcext:value-type="float">
            <text:p>10,37</text:p>
          </table:table-cell>
          <table:table-cell table:formula="of:=[.C120]*66600/180" office:value-type="float" office:value="3836.81112802665" calcext:value-type="float">
            <text:p>3 837</text:p>
          </table:table-cell>
          <table:table-cell table:style-name="ce7" table:formula="of:=[.D120]-[.D119]" office:value-type="float" office:value="215.318077042474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0/100*[.A121]" office:value-type="float" office:value="5.7" calcext:value-type="float">
            <text:p>5,7</text:p>
          </table:table-cell>
          <table:table-cell table:formula="of:=ASIN([.B121]/30)/PI()*180" office:value-type="float" office:value="10.9527841988911" calcext:value-type="float">
            <text:p>10,95</text:p>
          </table:table-cell>
          <table:table-cell table:formula="of:=[.C121]*66600/180" office:value-type="float" office:value="4052.53015358972" calcext:value-type="float">
            <text:p>4 053</text:p>
          </table:table-cell>
          <table:table-cell table:style-name="ce7" table:formula="of:=[.D121]-[.D120]" office:value-type="float" office:value="215.719025563072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0/100*[.A122]" office:value-type="float" office:value="6" calcext:value-type="float">
            <text:p>6,0</text:p>
          </table:table-cell>
          <table:table-cell table:formula="of:=ASIN([.B122]/30)/PI()*180" office:value-type="float" office:value="11.5369590328155" calcext:value-type="float">
            <text:p>11,54</text:p>
          </table:table-cell>
          <table:table-cell table:formula="of:=[.C122]*66600/180" office:value-type="float" office:value="4268.67484214173" calcext:value-type="float">
            <text:p>4 269</text:p>
          </table:table-cell>
          <table:table-cell table:style-name="ce7" table:formula="of:=[.D122]-[.D121]" office:value-type="float" office:value="216.144688552014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0/100*[.A123]" office:value-type="float" office:value="6.3" calcext:value-type="float">
            <text:p>6,3</text:p>
          </table:table-cell>
          <table:table-cell table:formula="of:=ASIN([.B123]/30)/PI()*180" office:value-type="float" office:value="12.1223522447891" calcext:value-type="float">
            <text:p>12,12</text:p>
          </table:table-cell>
          <table:table-cell table:formula="of:=[.C123]*66600/180" office:value-type="float" office:value="4485.27033057197" calcext:value-type="float">
            <text:p>4 485</text:p>
          </table:table-cell>
          <table:table-cell table:style-name="ce7" table:formula="of:=[.D123]-[.D122]" office:value-type="float" office:value="216.59548843024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0/100*[.A124]" office:value-type="float" office:value="6.6" calcext:value-type="float">
            <text:p>6,6</text:p>
          </table:table-cell>
          <table:table-cell table:formula="of:=ASIN([.B124]/30)/PI()*180" office:value-type="float" office:value="12.7090329943954" calcext:value-type="float">
            <text:p>12,71</text:p>
          </table:table-cell>
          <table:table-cell table:formula="of:=[.C124]*66600/180" office:value-type="float" office:value="4702.34220792631" calcext:value-type="float">
            <text:p>4 702</text:p>
          </table:table-cell>
          <table:table-cell table:style-name="ce7" table:formula="of:=[.D124]-[.D123]" office:value-type="float" office:value="217.071877354339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0/100*[.A125]" office:value-type="float" office:value="6.9" calcext:value-type="float">
            <text:p>6,9</text:p>
          </table:table-cell>
          <table:table-cell table:formula="of:=ASIN([.B125]/30)/PI()*180" office:value-type="float" office:value="13.2970717472091" calcext:value-type="float">
            <text:p>13,30</text:p>
          </table:table-cell>
          <table:table-cell table:formula="of:=[.C125]*66600/180" office:value-type="float" office:value="4919.91654646735" calcext:value-type="float">
            <text:p>4 920</text:p>
          </table:table-cell>
          <table:table-cell table:style-name="ce7" table:formula="of:=[.D125]-[.D124]" office:value-type="float" office:value="217.574338541041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0/100*[.A126]" office:value-type="float" office:value="7.2" calcext:value-type="float">
            <text:p>7,2</text:p>
          </table:table-cell>
          <table:table-cell table:formula="of:=ASIN([.B126]/30)/PI()*180" office:value-type="float" office:value="13.886540362629" calcext:value-type="float">
            <text:p>13,89</text:p>
          </table:table-cell>
          <table:table-cell table:formula="of:=[.C126]*66600/180" office:value-type="float" office:value="5138.01993417273" calcext:value-type="float">
            <text:p>5 138</text:p>
          </table:table-cell>
          <table:table-cell table:style-name="ce7" table:formula="of:=[.D126]-[.D125]" office:value-type="float" office:value="218.103387705375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30/100*[.A127]" office:value-type="float" office:value="7.5" calcext:value-type="float">
            <text:p>7,5</text:p>
          </table:table-cell>
          <table:table-cell table:formula="of:=ASIN([.B127]/30)/PI()*180" office:value-type="float" office:value="14.4775121859299" calcext:value-type="float">
            <text:p>14,48</text:p>
          </table:table-cell>
          <table:table-cell table:formula="of:=[.C127]*66600/180" office:value-type="float" office:value="5356.67950879407" calcext:value-type="float">
            <text:p>5 357</text:p>
          </table:table-cell>
          <table:table-cell table:style-name="ce7" table:formula="of:=[.D127]-[.D126]" office:value-type="float" office:value="218.659574621344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30/100*[.A128]" office:value-type="float" office:value="7.8" calcext:value-type="float">
            <text:p>7,8</text:p>
          </table:table-cell>
          <table:table-cell table:formula="of:=ASIN([.B128]/30)/PI()*180" office:value-type="float" office:value="15.0700621448888" calcext:value-type="float">
            <text:p>15,07</text:p>
          </table:table-cell>
          <table:table-cell table:formula="of:=[.C128]*66600/180" office:value-type="float" office:value="5575.92299360887" calcext:value-type="float">
            <text:p>5 576</text:p>
          </table:table-cell>
          <table:table-cell table:style-name="ce7" table:formula="of:=[.D128]-[.D127]" office:value-type="float" office:value="219.243484814797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0/100*[.A129]" office:value-type="float" office:value="8.1" calcext:value-type="float">
            <text:p>8,1</text:p>
          </table:table-cell>
          <table:table-cell table:formula="of:=ASIN([.B129]/30)/PI()*180" office:value-type="float" office:value="15.6642668513735" calcext:value-type="float">
            <text:p>15,66</text:p>
          </table:table-cell>
          <table:table-cell table:formula="of:=[.C129]*66600/180" office:value-type="float" office:value="5795.7787350082" calcext:value-type="float">
            <text:p>5 796</text:p>
          </table:table-cell>
          <table:table-cell table:style-name="ce7" table:formula="of:=[.D129]-[.D128]" office:value-type="float" office:value="219.855741399335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30/100*[.A130]" office:value-type="float" office:value="8.4" calcext:value-type="float">
            <text:p>8,4</text:p>
          </table:table-cell>
          <table:table-cell table:formula="of:=ASIN([.B130]/30)/PI()*180" office:value-type="float" office:value="16.260204708312" calcext:value-type="float">
            <text:p>16,26</text:p>
          </table:table-cell>
          <table:table-cell table:formula="of:=[.C130]*66600/180" office:value-type="float" office:value="6016.27574207543" calcext:value-type="float">
            <text:p>6 016</text:p>
          </table:table-cell>
          <table:table-cell table:style-name="ce7" table:formula="of:=[.D130]-[.D129]" office:value-type="float" office:value="220.497007067223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30/100*[.A131]" office:value-type="float" office:value="8.7" calcext:value-type="float">
            <text:p>8,7</text:p>
          </table:table-cell>
          <table:table-cell table:formula="of:=ASIN([.B131]/30)/PI()*180" office:value-type="float" office:value="16.8579560224971" calcext:value-type="float">
            <text:p>16,86</text:p>
          </table:table-cell>
          <table:table-cell table:formula="of:=[.C131]*66600/180" office:value-type="float" office:value="6237.44372832394" calcext:value-type="float">
            <text:p>6 237</text:p>
          </table:table-cell>
          <table:table-cell table:style-name="ce7" table:formula="of:=[.D131]-[.D130]" office:value-type="float" office:value="221.167986248518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0/100*[.A132]" office:value-type="float" office:value="9" calcext:value-type="float">
            <text:p>9,0</text:p>
          </table:table-cell>
          <table:table-cell table:formula="of:=ASIN([.B132]/30)/PI()*180" office:value-type="float" office:value="17.4576031237221" calcext:value-type="float">
            <text:p>17,46</text:p>
          </table:table-cell>
          <table:table-cell table:formula="of:=[.C132]*66600/180" office:value-type="float" office:value="6459.31315577718" calcext:value-type="float">
            <text:p>6 459</text:p>
          </table:table-cell>
          <table:table-cell table:style-name="ce7" table:formula="of:=[.D132]-[.D131]" office:value-type="float" office:value="221.869427453233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0/100*[.A133]" office:value-type="float" office:value="9.3" calcext:value-type="float">
            <text:p>9,3</text:p>
          </table:table-cell>
          <table:table-cell table:formula="of:=ASIN([.B133]/30)/PI()*180" office:value-type="float" office:value="18.0592304907835" calcext:value-type="float">
            <text:p>18,06</text:p>
          </table:table-cell>
          <table:table-cell table:formula="of:=[.C133]*66600/180" office:value-type="float" office:value="6681.91528158991" calcext:value-type="float">
            <text:p>6 682</text:p>
          </table:table-cell>
          <table:table-cell table:style-name="ce7" table:formula="of:=[.D133]-[.D132]" office:value-type="float" office:value="222.602125812737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0/100*[.A134]" office:value-type="float" office:value="9.6" calcext:value-type="float">
            <text:p>9,6</text:p>
          </table:table-cell>
          <table:table-cell table:formula="of:=ASIN([.B134]/30)/PI()*180" office:value-type="float" office:value="18.6629248849425" calcext:value-type="float">
            <text:p>18,66</text:p>
          </table:table-cell>
          <table:table-cell table:formula="of:=[.C134]*66600/180" office:value-type="float" office:value="6905.28220742872" calcext:value-type="float">
            <text:p>6 905</text:p>
          </table:table-cell>
          <table:table-cell table:style-name="ce7" table:formula="of:=[.D134]-[.D133]" office:value-type="float" office:value="223.366925838806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0/100*[.A135]" office:value-type="float" office:value="9.9" calcext:value-type="float">
            <text:p>9,9</text:p>
          </table:table-cell>
          <table:table-cell table:formula="of:=ASIN([.B135]/30)/PI()*180" office:value-type="float" office:value="19.2687754914838" calcext:value-type="float">
            <text:p>19,27</text:p>
          </table:table-cell>
          <table:table-cell table:formula="of:=[.C135]*66600/180" office:value-type="float" office:value="7129.446931849" calcext:value-type="float">
            <text:p>7 129</text:p>
          </table:table-cell>
          <table:table-cell table:style-name="ce7" table:formula="of:=[.D135]-[.D134]" office:value-type="float" office:value="224.164724420276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30/100*[.A136]" office:value-type="float" office:value="10.2" calcext:value-type="float">
            <text:p>10,2</text:p>
          </table:table-cell>
          <table:table-cell table:formula="of:=ASIN([.B136]/30)/PI()*180" office:value-type="float" office:value="19.8768740700788" calcext:value-type="float">
            <text:p>19,88</text:p>
          </table:table-cell>
          <table:table-cell table:formula="of:=[.C136]*66600/180" office:value-type="float" office:value="7354.44340592917" calcext:value-type="float">
            <text:p>7 354</text:p>
          </table:table-cell>
          <table:table-cell table:style-name="ce7" table:formula="of:=[.D136]-[.D135]" office:value-type="float" office:value="224.996474080173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0/100*[.A137]" office:value-type="float" office:value="10.5" calcext:value-type="float">
            <text:p>10,5</text:p>
          </table:table-cell>
          <table:table-cell table:formula="of:=ASIN([.B137]/30)/PI()*180" office:value-type="float" office:value="20.4873151147227" calcext:value-type="float">
            <text:p>20,49</text:p>
          </table:table-cell>
          <table:table-cell table:formula="of:=[.C137]*66600/180" office:value-type="float" office:value="7580.30659244738" calcext:value-type="float">
            <text:p>7 580</text:p>
          </table:table-cell>
          <table:table-cell table:style-name="ce7" table:formula="of:=[.D137]-[.D136]" office:value-type="float" office:value="225.86318651821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0/100*[.A138]" office:value-type="float" office:value="10.8" calcext:value-type="float">
            <text:p>10,8</text:p>
          </table:table-cell>
          <table:table-cell table:formula="of:=ASIN([.B138]/30)/PI()*180" office:value-type="float" office:value="21.100196024093" calcext:value-type="float">
            <text:p>21,10</text:p>
          </table:table-cell>
          <table:table-cell table:formula="of:=[.C138]*66600/180" office:value-type="float" office:value="7807.07252891442" calcext:value-type="float">
            <text:p>7 807</text:p>
          </table:table-cell>
          <table:table-cell table:style-name="ce7" table:formula="of:=[.D138]-[.D137]" office:value-type="float" office:value="226.765936467033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30/100*[.A139]" office:value-type="float" office:value="11.1" calcext:value-type="float">
            <text:p>11,1</text:p>
          </table:table-cell>
          <table:table-cell table:formula="of:=ASIN([.B139]/30)/PI()*180" office:value-type="float" office:value="21.7156172832645" calcext:value-type="float">
            <text:p>21,72</text:p>
          </table:table-cell>
          <table:table-cell table:formula="of:=[.C139]*66600/180" office:value-type="float" office:value="8034.77839480785" calcext:value-type="float">
            <text:p>8 035</text:p>
          </table:table-cell>
          <table:table-cell table:style-name="ce7" table:formula="of:=[.D139]-[.D138]" office:value-type="float" office:value="227.70586589343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30/100*[.A140]" office:value-type="float" office:value="11.4" calcext:value-type="float">
            <text:p>11,4</text:p>
          </table:table-cell>
          <table:table-cell table:formula="of:=ASIN([.B140]/30)/PI()*180" office:value-type="float" office:value="22.3336826578053" calcext:value-type="float">
            <text:p>22,33</text:p>
          </table:table-cell>
          <table:table-cell table:formula="of:=[.C140]*66600/180" office:value-type="float" office:value="8263.46258338796" calcext:value-type="float">
            <text:p>8 263</text:p>
          </table:table-cell>
          <table:table-cell table:style-name="ce7" table:formula="of:=[.D140]-[.D139]" office:value-type="float" office:value="228.684188580114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0/100*[.A141]" office:value-type="float" office:value="11.7" calcext:value-type="float">
            <text:p>11,7</text:p>
          </table:table-cell>
          <table:table-cell table:formula="of:=ASIN([.B141]/30)/PI()*180" office:value-type="float" office:value="22.9544994013928" calcext:value-type="float">
            <text:p>22,95</text:p>
          </table:table-cell>
          <table:table-cell table:formula="of:=[.C141]*66600/180" office:value-type="float" office:value="8493.16477851534" calcext:value-type="float">
            <text:p>8 493</text:p>
          </table:table-cell>
          <table:table-cell table:style-name="ce7" table:formula="of:=[.D141]-[.D140]" office:value-type="float" office:value="229.702195127376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0/100*[.A142]" office:value-type="float" office:value="12" calcext:value-type="float">
            <text:p>12,0</text:p>
          </table:table-cell>
          <table:table-cell table:formula="of:=ASIN([.B142]/30)/PI()*180" office:value-type="float" office:value="23.5781784782018" calcext:value-type="float">
            <text:p>23,58</text:p>
          </table:table-cell>
          <table:table-cell table:formula="of:=[.C142]*66600/180" office:value-type="float" office:value="8723.92603693468" calcext:value-type="float">
            <text:p>8 724</text:p>
          </table:table-cell>
          <table:table-cell table:style-name="ce7" table:formula="of:=[.D142]-[.D141]" office:value-type="float" office:value="230.76125841934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30/100*[.A143]" office:value-type="float" office:value="12.3" calcext:value-type="float">
            <text:p>12,3</text:p>
          </table:table-cell>
          <table:table-cell table:formula="of:=ASIN([.B143]/30)/PI()*180" office:value-type="float" office:value="24.2048348014583" calcext:value-type="float">
            <text:p>24,20</text:p>
          </table:table-cell>
          <table:table-cell table:formula="of:=[.C143]*66600/180" office:value-type="float" office:value="8955.78887653958" calcext:value-type="float">
            <text:p>8 956</text:p>
          </table:table-cell>
          <table:table-cell table:style-name="ce7" table:formula="of:=[.D143]-[.D142]" office:value-type="float" office:value="231.862839604903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0/100*[.A144]" office:value-type="float" office:value="12.6" calcext:value-type="float">
            <text:p>12,6</text:p>
          </table:table-cell>
          <table:table-cell table:formula="of:=ASIN([.B144]/30)/PI()*180" office:value-type="float" office:value="24.8345874897016" calcext:value-type="float">
            <text:p>24,83</text:p>
          </table:table-cell>
          <table:table-cell table:formula="of:=[.C144]*66600/180" office:value-type="float" office:value="9188.79737118959" calcext:value-type="float">
            <text:p>9 189</text:p>
          </table:table-cell>
          <table:table-cell table:style-name="ce7" table:formula="of:=[.D144]-[.D143]" office:value-type="float" office:value="233.00849465000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0/100*[.A145]" office:value-type="float" office:value="12.9" calcext:value-type="float">
            <text:p>12,9</text:p>
          </table:table-cell>
          <table:table-cell table:formula="of:=ASIN([.B145]/30)/PI()*180" office:value-type="float" office:value="25.4675601424724" calcext:value-type="float">
            <text:p>25,47</text:p>
          </table:table-cell>
          <table:table-cell table:formula="of:=[.C145]*66600/180" office:value-type="float" office:value="9422.99725271478" calcext:value-type="float">
            <text:p>9 423</text:p>
          </table:table-cell>
          <table:table-cell table:style-name="ce7" table:formula="of:=[.D145]-[.D144]" office:value-type="float" office:value="234.199881525192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30/100*[.A146]" office:value-type="float" office:value="13.2" calcext:value-type="float">
            <text:p>13,2</text:p>
          </table:table-cell>
          <table:table-cell table:formula="of:=ASIN([.B146]/30)/PI()*180" office:value-type="float" office:value="26.1038811373399" calcext:value-type="float">
            <text:p>26,10</text:p>
          </table:table-cell>
          <table:table-cell table:formula="of:=[.C146]*66600/180" office:value-type="float" office:value="9658.43602081576" calcext:value-type="float">
            <text:p>9 658</text:p>
          </table:table-cell>
          <table:table-cell table:style-name="ce7" table:formula="of:=[.D146]-[.D145]" office:value-type="float" office:value="235.438768100987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0/100*[.A147]" office:value-type="float" office:value="13.5" calcext:value-type="float">
            <text:p>13,5</text:p>
          </table:table-cell>
          <table:table-cell table:formula="of:=ASIN([.B147]/30)/PI()*180" office:value-type="float" office:value="26.743683950403" calcext:value-type="float">
            <text:p>26,74</text:p>
          </table:table-cell>
          <table:table-cell table:formula="of:=[.C147]*66600/180" office:value-type="float" office:value="9895.16306164911" calcext:value-type="float">
            <text:p>9 895</text:p>
          </table:table-cell>
          <table:table-cell table:style-name="ce7" table:formula="of:=[.D147]-[.D146]" office:value-type="float" office:value="236.72704083335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30/100*[.A148]" office:value-type="float" office:value="13.8" calcext:value-type="float">
            <text:p>13,8</text:p>
          </table:table-cell>
          <table:table-cell table:formula="of:=ASIN([.B148]/30)/PI()*180" office:value-type="float" office:value="27.3871075026539" calcext:value-type="float">
            <text:p>27,39</text:p>
          </table:table-cell>
          <table:table-cell table:formula="of:=[.C148]*66600/180" office:value-type="float" office:value="10133.2297759819" calcext:value-type="float">
            <text:p>10 133</text:p>
          </table:table-cell>
          <table:table-cell table:style-name="ce7" table:formula="of:=[.D148]-[.D147]" office:value-type="float" office:value="238.066714332832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30/100*[.A149]" office:value-type="float" office:value="14.1" calcext:value-type="float">
            <text:p>14,1</text:p>
          </table:table-cell>
          <table:table-cell table:formula="of:=ASIN([.B149]/30)/PI()*180" office:value-type="float" office:value="28.0342965348813" calcext:value-type="float">
            <text:p>28,03</text:p>
          </table:table-cell>
          <table:table-cell table:formula="of:=[.C149]*66600/180" office:value-type="float" office:value="10372.6897179061" calcext:value-type="float">
            <text:p>10 373</text:p>
          </table:table-cell>
          <table:table-cell table:style-name="ce7" table:formula="of:=[.D149]-[.D148]" office:value-type="float" office:value="239.459941924128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0/100*[.A150]" office:value-type="float" office:value="14.4" calcext:value-type="float">
            <text:p>14,4</text:p>
          </table:table-cell>
          <table:table-cell table:formula="of:=ASIN([.B150]/30)/PI()*180" office:value-type="float" office:value="28.6854020141189" calcext:value-type="float">
            <text:p>28,69</text:p>
          </table:table-cell>
          <table:table-cell table:formula="of:=[.C150]*66600/180" office:value-type="float" office:value="10613.598745224" calcext:value-type="float">
            <text:p>10 614</text:p>
          </table:table-cell>
          <table:table-cell table:style-name="ce7" table:formula="of:=[.D150]-[.D149]" office:value-type="float" office:value="240.909027317926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30/100*[.A151]" office:value-type="float" office:value="14.7" calcext:value-type="float">
            <text:p>14,7</text:p>
          </table:table-cell>
          <table:table-cell table:formula="of:=ASIN([.B151]/30)/PI()*180" office:value-type="float" office:value="29.3405815750237" calcext:value-type="float">
            <text:p>29,34</text:p>
          </table:table-cell>
          <table:table-cell table:formula="of:=[.C151]*66600/180" office:value-type="float" office:value="10856.0151827588" calcext:value-type="float">
            <text:p>10 856</text:p>
          </table:table-cell>
          <table:table-cell table:style-name="ce7" table:formula="of:=[.D151]-[.D150]" office:value-type="float" office:value="242.416437534781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0/100*[.A152]" office:value-type="float" office:value="15" calcext:value-type="float">
            <text:p>15,0</text:p>
          </table:table-cell>
          <table:table-cell table:formula="of:=ASIN([.B152]/30)/PI()*180" office:value-type="float" office:value="30" calcext:value-type="float">
            <text:p>30,00</text:p>
          </table:table-cell>
          <table:table-cell table:formula="of:=[.C152]*66600/180" office:value-type="float" office:value="11100" calcext:value-type="float">
            <text:p>11 100</text:p>
          </table:table-cell>
          <table:table-cell table:style-name="ce7" table:formula="of:=[.D152]-[.D151]" office:value-type="float" office:value="243.984817241222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0/100*[.A153]" office:value-type="float" office:value="15.3" calcext:value-type="float">
            <text:p>15,3</text:p>
          </table:table-cell>
          <table:table-cell table:formula="of:=ASIN([.B153]/30)/PI()*180" office:value-type="float" office:value="30.663829742386" calcext:value-type="float">
            <text:p>30,66</text:p>
          </table:table-cell>
          <table:table-cell table:formula="of:=[.C153]*66600/180" office:value-type="float" office:value="11345.6170046828" calcext:value-type="float">
            <text:p>11 346</text:p>
          </table:table-cell>
          <table:table-cell table:style-name="ce7" table:formula="of:=[.D153]-[.D152]" office:value-type="float" office:value="245.617004682808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30/100*[.A154]" office:value-type="float" office:value="15.6" calcext:value-type="float">
            <text:p>15,6</text:p>
          </table:table-cell>
          <table:table-cell table:formula="of:=ASIN([.B154]/30)/PI()*180" office:value-type="float" office:value="31.3322514975943" calcext:value-type="float">
            <text:p>31,33</text:p>
          </table:table-cell>
          <table:table-cell table:formula="of:=[.C154]*66600/180" office:value-type="float" office:value="11592.9330541099" calcext:value-type="float">
            <text:p>11 593</text:p>
          </table:table-cell>
          <table:table-cell table:style-name="ce7" table:formula="of:=[.D154]-[.D153]" office:value-type="float" office:value="247.316049427069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30/100*[.A155]" office:value-type="float" office:value="15.9" calcext:value-type="float">
            <text:p>15,9</text:p>
          </table:table-cell>
          <table:table-cell table:formula="of:=ASIN([.B155]/30)/PI()*180" office:value-type="float" office:value="32.0054548277642" calcext:value-type="float">
            <text:p>32,01</text:p>
          </table:table-cell>
          <table:table-cell table:formula="of:=[.C155]*66600/180" office:value-type="float" office:value="11842.0182862728" calcext:value-type="float">
            <text:p>11 842</text:p>
          </table:table-cell>
          <table:table-cell table:style-name="ce7" table:formula="of:=[.D155]-[.D154]" office:value-type="float" office:value="249.0852321628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0/100*[.A156]" office:value-type="float" office:value="16.2" calcext:value-type="float">
            <text:p>16,2</text:p>
          </table:table-cell>
          <table:table-cell table:formula="of:=ASIN([.B156]/30)/PI()*180" office:value-type="float" office:value="32.6836388462579" calcext:value-type="float">
            <text:p>32,68</text:p>
          </table:table-cell>
          <table:table-cell table:formula="of:=[.C156]*66600/180" office:value-type="float" office:value="12092.9463731154" calcext:value-type="float">
            <text:p>12 093</text:p>
          </table:table-cell>
          <table:table-cell table:style-name="ce7" table:formula="of:=[.D156]-[.D155]" office:value-type="float" office:value="250.92808684267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30/100*[.A157]" office:value-type="float" office:value="16.5" calcext:value-type="float">
            <text:p>16,5</text:p>
          </table:table-cell>
          <table:table-cell table:formula="of:=ASIN([.B157]/30)/PI()*180" office:value-type="float" office:value="33.3670129692317" calcext:value-type="float">
            <text:p>33,37</text:p>
          </table:table-cell>
          <table:table-cell table:formula="of:=[.C157]*66600/180" office:value-type="float" office:value="12345.7947986157" calcext:value-type="float">
            <text:p>12 346</text:p>
          </table:table-cell>
          <table:table-cell table:style-name="ce7" table:formula="of:=[.D157]-[.D156]" office:value-type="float" office:value="252.84842550031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30/100*[.A158]" office:value-type="float" office:value="16.8" calcext:value-type="float">
            <text:p>16,8</text:p>
          </table:table-cell>
          <table:table-cell table:formula="of:=ASIN([.B158]/30)/PI()*180" office:value-type="float" office:value="34.0557977425679" calcext:value-type="float">
            <text:p>34,06</text:p>
          </table:table-cell>
          <table:table-cell table:formula="of:=[.C158]*66600/180" office:value-type="float" office:value="12600.6451647501" calcext:value-type="float">
            <text:p>12 601</text:p>
          </table:table-cell>
          <table:table-cell table:style-name="ce7" table:formula="of:=[.D158]-[.D157]" office:value-type="float" office:value="254.85036613438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0/100*[.A159]" office:value-type="float" office:value="17.1" calcext:value-type="float">
            <text:p>17,1</text:p>
          </table:table-cell>
          <table:table-cell table:formula="of:=ASIN([.B159]/30)/PI()*180" office:value-type="float" office:value="34.7502257536825" calcext:value-type="float">
            <text:p>34,75</text:p>
          </table:table-cell>
          <table:table-cell table:formula="of:=[.C159]*66600/180" office:value-type="float" office:value="12857.5835288625" calcext:value-type="float">
            <text:p>12 858</text:p>
          </table:table-cell>
          <table:table-cell table:style-name="ce7" table:formula="of:=[.D159]-[.D158]" office:value-type="float" office:value="256.938364112379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30/100*[.A160]" office:value-type="float" office:value="17.4" calcext:value-type="float">
            <text:p>17,4</text:p>
          </table:table-cell>
          <table:table-cell table:formula="of:=ASIN([.B160]/30)/PI()*180" office:value-type="float" office:value="35.4505426391754" calcext:value-type="float">
            <text:p>35,45</text:p>
          </table:table-cell>
          <table:table-cell table:formula="of:=[.C160]*66600/180" office:value-type="float" office:value="13116.7007764949" calcext:value-type="float">
            <text:p>13 117</text:p>
          </table:table-cell>
          <table:table-cell table:style-name="ce7" table:formula="of:=[.D160]-[.D159]" office:value-type="float" office:value="259.117247632395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30/100*[.A161]" office:value-type="float" office:value="17.7" calcext:value-type="float">
            <text:p>17,7</text:p>
          </table:table-cell>
          <table:table-cell table:formula="of:=ASIN([.B161]/30)/PI()*180" office:value-type="float" office:value="36.1570082009988" calcext:value-type="float">
            <text:p>36,16</text:p>
          </table:table-cell>
          <table:table-cell table:formula="of:=[.C161]*66600/180" office:value-type="float" office:value="13378.0930343696" calcext:value-type="float">
            <text:p>13 378</text:p>
          </table:table-cell>
          <table:table-cell table:style-name="ce7" table:formula="of:=[.D161]-[.D160]" office:value-type="float" office:value="261.392257874666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0/100*[.A162]" office:value-type="float" office:value="18" calcext:value-type="float">
            <text:p>18,0</text:p>
          </table:table-cell>
          <table:table-cell table:formula="of:=ASIN([.B162]/30)/PI()*180" office:value-type="float" office:value="36.869897645844" calcext:value-type="float">
            <text:p>36,87</text:p>
          </table:table-cell>
          <table:table-cell table:formula="of:=[.C162]*66600/180" office:value-type="float" office:value="13641.8621289623" calcext:value-type="float">
            <text:p>13 642</text:p>
          </table:table-cell>
          <table:table-cell table:style-name="ce7" table:formula="of:=[.D162]-[.D161]" office:value-type="float" office:value="263.769094592717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30/100*[.A163]" office:value-type="float" office:value="18.3" calcext:value-type="float">
            <text:p>18,3</text:p>
          </table:table-cell>
          <table:table-cell table:formula="of:=ASIN([.B163]/30)/PI()*180" office:value-type="float" office:value="37.5895029648569" calcext:value-type="float">
            <text:p>37,59</text:p>
          </table:table-cell>
          <table:table-cell table:formula="of:=[.C163]*66600/180" office:value-type="float" office:value="13908.116096997" calcext:value-type="float">
            <text:p>13 908</text:p>
          </table:table-cell>
          <table:table-cell table:style-name="ce7" table:formula="of:=[.D163]-[.D162]" office:value-type="float" office:value="266.253968034753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30/100*[.A164]" office:value-type="float" office:value="18.6" calcext:value-type="float">
            <text:p>18,6</text:p>
          </table:table-cell>
          <table:table-cell table:formula="of:=ASIN([.B164]/30)/PI()*180" office:value-type="float" office:value="38.3161344736657" calcext:value-type="float">
            <text:p>38,32</text:p>
          </table:table-cell>
          <table:table-cell table:formula="of:=[.C164]*66600/180" office:value-type="float" office:value="14176.9697552563" calcext:value-type="float">
            <text:p>14 177</text:p>
          </table:table-cell>
          <table:table-cell table:style-name="ce7" table:formula="of:=[.D164]-[.D163]" office:value-type="float" office:value="268.853658259282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0/100*[.A165]" office:value-type="float" office:value="18.9" calcext:value-type="float">
            <text:p>18,9</text:p>
          </table:table-cell>
          <table:table-cell table:formula="of:=ASIN([.B165]/30)/PI()*180" office:value-type="float" office:value="39.0501225361535" calcext:value-type="float">
            <text:p>39,05</text:p>
          </table:table-cell>
          <table:table-cell table:formula="of:=[.C165]*66600/180" office:value-type="float" office:value="14448.5453383768" calcext:value-type="float">
            <text:p>14 449</text:p>
          </table:table-cell>
          <table:table-cell table:style-name="ce7" table:formula="of:=[.D165]-[.D164]" office:value-type="float" office:value="271.575583120471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0/100*[.A166]" office:value-type="float" office:value="19.2" calcext:value-type="float">
            <text:p>19,2</text:p>
          </table:table-cell>
          <table:table-cell table:formula="of:=ASIN([.B166]/30)/PI()*180" office:value-type="float" office:value="39.7918194995572" calcext:value-type="float">
            <text:p>39,79</text:p>
          </table:table-cell>
          <table:table-cell table:formula="of:=[.C166]*66600/180" office:value-type="float" office:value="14722.9732148362" calcext:value-type="float">
            <text:p>14 723</text:p>
          </table:table-cell>
          <table:table-cell table:style-name="ce7" table:formula="of:=[.D166]-[.D165]" office:value-type="float" office:value="274.427876459386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30/100*[.A167]" office:value-type="float" office:value="19.5" calcext:value-type="float">
            <text:p>19,5</text:p>
          </table:table-cell>
          <table:table-cell table:formula="of:=ASIN([.B167]/30)/PI()*180" office:value-type="float" office:value="40.5416018735045" calcext:value-type="float">
            <text:p>40,54</text:p>
          </table:table-cell>
          <table:table-cell table:formula="of:=[.C167]*66600/180" office:value-type="float" office:value="15000.3926931967" calcext:value-type="float">
            <text:p>15 000</text:p>
          </table:table-cell>
          <table:table-cell table:style-name="ce7" table:formula="of:=[.D167]-[.D166]" office:value-type="float" office:value="277.419478360496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30/100*[.A168]" office:value-type="float" office:value="19.8" calcext:value-type="float">
            <text:p>19,8</text:p>
          </table:table-cell>
          <table:table-cell table:formula="of:=ASIN([.B168]/30)/PI()*180" office:value-type="float" office:value="41.2998727917059" calcext:value-type="float">
            <text:p>41,30</text:p>
          </table:table-cell>
          <table:table-cell table:formula="of:=[.C168]*66600/180" office:value-type="float" office:value="15280.9529329312" calcext:value-type="float">
            <text:p>15 281</text:p>
          </table:table-cell>
          <table:table-cell table:style-name="ce7" table:formula="of:=[.D168]-[.D167]" office:value-type="float" office:value="280.560239734496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30/100*[.A169]" office:value-type="float" office:value="20.1" calcext:value-type="float">
            <text:p>20,1</text:p>
          </table:table-cell>
          <table:table-cell table:formula="of:=ASIN([.B169]/30)/PI()*180" office:value-type="float" office:value="42.0670648024952" calcext:value-type="float">
            <text:p>42,07</text:p>
          </table:table-cell>
          <table:table-cell table:formula="of:=[.C169]*66600/180" office:value-type="float" office:value="15564.8139769232" calcext:value-type="float">
            <text:p>15 565</text:p>
          </table:table-cell>
          <table:table-cell table:style-name="ce7" table:formula="of:=[.D169]-[.D168]" office:value-type="float" office:value="283.861043992041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30/100*[.A170]" office:value-type="float" office:value="20.4" calcext:value-type="float">
            <text:p>20,4</text:p>
          </table:table-cell>
          <table:table-cell table:formula="of:=ASIN([.B170]/30)/PI()*180" office:value-type="float" office:value="42.8436430435963" calcext:value-type="float">
            <text:p>42,84</text:p>
          </table:table-cell>
          <table:table-cell table:formula="of:=[.C170]*66600/180" office:value-type="float" office:value="15852.1479261306" calcext:value-type="float">
            <text:p>15 852</text:p>
          </table:table-cell>
          <table:table-cell table:style-name="ce7" table:formula="of:=[.D170]-[.D169]" office:value-type="float" office:value="287.333949207434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30/100*[.A171]" office:value-type="float" office:value="20.7" calcext:value-type="float">
            <text:p>20,7</text:p>
          </table:table-cell>
          <table:table-cell table:formula="of:=ASIN([.B171]/30)/PI()*180" office:value-type="float" office:value="43.6301088678543" calcext:value-type="float">
            <text:p>43,63</text:p>
          </table:table-cell>
          <table:table-cell table:formula="of:=[.C171]*66600/180" office:value-type="float" office:value="16143.1402811061" calcext:value-type="float">
            <text:p>16 143</text:p>
          </table:table-cell>
          <table:table-cell table:style-name="ce7" table:formula="of:=[.D171]-[.D170]" office:value-type="float" office:value="290.992354975448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30/100*[.A172]" office:value-type="float" office:value="21" calcext:value-type="float">
            <text:p>21,0</text:p>
          </table:table-cell>
          <table:table-cell table:formula="of:=ASIN([.B172]/30)/PI()*180" office:value-type="float" office:value="44.4270040008057" calcext:value-type="float">
            <text:p>44,43</text:p>
          </table:table-cell>
          <table:table-cell table:formula="of:=[.C172]*66600/180" office:value-type="float" office:value="16437.9914802981" calcext:value-type="float">
            <text:p>16 438</text:p>
          </table:table-cell>
          <table:table-cell table:style-name="ce7" table:formula="of:=[.D172]-[.D171]" office:value-type="float" office:value="294.851199192019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30/100*[.A173]" office:value-type="float" office:value="21.3" calcext:value-type="float">
            <text:p>21,3</text:p>
          </table:table-cell>
          <table:table-cell table:formula="of:=ASIN([.B173]/30)/PI()*180" office:value-type="float" office:value="45.2349153286716" calcext:value-type="float">
            <text:p>45,23</text:p>
          </table:table-cell>
          <table:table-cell table:formula="of:=[.C173]*66600/180" office:value-type="float" office:value="16736.9186716085" calcext:value-type="float">
            <text:p>16 737</text:p>
          </table:table-cell>
          <table:table-cell table:style-name="ce7" table:formula="of:=[.D173]-[.D172]" office:value-type="float" office:value="298.927191310377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30/100*[.A174]" office:value-type="float" office:value="21.6" calcext:value-type="float">
            <text:p>21,6</text:p>
          </table:table-cell>
          <table:table-cell table:formula="of:=ASIN([.B174]/30)/PI()*180" office:value-type="float" office:value="46.0544804376912" calcext:value-type="float">
            <text:p>46,05</text:p>
          </table:table-cell>
          <table:table-cell table:formula="of:=[.C174]*66600/180" office:value-type="float" office:value="17040.1577619457" calcext:value-type="float">
            <text:p>17 040</text:p>
          </table:table-cell>
          <table:table-cell table:style-name="ce7" table:formula="of:=[.D174]-[.D173]" office:value-type="float" office:value="303.23909033724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30/100*[.A175]" office:value-type="float" office:value="21.9" calcext:value-type="float">
            <text:p>21,9</text:p>
          </table:table-cell>
          <table:table-cell table:formula="of:=ASIN([.B175]/30)/PI()*180" office:value-type="float" office:value="46.8863940541013" calcext:value-type="float">
            <text:p>46,89</text:p>
          </table:table-cell>
          <table:table-cell table:formula="of:=[.C175]*66600/180" office:value-type="float" office:value="17347.9658000175" calcext:value-type="float">
            <text:p>17 348</text:p>
          </table:table-cell>
          <table:table-cell table:style-name="ce7" table:formula="of:=[.D175]-[.D174]" office:value-type="float" office:value="307.808038071744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30/100*[.A176]" office:value-type="float" office:value="22.2" calcext:value-type="float">
            <text:p>22,2</text:p>
          </table:table-cell>
          <table:table-cell table:formula="of:=ASIN([.B176]/30)/PI()*180" office:value-type="float" office:value="47.7314155704275" calcext:value-type="float">
            <text:p>47,73</text:p>
          </table:table-cell>
          <table:table-cell table:formula="of:=[.C176]*66600/180" office:value-type="float" office:value="17660.6237610582" calcext:value-type="float">
            <text:p>17 661</text:p>
          </table:table-cell>
          <table:table-cell table:style-name="ce7" table:formula="of:=[.D176]-[.D175]" office:value-type="float" office:value="312.6579610407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0/100*[.A177]" office:value-type="float" office:value="22.5" calcext:value-type="float">
            <text:p>22,5</text:p>
          </table:table-cell>
          <table:table-cell table:formula="of:=ASIN([.B177]/30)/PI()*180" office:value-type="float" office:value="48.5903778907291" calcext:value-type="float">
            <text:p>48,59</text:p>
          </table:table-cell>
          <table:table-cell table:formula="of:=[.C177]*66600/180" office:value-type="float" office:value="17978.4398195698" calcext:value-type="float">
            <text:p>17 978</text:p>
          </table:table-cell>
          <table:table-cell table:style-name="ce7" table:formula="of:=[.D177]-[.D176]" office:value-type="float" office:value="317.816058511595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30/100*[.A178]" office:value-type="float" office:value="22.8" calcext:value-type="float">
            <text:p>22,8</text:p>
          </table:table-cell>
          <table:table-cell table:formula="of:=ASIN([.B178]/30)/PI()*180" office:value-type="float" office:value="49.4641978886834" calcext:value-type="float">
            <text:p>49,46</text:p>
          </table:table-cell>
          <table:table-cell table:formula="of:=[.C178]*66600/180" office:value-type="float" office:value="18301.7532188129" calcext:value-type="float">
            <text:p>18 302</text:p>
          </table:table-cell>
          <table:table-cell table:style-name="ce7" table:formula="of:=[.D178]-[.D177]" office:value-type="float" office:value="323.313399243088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30/100*[.A179]" office:value-type="float" office:value="23.1" calcext:value-type="float">
            <text:p>23,1</text:p>
          </table:table-cell>
          <table:table-cell table:formula="of:=ASIN([.B179]/30)/PI()*180" office:value-type="float" office:value="50.3538888530263" calcext:value-type="float">
            <text:p>50,35</text:p>
          </table:table-cell>
          <table:table-cell table:formula="of:=[.C179]*66600/180" office:value-type="float" office:value="18630.9388756197" calcext:value-type="float">
            <text:p>18 631</text:p>
          </table:table-cell>
          <table:table-cell table:style-name="ce7" table:formula="of:=[.D179]-[.D178]" office:value-type="float" office:value="329.185656806851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30/100*[.A180]" office:value-type="float" office:value="23.4" calcext:value-type="float">
            <text:p>23,4</text:p>
          </table:table-cell>
          <table:table-cell table:formula="of:=ASIN([.B180]/30)/PI()*180" office:value-type="float" office:value="51.2605754021443" calcext:value-type="float">
            <text:p>51,26</text:p>
          </table:table-cell>
          <table:table-cell table:formula="of:=[.C180]*66600/180" office:value-type="float" office:value="18966.4128987934" calcext:value-type="float">
            <text:p>18 966</text:p>
          </table:table-cell>
          <table:table-cell table:style-name="ce7" table:formula="of:=[.D180]-[.D179]" office:value-type="float" office:value="335.474023173687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30/100*[.A181]" office:value-type="float" office:value="23.7" calcext:value-type="float">
            <text:p>23,7</text:p>
          </table:table-cell>
          <table:table-cell table:formula="of:=ASIN([.B181]/30)/PI()*180" office:value-type="float" office:value="52.1855114939858" calcext:value-type="float">
            <text:p>52,19</text:p>
          </table:table-cell>
          <table:table-cell table:formula="of:=[.C181]*66600/180" office:value-type="float" office:value="19308.6392527748" calcext:value-type="float">
            <text:p>19 309</text:p>
          </table:table-cell>
          <table:table-cell table:style-name="ce7" table:formula="of:=[.D181]-[.D180]" office:value-type="float" office:value="342.226353981354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30/100*[.A182]" office:value-type="float" office:value="24" calcext:value-type="float">
            <text:p>24,0</text:p>
          </table:table-cell>
          <table:table-cell table:formula="of:=ASIN([.B182]/30)/PI()*180" office:value-type="float" office:value="53.130102354156" calcext:value-type="float">
            <text:p>53,13</text:p>
          </table:table-cell>
          <table:table-cell table:formula="of:=[.C182]*66600/180" office:value-type="float" office:value="19658.1378710377" calcext:value-type="float">
            <text:p>19 658</text:p>
          </table:table-cell>
          <table:table-cell table:style-name="ce7" table:formula="of:=[.D182]-[.D181]" office:value-type="float" office:value="349.498618262955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30/100*[.A183]" office:value-type="float" office:value="24.3" calcext:value-type="float">
            <text:p>24,3</text:p>
          </table:table-cell>
          <table:table-cell table:formula="of:=ASIN([.B183]/30)/PI()*180" office:value-type="float" office:value="54.0959314166828" calcext:value-type="float">
            <text:p>54,10</text:p>
          </table:table-cell>
          <table:table-cell table:formula="of:=[.C183]*66600/180" office:value-type="float" office:value="20015.4946241727" calcext:value-type="float">
            <text:p>20 015</text:p>
          </table:table-cell>
          <table:table-cell table:style-name="ce7" table:formula="of:=[.D183]-[.D182]" office:value-type="float" office:value="357.356753134936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30/100*[.A184]" office:value-type="float" office:value="24.6" calcext:value-type="float">
            <text:p>24,6</text:p>
          </table:table-cell>
          <table:table-cell table:formula="of:=ASIN([.B184]/30)/PI()*180" office:value-type="float" office:value="55.0847937525558" calcext:value-type="float">
            <text:p>55,08</text:p>
          </table:table-cell>
          <table:table-cell table:formula="of:=[.C184]*66600/180" office:value-type="float" office:value="20381.3736884456" calcext:value-type="float">
            <text:p>20 381</text:p>
          </table:table-cell>
          <table:table-cell table:style-name="ce7" table:formula="of:=[.D184]-[.D183]" office:value-type="float" office:value="365.879064272995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30/100*[.A185]" office:value-type="float" office:value="24.9" calcext:value-type="float">
            <text:p>24,9</text:p>
          </table:table-cell>
          <table:table-cell table:formula="of:=ASIN([.B185]/30)/PI()*180" office:value-type="float" office:value="56.0987380031337" calcext:value-type="float">
            <text:p>56,10</text:p>
          </table:table-cell>
          <table:table-cell table:formula="of:=[.C185]*66600/180" office:value-type="float" office:value="20756.5330611595" calcext:value-type="float">
            <text:p>20 757</text:p>
          </table:table-cell>
          <table:table-cell table:style-name="ce7" table:formula="of:=[.D185]-[.D184]" office:value-type="float" office:value="375.159372713828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30/100*[.A186]" office:value-type="float" office:value="25.2" calcext:value-type="float">
            <text:p>25,2</text:p>
          </table:table-cell>
          <table:table-cell table:formula="of:=ASIN([.B186]/30)/PI()*180" office:value-type="float" office:value="57.1401196211109" calcext:value-type="float">
            <text:p>57,14</text:p>
          </table:table-cell>
          <table:table-cell table:formula="of:=[.C186]*66600/180" office:value-type="float" office:value="21141.844259811" calcext:value-type="float">
            <text:p>21 142</text:p>
          </table:table-cell>
          <table:table-cell table:style-name="ce7" table:formula="of:=[.D186]-[.D185]" office:value-type="float" office:value="385.311198651554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30/100*[.A187]" office:value-type="float" office:value="25.5" calcext:value-type="float">
            <text:p>25,5</text:p>
          </table:table-cell>
          <table:table-cell table:formula="of:=ASIN([.B187]/30)/PI()*180" office:value-type="float" office:value="58.2116693829484" calcext:value-type="float">
            <text:p>58,21</text:p>
          </table:table-cell>
          <table:table-cell table:formula="of:=[.C187]*66600/180" office:value-type="float" office:value="21538.3176716909" calcext:value-type="float">
            <text:p>21 538</text:p>
          </table:table-cell>
          <table:table-cell table:style-name="ce7" table:formula="of:=[.D187]-[.D186]" office:value-type="float" office:value="396.47341187987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30/100*[.A188]" office:value-type="float" office:value="25.8" calcext:value-type="float">
            <text:p>25,8</text:p>
          </table:table-cell>
          <table:table-cell table:formula="of:=ASIN([.B188]/30)/PI()*180" office:value-type="float" office:value="59.3165828910242" calcext:value-type="float">
            <text:p>59,32</text:p>
          </table:table-cell>
          <table:table-cell table:formula="of:=[.C188]*66600/180" office:value-type="float" office:value="21947.1356696789" calcext:value-type="float">
            <text:p>21 947</text:p>
          </table:table-cell>
          <table:table-cell table:style-name="ce7" table:formula="of:=[.D188]-[.D187]" office:value-type="float" office:value="408.817997988048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30/100*[.A189]" office:value-type="float" office:value="26.1" calcext:value-type="float">
            <text:p>26,1</text:p>
          </table:table-cell>
          <table:table-cell table:formula="of:=ASIN([.B189]/30)/PI()*180" office:value-type="float" office:value="60.4586394998572" calcext:value-type="float">
            <text:p>60,46</text:p>
          </table:table-cell>
          <table:table-cell table:formula="of:=[.C189]*66600/180" office:value-type="float" office:value="22369.6966149472" calcext:value-type="float">
            <text:p>22 370</text:p>
          </table:table-cell>
          <table:table-cell table:style-name="ce7" table:formula="of:=[.D189]-[.D188]" office:value-type="float" office:value="422.560945268218" calcext:value-type="float">
            <text:p>42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30/100*[.A190]" office:value-type="float" office:value="26.4" calcext:value-type="float">
            <text:p>26,4</text:p>
          </table:table-cell>
          <table:table-cell table:formula="of:=ASIN([.B190]/30)/PI()*180" office:value-type="float" office:value="61.642363423672" calcext:value-type="float">
            <text:p>61,64</text:p>
          </table:table-cell>
          <table:table-cell table:formula="of:=[.C190]*66600/180" office:value-type="float" office:value="22807.6744667586" calcext:value-type="float">
            <text:p>22 808</text:p>
          </table:table-cell>
          <table:table-cell table:style-name="ce7" table:formula="of:=[.D190]-[.D189]" office:value-type="float" office:value="437.9778518114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30/100*[.A191]" office:value-type="float" office:value="26.7" calcext:value-type="float">
            <text:p>26,7</text:p>
          </table:table-cell>
          <table:table-cell table:formula="of:=ASIN([.B191]/30)/PI()*180" office:value-type="float" office:value="62.873246882726" calcext:value-type="float">
            <text:p>62,87</text:p>
          </table:table-cell>
          <table:table-cell table:formula="of:=[.C191]*66600/180" office:value-type="float" office:value="23263.1013466086" calcext:value-type="float">
            <text:p>23 263</text:p>
          </table:table-cell>
          <table:table-cell table:style-name="ce7" table:formula="of:=[.D191]-[.D190]" office:value-type="float" office:value="455.426879849987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30/100*[.A192]" office:value-type="float" office:value="27" calcext:value-type="float">
            <text:p>27,0</text:p>
          </table:table-cell>
          <table:table-cell table:formula="of:=ASIN([.B192]/30)/PI()*180" office:value-type="float" office:value="64.1580672368329" calcext:value-type="float">
            <text:p>64,16</text:p>
          </table:table-cell>
          <table:table-cell table:formula="of:=[.C192]*66600/180" office:value-type="float" office:value="23738.4848776282" calcext:value-type="float">
            <text:p>23 738</text:p>
          </table:table-cell>
          <table:table-cell table:style-name="ce7" table:formula="of:=[.D192]-[.D191]" office:value-type="float" office:value="475.383531019528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30/100*[.A193]" office:value-type="float" office:value="27.3" calcext:value-type="float">
            <text:p>27,3</text:p>
          </table:table-cell>
          <table:table-cell table:formula="of:=ASIN([.B193]/30)/PI()*180" office:value-type="float" office:value="65.5053515285803" calcext:value-type="float">
            <text:p>65,51</text:p>
          </table:table-cell>
          <table:table-cell table:formula="of:=[.C193]*66600/180" office:value-type="float" office:value="24236.9800655747" calcext:value-type="float">
            <text:p>24 237</text:p>
          </table:table-cell>
          <table:table-cell table:style-name="ce7" table:formula="of:=[.D193]-[.D192]" office:value-type="float" office:value="498.495187946559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30/100*[.A194]" office:value-type="float" office:value="27.6" calcext:value-type="float">
            <text:p>27,6</text:p>
          </table:table-cell>
          <table:table-cell table:formula="of:=ASIN([.B194]/30)/PI()*180" office:value-type="float" office:value="66.926081934369" calcext:value-type="float">
            <text:p>66,93</text:p>
          </table:table-cell>
          <table:table-cell table:formula="of:=[.C194]*66600/180" office:value-type="float" office:value="24762.6503157165" calcext:value-type="float">
            <text:p>24 763</text:p>
          </table:table-cell>
          <table:table-cell table:style-name="ce7" table:formula="of:=[.D194]-[.D193]" office:value-type="float" office:value="525.670250141815" calcext:value-type="float">
            <text:p>52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30/100*[.A195]" office:value-type="float" office:value="27.9" calcext:value-type="float">
            <text:p>27,9</text:p>
          </table:table-cell>
          <table:table-cell table:formula="of:=ASIN([.B195]/30)/PI()*180" office:value-type="float" office:value="68.4348149847573" calcext:value-type="float">
            <text:p>68,43</text:p>
          </table:table-cell>
          <table:table-cell table:formula="of:=[.C195]*66600/180" office:value-type="float" office:value="25320.8815443602" calcext:value-type="float">
            <text:p>25 321</text:p>
          </table:table-cell>
          <table:table-cell table:style-name="ce7" table:formula="of:=[.D195]-[.D194]" office:value-type="float" office:value="558.23122864366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30/100*[.A196]" office:value-type="float" office:value="28.2" calcext:value-type="float">
            <text:p>28,2</text:p>
          </table:table-cell>
          <table:table-cell table:formula="of:=ASIN([.B196]/30)/PI()*180" office:value-type="float" office:value="70.0515564111973" calcext:value-type="float">
            <text:p>70,05</text:p>
          </table:table-cell>
          <table:table-cell table:formula="of:=[.C196]*66600/180" office:value-type="float" office:value="25919.075872143" calcext:value-type="float">
            <text:p>25 919</text:p>
          </table:table-cell>
          <table:table-cell table:style-name="ce7" table:formula="of:=[.D196]-[.D195]" office:value-type="float" office:value="598.194327782796" calcext:value-type="float">
            <text:p>59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30/100*[.A197]" office:value-type="float" office:value="28.5" calcext:value-type="float">
            <text:p>28,5</text:p>
          </table:table-cell>
          <table:table-cell table:formula="of:=ASIN([.B197]/30)/PI()*180" office:value-type="float" office:value="71.8051276612332" calcext:value-type="float">
            <text:p>71,81</text:p>
          </table:table-cell>
          <table:table-cell table:formula="of:=[.C197]*66600/180" office:value-type="float" office:value="26567.8972346563" calcext:value-type="float">
            <text:p>26 568</text:p>
          </table:table-cell>
          <table:table-cell table:style-name="ce7" table:formula="of:=[.D197]-[.D196]" office:value-type="float" office:value="648.821362513289" calcext:value-type="float">
            <text:p>64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30/100*[.A198]" office:value-type="float" office:value="28.8" calcext:value-type="float">
            <text:p>28,8</text:p>
          </table:table-cell>
          <table:table-cell table:formula="of:=ASIN([.B198]/30)/PI()*180" office:value-type="float" office:value="73.739795291688" calcext:value-type="float">
            <text:p>73,74</text:p>
          </table:table-cell>
          <table:table-cell table:formula="of:=[.C198]*66600/180" office:value-type="float" office:value="27283.7242579246" calcext:value-type="float">
            <text:p>27 284</text:p>
          </table:table-cell>
          <table:table-cell table:style-name="ce7" table:formula="of:=[.D198]-[.D197]" office:value-type="float" office:value="715.827023268281" calcext:value-type="float">
            <text:p>71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30/100*[.A199]" office:value-type="float" office:value="29.1" calcext:value-type="float">
            <text:p>29,1</text:p>
          </table:table-cell>
          <table:table-cell table:formula="of:=ASIN([.B199]/30)/PI()*180" office:value-type="float" office:value="75.9301322524279" calcext:value-type="float">
            <text:p>75,93</text:p>
          </table:table-cell>
          <table:table-cell table:formula="of:=[.C199]*66600/180" office:value-type="float" office:value="28094.1489333983" calcext:value-type="float">
            <text:p>28 094</text:p>
          </table:table-cell>
          <table:table-cell table:style-name="ce7" table:formula="of:=[.D199]-[.D198]" office:value-type="float" office:value="810.424675473747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30/100*[.A200]" office:value-type="float" office:value="29.4" calcext:value-type="float">
            <text:p>29,4</text:p>
          </table:table-cell>
          <table:table-cell table:formula="of:=ASIN([.B200]/30)/PI()*180" office:value-type="float" office:value="78.5216590454664" calcext:value-type="float">
            <text:p>78,52</text:p>
          </table:table-cell>
          <table:table-cell table:formula="of:=[.C200]*66600/180" office:value-type="float" office:value="29053.0138468226" calcext:value-type="float">
            <text:p>29 053</text:p>
          </table:table-cell>
          <table:table-cell table:style-name="ce7" table:formula="of:=[.D200]-[.D199]" office:value-type="float" office:value="958.864913424259" calcext:value-type="float">
            <text:p>95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30/100*[.A201]" office:value-type="float" office:value="29.7" calcext:value-type="float">
            <text:p>29,7</text:p>
          </table:table-cell>
          <table:table-cell table:formula="of:=ASIN([.B201]/30)/PI()*180" office:value-type="float" office:value="81.8903855440058" calcext:value-type="float">
            <text:p>81,89</text:p>
          </table:table-cell>
          <table:table-cell table:formula="of:=[.C201]*66600/180" office:value-type="float" office:value="30299.4426512822" calcext:value-type="float">
            <text:p>30 299</text:p>
          </table:table-cell>
          <table:table-cell table:style-name="ce7" table:formula="of:=[.D201]-[.D200]" office:value-type="float" office:value="1246.42880445958" calcext:value-type="float">
            <text:p>1 246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30/100*[.A202]" office:value-type="float" office:value="30" calcext:value-type="float">
            <text:p>30,0</text:p>
          </table:table-cell>
          <table:table-cell table:formula="of:=ASIN([.B202]/30)/PI()*180" office:value-type="float" office:value="90" calcext:value-type="float">
            <text:p>90,00</text:p>
          </table:table-cell>
          <table:table-cell table:formula="of:=[.C202]*66600/180" office:value-type="float" office:value="33300" calcext:value-type="float">
            <text:p>33 300</text:p>
          </table:table-cell>
          <table:table-cell table:style-name="ce7" table:formula="of:=[.D202]-[.D201]" office:value-type="float" office:value="3000.55734871785" calcext:value-type="float">
            <text:p>3 001</text:p>
          </table:table-cell>
          <table:table-cell table:number-columns-repeated="1019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5:33:35.937000000</meta:creation-date>
    <dc:date>2016-01-10T16:39:19.736000000</dc:date>
    <meta:editing-duration>PT14M24S</meta:editing-duration>
    <meta:editing-cycles>1</meta:editing-cycles>
    <meta:generator>LibreOffice/5.1.0.1$Windows_x86 LibreOffice_project/bcace328aabc4c8c10b56daa87da0a2ee6579b5a</meta:generator>
    <meta:document-statistic meta:table-count="1" meta:cell-count="1518" meta:object-count="0"/>
  </office:meta>
</office:document-meta>
</file>